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26.56pt"/>
    </style:style>
    <style:style style:name="co4" style:family="table-column">
      <style:table-column-properties fo:break-before="auto" style:column-width="16.55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49.04pt"/>
    </style:style>
    <style:style style:name="co7" style:family="table-column">
      <style:table-column-properties fo:break-before="auto" style:column-width="54.45pt"/>
    </style:style>
    <style:style style:name="co8" style:family="table-column">
      <style:table-column-properties fo:break-before="auto" style:column-width="51.1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9.35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0.26pt"/>
    </style:style>
    <style:style style:name="co16" style:family="table-column">
      <style:table-column-properties fo:break-before="auto" style:column-width="16.5pt"/>
    </style:style>
    <style:style style:name="co17" style:family="table-column">
      <style:table-column-properties fo:break-before="auto" style:column-width="56.35pt"/>
    </style:style>
    <style:style style:name="co18" style:family="table-column">
      <style:table-column-properties fo:break-before="auto" style:column-width="72.91pt"/>
    </style:style>
    <style:style style:name="co19" style:family="table-column">
      <style:table-column-properties fo:break-before="auto" style:column-width="55.3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60.01pt"/>
    </style:style>
    <style:style style:name="co22" style:family="table-column">
      <style:table-column-properties fo:break-before="auto" style:column-width="57.26pt"/>
    </style:style>
    <style:style style:name="co23" style:family="table-column">
      <style:table-column-properties fo:break-before="auto" style:column-width="27.95pt"/>
    </style:style>
    <style:style style:name="co24" style:family="table-column">
      <style:table-column-properties fo:break-before="auto" style:column-width="66.39pt"/>
    </style:style>
    <style:style style:name="co25" style:family="table-column">
      <style:table-column-properties fo:break-before="auto" style:column-width="26.05pt"/>
    </style:style>
    <style:style style:name="co26" style:family="table-column">
      <style:table-column-properties fo:break-before="auto" style:column-width="15.9pt"/>
    </style:style>
    <style:style style:name="co27" style:family="table-column">
      <style:table-column-properties fo:break-before="auto" style:column-width="21.54pt"/>
    </style:style>
    <style:style style:name="co28" style:family="table-column">
      <style:table-column-properties fo:break-before="auto" style:column-width="16.1pt"/>
    </style:style>
    <style:style style:name="co29" style:family="table-column">
      <style:table-column-properties fo:break-before="auto" style:column-width="18.11pt"/>
    </style:style>
    <style:style style:name="co30" style:family="table-column">
      <style:table-column-properties fo:break-before="auto" style:column-width="11.45pt"/>
    </style:style>
    <style:style style:name="co31" style:family="table-column">
      <style:table-column-properties fo:break-before="auto" style:column-width="12.05pt"/>
    </style:style>
    <style:style style:name="co32" style:family="table-column">
      <style:table-column-properties fo:break-before="auto" style:column-width="106.95pt"/>
    </style:style>
    <style:style style:name="co33" style:family="table-column">
      <style:table-column-properties fo:break-before="auto" style:column-width="42.89pt"/>
    </style:style>
    <style:style style:name="co34" style:family="table-column">
      <style:table-column-properties fo:break-before="auto" style:column-width="51.56pt"/>
    </style:style>
    <style:style style:name="co35" style:family="table-column">
      <style:table-column-properties fo:break-before="auto" style:column-width="48.76pt"/>
    </style:style>
    <style:style style:name="ro1" style:family="table-row">
      <style:table-row-properties style:row-height="3.6pt" fo:break-before="auto" style:use-optimal-row-height="false"/>
    </style:style>
    <style:style style:name="ro2" style:family="table-row">
      <style:table-row-properties style:row-height="23.5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6.75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3.1pt" fo:break-before="auto" style:use-optimal-row-height="false"/>
    </style:style>
    <style:style style:name="ro8" style:family="table-row">
      <style:table-row-properties style:row-height="27.95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12.39pt" fo:break-before="auto" style:use-optimal-row-height="false"/>
    </style:style>
    <style:style style:name="ro11" style:family="table-row">
      <style:table-row-properties style:row-height="13.04pt" fo:break-before="auto" style:use-optimal-row-height="false"/>
    </style:style>
    <style:style style:name="ro12" style:family="table-row">
      <style:table-row-properties style:row-height="21.94pt" fo:break-before="auto" style:use-optimal-row-height="false"/>
    </style:style>
    <style:style style:name="ro13" style:family="table-row">
      <style:table-row-properties style:row-height="7.54pt" fo:break-before="auto" style:use-optimal-row-height="false"/>
    </style:style>
    <style:style style:name="ro14" style:family="table-row">
      <style:table-row-properties style:row-height="6.86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6.5pt" fo:break-before="auto" style:use-optimal-row-height="true"/>
    </style:style>
    <style:style style:name="ro17" style:family="table-row">
      <style:table-row-properties style:row-height="15.11pt" fo:break-before="auto" style:use-optimal-row-height="true"/>
    </style:style>
    <style:style style:name="ro18" style:family="table-row">
      <style:table-row-properties style:row-height="14.29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6" style:family="table-cell" style:parent-style-name="Default" style:data-style-name="N0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38" style:family="table-cell" style:parent-style-name="Default" style:data-style-name="N0">
      <style:table-cell-properties fo:background-color="#ffd966" style:text-align-source="fix" style:repeat-content="false" fo:border="none" style:rotation-angle="90" style:vertical-align="middle"/>
      <style:paragraph-properties fo:text-align="center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11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bf580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pt"/>
      <style:text-properties fo:color="#808080" fo:font-size="6pt" style:font-size-asian="6pt" style:font-size-complex="6pt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cell-protect="protected formula-hidden" style:print-content="true"/>
      <style:text-properties fo:color="#808080"/>
    </style:style>
    <style:style style:name="ce20" style:family="table-cell" style:parent-style-name="Default" style:data-style-name="N0">
      <style:table-cell-properties fo:wrap-option="wrap"/>
      <style:text-properties fo:color="#808080" fo:font-size="6pt" style:font-size-asian="6pt" style:font-size-complex="6pt"/>
    </style:style>
    <style:style style:name="ce23" style:family="table-cell" style:parent-style-name="Default" style:data-style-name="N2">
      <style:table-cell-properties style:cell-protect="protected formula-hidden" style:print-content="true"/>
      <style:text-properties fo:color="#808080"/>
    </style:style>
    <style:style style:name="ce25" style:family="table-cell" style:parent-style-name="Default" style:data-style-name="N0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2" style:family="table-cell" style:parent-style-name="Default" style:data-style-name="N0">
      <style:text-properties fo:color="#808080" fo:font-style="italic" style:font-style-asian="italic" style:font-style-complex="italic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6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center" fo:margin-left="0pt"/>
      <style:text-properties style:font-name="Arial Narrow" fo:font-weight="normal" style:font-name-asian="Arial Narrow" style:font-weight-asian="normal" style:font-name-complex="Arial Narrow" style:font-weight-complex="normal"/>
    </style:style>
    <style:style style:name="ce52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style:vertical-align="middle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0" style:family="table-cell" style:parent-style-name="Default" style:data-style-name="N0">
      <style:table-cell-properties fo:background-color="#ffd966" style:text-align-source="fix" style:repeat-content="false" fo:wrap-option="wrap" fo:padding-bottom="0.99pt" fo:padding-left="0.99pt" fo:padding-right="0pt" fo:padding-top="0.99pt" style:vertical-align="middle"/>
      <style:paragraph-properties fo:text-align="center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4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center" fo:margin-left="0pt"/>
      <style:text-properties fo:color="#274927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2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start" fo:margin-left="0pt"/>
      <style:text-properties fo:color="#bf5807" style:font-name="Arial Narrow" fo:font-size="12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ce34" style:family="table-cell" style:parent-style-name="Yüzde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" style:family="table-cell" style:parent-style-name="Default" style:data-style-name="N0">
      <style:table-cell-properties fo:background-color="#ffe699" style:text-align-source="fix" style:repeat-content="false" fo:wrap-option="wrap" fo:border="none" style:vertical-align="middle"/>
      <style:paragraph-properties fo:text-align="center" fo:margin-left="0pt"/>
      <style:text-properties fo:color="#595959" style:font-name="Arial Narrow" fo:font-size="9pt" fo:language="tr" fo:country="TR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40" style:family="table-cell" style:parent-style-name="Yüzde" style:data-style-name="N11">
      <style:table-cell-properties fo:background-color="#99cc99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1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style:font-name-asian="Arial" style:font-size-asian="16pt" style:font-name-complex="Arial" style:font-size-complex="16pt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 Narrow" style:font-name-asian="Arial Narrow" style:font-name-complex="Arial Narrow"/>
    </style:style>
    <style:style style:name="ce49" style:family="table-cell" style:parent-style-name="Yüzde" style:data-style-name="N11">
      <style:table-cell-properties fo:background-color="#cc9999" style:text-align-source="fix" style:repeat-content="false" style:vertical-align="automatic"/>
      <style:paragraph-properties fo:text-align="start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62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fe699" style:text-align-source="fix" style:repeat-content="false" fo:wrap-option="wrap" fo:border="none" style:vertical-align="middle"/>
      <style:paragraph-properties fo:text-align="start" fo:margin-left="0pt"/>
      <style:text-properties fo:color="#bf5807" style:font-name="Arial Narrow" fo:font-size="9.5pt" fo:font-weight="normal" style:font-name-asian="Arial Narrow" style:font-size-asian="9.5pt" style:font-weight-asian="normal" style:font-name-complex="Arial Narrow" style:font-size-complex="9.5pt" style:font-weight-complex="normal"/>
    </style:style>
    <style:style style:name="ce60" style:family="table-cell" style:parent-style-name="Default">
      <style:table-cell-properties fo:border-bottom="none" fo:background-color="#ffd966" style:text-align-source="fix" style:repeat-content="false" fo:wrap-option="wrap" fo:border-left="none" fo:padding-bottom="0.99pt" fo:padding-left="0.99pt" fo:padding-right="0pt" fo:padding-top="0.99pt" fo:border-right="none" fo:border-top="0.06pt solid #000000" style:vertical-align="middle"/>
      <style:paragraph-properties fo:text-align="start" fo:margin-left="0pt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94" style:family="table-cell" style:parent-style-name="Yüzde" style:data-style-name="N122">
      <style:table-cell-properties fo:background-color="#cc9999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7d3f3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49" style:family="table-cell" style:parent-style-name="Default" style:data-style-name="N0">
      <style:table-cell-properties fo:background-color="#ffd966" style:text-align-source="fix" style:repeat-content="false" fo:wrap-option="wrap" style:vertical-align="middle"/>
      <style:paragraph-properties fo:text-align="end" fo:margin-left="0pt"/>
      <style:text-properties fo:color="#000000" style:font-name="Arial Narrow" fo:font-weight="normal" style:font-name-asian="Arial Narrow" style:font-weight-asian="normal" style:font-name-complex="Arial Narrow" style:font-weight-complex="normal"/>
    </style:style>
    <style:style style:name="ce97" style:family="table-cell" style:parent-style-name="Yüzde" style:data-style-name="N122">
      <style:table-cell-properties fo:background-color="#99cc99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10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01" style:family="table-cell" style:parent-style-name="Default" style:data-style-name="N0">
      <style:table-cell-properties fo:background-color="#ffe699" style:text-align-source="fix" style:repeat-content="false" fo:wrap-option="no-wrap" fo:border="none" style:vertical-align="middle"/>
      <style:paragraph-properties fo:text-align="center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0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9" style:family="table-cell" style:parent-style-name="Default" style:data-style-name="N0">
      <style:table-cell-properties fo:border-bottom="0.06pt solid #000000" fo:background-color="#77cccc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pt"/>
      <style:text-properties fo:color="#117777" style:font-name="Arial Narrow1" fo:font-size="12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 fo:wrap-option="wrap" fo:padding-bottom="0.99pt" fo:padding-left="0.99pt" fo:padding-right="0pt" fo:padding-top="0.99pt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77" style:family="table-cell" style:parent-style-name="Yüzde" style:data-style-name="N11">
      <style:table-cell-properties fo:background-color="#cc9999" style:text-align-source="fix" style:repeat-content="false" fo:padding-bottom="0.99pt" fo:padding-left="0.99pt" fo:padding-right="0pt" fo:padding-top="0.99pt" style:vertical-align="automatic"/>
      <style:paragraph-properties fo:text-align="end" fo:margin-left="0pt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000000" style:font-name="Arial Narrow" style:font-name-asian="Arial Narrow" style:font-name-complex="Arial Narrow"/>
    </style:style>
    <style:style style:name="ce36" style:family="table-cell" style:parent-style-name="Yüzde" style:data-style-name="N11">
      <style:table-cell-properties fo:background-color="#99cc99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82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13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center" fo:margin-left="0pt"/>
      <style:text-properties style:font-name="Arial1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93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pt"/>
      <style:text-properties fo:color="#9847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90" style:family="table-cell" style:parent-style-name="Default" style:data-style-name="N0">
      <style:table-cell-properties fo:background-color="#fde9d9" fo:wrap-option="wrap" fo:border="none" style:vertical-align="automatic"/>
      <style:text-properties fo:color="#e26b0a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2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pt"/>
      <style:text-properties fo:color="#000000" style:font-name="Arial" fo:font-size="15.5pt" fo:font-weight="bold" style:font-name-asian="Arial" style:font-size-asian="15.5pt" style:font-weight-asian="bold" style:font-name-complex="Arial" style:font-size-complex="15.5pt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-bottom="none" fo:background-color="#cc9999" style:text-align-source="fix" style:repeat-content="false" fo:border-left="none" fo:border-right="2.01pt solid #000000" fo:border-top="0.06pt solid #000000" style:vertical-align="automatic"/>
      <style:paragraph-properties fo:text-align="center" fo:margin-left="0pt"/>
      <style:text-properties fo:color="#ffcccc" style:font-name="Arial Narrow" fo:font-size="12.5pt" fo:font-weight="normal" style:font-name-asian="Arial Narrow" style:font-size-asian="12.5pt" style:font-weight-asian="normal" style:font-name-complex="Arial Narrow" style:font-size-complex="12.5pt" style:font-weight-complex="normal"/>
    </style:style>
    <style:style style:name="ce127" style:family="table-cell" style:parent-style-name="Default" style:data-style-name="N0">
      <style:table-cell-properties fo:border-bottom="none" fo:background-color="#cc9999" style:cell-protect="protected formula-hidden" style:print-content="true" style:text-align-source="fix" style:repeat-content="false" fo:border-left="none" fo:border-right="2.01pt solid #000000" fo:border-top="none" style:vertical-align="top"/>
      <style:paragraph-properties fo:text-align="center" fo:margin-left="0pt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1" style:family="table-cell" style:parent-style-name="Default">
      <style:table-cell-properties fo:border-bottom="none" fo:background-color="#99cc99" style:text-align-source="fix" style:repeat-content="false" fo:border-left="none" fo:border-right="2.01pt solid #000000" fo:border-top="none" style:vertical-align="automatic"/>
      <style:paragraph-properties fo:text-align="center" fo:margin-left="0pt"/>
      <style:text-properties fo:color="#ccffcc" style:font-name="Arial Narrow1" fo:font-size="12.5pt" fo:font-weight="bold" style:font-name-asian="Arial Narrow" style:font-size-asian="12.5pt" style:font-weight-asian="bold" style:font-name-complex="Arial Narrow" style:font-size-complex="12.5pt" style:font-weight-complex="bold"/>
    </style:style>
    <style:style style:name="ce133" style:family="table-cell" style:parent-style-name="Default" style:data-style-name="N0">
      <style:table-cell-properties fo:background-color="#99cc99" style:cell-protect="protected formula-hidden" style:print-content="true" style:text-align-source="fix" style:repeat-content="false" fo:border="none" style:vertical-align="top"/>
      <style:paragraph-properties fo:text-align="center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6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0066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45" style:family="table-cell" style:parent-style-name="Default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automatic"/>
      <style:paragraph-properties fo:text-align="center" fo:margin-left="0pt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  <style:map style:condition="cell-content()&gt;=0.95*ACC" style:apply-style-name="Erronous" style:base-cell-address="'Performance Instruments'.H12"/>
    </style:style>
    <style:style style:name="ce146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114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center" fo:margin-left="0pt"/>
      <style:text-properties fo:color="#cc9999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48" style:family="table-cell" style:parent-style-name="Yüzde" style:data-style-name="N125">
      <style:table-cell-properties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center" fo:margin-left="0pt"/>
      <style:text-properties style:use-window-font-color="true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0" style:family="table-cell" style:parent-style-name="Default" style:data-style-name="N0">
      <style:table-cell-properties fo:border-bottom="0.06pt solid #000000" fo:background-color="#77cccc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117777" style:font-name="Arial Narrow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4pt" style:font-name-asian="Arial Narrow" style:font-size-asian="14pt" style:font-name-complex="Arial Narrow" style:font-size-complex="14pt"/>
    </style:style>
    <style:style style:name="ce530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2.75pt solid #000000" style:vertical-align="automatic"/>
      <style:paragraph-properties fo:text-align="start" fo:margin-left="0pt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fo:color="#da9694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2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top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99pt" fo:padding-left="0.99pt" fo:padding-right="0pt" fo:padding-top="0.99pt" fo:border-right="none" fo:border-top="none" style:vertical-align="bottom"/>
      <style:paragraph-properties fo:text-align="center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3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5" style:family="table-cell" style:parent-style-name="Default" style:data-style-name="N0">
      <style:table-cell-properties fo:border-bottom="2.75pt solid #000000" fo:background-color="#a6a6a6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595959" style:font-name="Arial Black" fo:font-size="8pt" style:font-name-asian="Arial Black" style:font-size-asian="8pt" style:font-name-complex="Arial Black" style:font-size-complex="8pt"/>
    </style:style>
    <style:style style:name="ce63" style:family="table-cell" style:parent-style-name="Yüzde" style:data-style-name="N1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129" style:family="table-cell" style:parent-style-name="Default" style:data-style-name="N0">
      <style:table-cell-properties fo:background-color="#d9d9d9" style:text-align-source="fix" style:repeat-content="false" fo:border="none" style:vertical-align="middle"/>
      <style:paragraph-properties fo:text-align="end" fo:margin-left="0pt"/>
      <style:text-properties fo:color="#9900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538" style:family="table-cell" style:parent-style-name="Default" style:data-style-name="N0">
      <style:table-cell-properties fo:background-color="#990000" style:text-align-source="fix" style:repeat-content="false" fo:wrap-option="wrap" style:vertical-align="automatic"/>
      <style:paragraph-properties fo:text-align="center" fo:margin-left="0pt"/>
      <style:text-properties fo:color="#ff5050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62" style:family="table-cell" style:parent-style-name="Default" style:data-style-name="N0">
      <style:table-cell-properties fo:background-color="#9900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ff5050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59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541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165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cc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66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274927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385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8.5pt" style:font-name-asian="Arial Narrow" style:font-size-asian="8.5pt" style:font-name-complex="Arial Narrow" style:font-size-complex="8.5pt"/>
    </style:style>
    <style:style style:name="ce72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51" style:family="table-cell" style:parent-style-name="Default" style:data-style-name="N0">
      <style:table-cell-properties fo:background-color="#999966" style:text-align-source="fix" style:repeat-content="false" fo:border="none" style:vertical-align="middle"/>
      <style:paragraph-properties fo:text-align="end" fo:margin-left="0pt"/>
      <style:text-properties fo:color="#4241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171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style:vertical-align="top"/>
      <style:paragraph-properties fo:text-align="center"/>
      <style:text-properties fo:font-size="9.5pt" style:font-size-asian="9.5pt" style:font-size-complex="9.5pt"/>
    </style:style>
    <style:style style:name="ce172" style:family="table-cell" style:parent-style-name="Yüzde" style:data-style-name="N11">
      <style:table-cell-properties style:cell-protect="protected formula-hidden" style:print-content="true" style:text-align-source="fix" style:repeat-content="false" style:vertical-align="automatic"/>
      <style:paragraph-properties fo:text-align="start" fo:margin-left="0pt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8" style:family="table-cell" style:parent-style-name="Default" style:data-style-name="N0">
      <style:table-cell-properties fo:background-color="#006600" style:text-align-source="fix" style:repeat-content="false" fo:wrap-option="wrap" style:vertical-align="automatic"/>
      <style:paragraph-properties fo:text-align="center" fo:margin-left="0pt"/>
      <style:text-properties fo:color="#33cc33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174" style:family="table-cell" style:parent-style-name="Default" style:data-style-name="N0">
      <style:table-cell-properties fo:background-color="#006600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color="#33cc33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70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8.5pt" fo:font-style="normal" fo:font-weight="normal" style:font-name-asian="Arial Narrow" style:font-size-asian="8.5pt" style:font-style-asian="normal" style:font-weight-asian="normal" style:font-name-complex="Arial Narrow" style:font-size-complex="8.5pt" style:font-style-complex="normal" style:font-weight-complex="normal"/>
    </style:style>
    <style:style style:name="ce176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 fo:margin-left="0pt"/>
      <style:text-properties fo:color="#7d3f3f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77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/>
      <style:text-properties fo:color="#0099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554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179" style:family="table-cell" style:parent-style-name="Default" style:data-style-name="N0">
      <style:table-cell-properties fo:background-color="#999966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fo:color="#4241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8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558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559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428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top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430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use-window-font-color="true" style:font-name="Arial Narrow" fo:font-size="10pt" fo:font-style="italic" fo:font-weight="bold" style:font-name-asian="Arial Narrow" style:font-size-asian="10pt" style:font-style-asian="italic" style:font-weight-asian="bold" style:font-name-complex="Arial Narrow" style:font-size-complex="10pt" style:font-style-complex="italic" style:font-weight-complex="bold"/>
    </style:style>
    <style:style style:name="ce434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99pt" fo:padding-left="0pt" fo:padding-right="0pt" fo:padding-top="0.99pt" fo:border-right="2.75pt solid #000000" fo:border-top="none" style:vertical-align="bottom"/>
      <style:paragraph-properties fo:text-align="start" fo:margin-left="0pt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61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88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Arial Narrow" fo:font-size="8pt" style:font-name-asian="Arial Narrow" style:font-size-asian="8pt" style:font-name-complex="Arial Narrow" style:font-size-complex="8pt"/>
    </style:style>
    <style:style style:name="ce488" style:family="table-cell" style:parent-style-name="Default">
      <style:table-cell-properties fo:background-color="#ffe699" style:text-align-source="fix" style:repeat-content="false" fo:wrap-option="wrap" style:vertical-align="bottom"/>
      <style:paragraph-properties fo:text-align="end" fo:margin-left="0pt"/>
      <style:text-properties fo:color="#bf5807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489" style:family="table-cell" style:parent-style-name="Default">
      <style:table-cell-properties fo:background-color="#d9d9d9" style:text-align-source="fix" style:repeat-content="false" fo:wrap-option="wrap" style:vertical-align="middle"/>
      <style:paragraph-properties fo:text-align="center" fo:margin-left="0pt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92" style:family="table-cell" style:parent-style-name="Yüzde" style:data-style-name="N1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193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fo:color="#7030a0" style:font-name="Arial Narrow1"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no-wrap" fo:border-left="2.01pt solid #000000" fo:border-right="none" fo:border-top="none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5" style:family="table-cell" style:parent-style-name="Yüzde" style:data-style-name="N122">
      <style:table-cell-properties fo:border-bottom="none" fo:background-color="#990000" style:cell-protect="protected formula-hidden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2.01pt solid #000000" fo:padding-bottom="0.99pt" fo:padding-left="0.99pt" fo:padding-right="0pt" fo:padding-top="0.99pt" fo:border-right="none" fo:border-top="none" style:vertical-align="automatic"/>
      <style:paragraph-properties fo:text-align="end"/>
      <style:text-properties fo:color="#a6a6a6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197" style:family="table-cell" style:parent-style-name="Yüzde" style:data-style-name="N122">
      <style:table-cell-properties fo:background-color="#990000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99cc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72" style:family="table-cell" style:parent-style-name="Default" style:data-style-name="N0">
      <style:table-cell-properties fo:background-color="#fff2cc" style:text-align-source="fix" style:repeat-content="false" fo:border="none" style:vertical-align="middle"/>
      <style:paragraph-properties fo:text-align="center"/>
      <style:text-properties fo:color="#e66a09" style:font-name="Arial Narrow" fo:font-size="16pt" fo:font-style="italic" fo:font-weight="normal" style:font-name-asian="Arial Narrow" style:font-size-asian="16pt" style:font-style-asian="italic" style:font-weight-asian="normal" style:font-name-complex="Arial Narrow" style:font-size-complex="16pt" style:font-style-complex="italic" style:font-weight-complex="normal"/>
    </style:style>
    <style:style style:name="ce19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9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513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595959" style:font-name="Arial Narrow" fo:font-size="9pt" fo:font-style="italic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ce547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3pt" fo:font-style="italic" fo:font-weight="normal" style:font-name-asian="Arial Narrow" style:font-size-asian="13pt" style:font-style-asian="italic" style:font-weight-asian="normal" style:font-name-complex="Arial Narrow" style:font-size-complex="13pt" style:font-style-complex="italic" style:font-weight-complex="normal"/>
    </style:style>
    <style:style style:name="ce20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4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7030a0" style:font-name="Arial Narrow1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style:vertical-align="automatic"/>
      <style:paragraph-properties fo:text-align="center"/>
    </style:style>
    <style:style style:name="ce24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509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536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1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209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4" style:family="table-cell" style:parent-style-name="Default" style:data-style-name="N122">
      <style:table-cell-properties fo:background-color="transparent" style:vertical-align="automatic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66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 fo:margin-left="0pt"/>
      <style:text-properties fo:color="#bf5807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13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4" style:family="table-cell" style:parent-style-name="Default">
      <style:table-cell-properties fo:border-bottom="0.06pt solid #000000" fo:background-color="#ffccff" style:cell-protect="protected formula-hidden" style:print-content="true" fo:border-left="none" fo:border-right="0.06pt solid #000000" fo:border-top="0.06pt solid #000000"/>
      <style:text-properties fo:color="#7030a0"/>
    </style:style>
    <style:style style:name="ce21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a6a6a6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16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middle"/>
      <style:paragraph-properties fo:text-align="end" fo:margin-left="0pt"/>
      <style:text-properties fo:color="#cc99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17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18" style:family="table-cell" style:parent-style-name="Yüzde" style:data-style-name="N122">
      <style:table-cell-properties fo:background-color="#006600" style:cell-protect="protected formula-hidden" style:print-content="true" style:text-align-source="fix" style:repeat-content="false" style:vertical-align="middle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88" style:family="table-cell" style:parent-style-name="Default" style:data-style-name="N0">
      <style:table-cell-properties fo:background-color="#ffe699" style:text-align-source="fix" style:repeat-content="false" fo:border="none" style:vertical-align="middle"/>
      <style:paragraph-properties fo:text-align="center"/>
      <style:text-properties fo:color="#bf5807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220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55" style:family="table-cell" style:parent-style-name="Default" style:data-style-name="N0">
      <style:table-cell-properties fo:background-color="#d9d9d9" style:text-align-source="fix" style:repeat-content="false" fo:wrap-option="wrap" fo:border="none" style:vertical-align="middle"/>
      <style:paragraph-properties fo:text-align="center" fo:margin-left="0pt"/>
      <style:text-properties fo:color="#000000" style:font-name="Arial Narrow" fo:font-size="16pt" fo:font-weight="normal" style:font-name-asian="Arial Narrow" style:font-size-asian="16pt" style:font-weight-asian="normal" style:font-name-complex="Arial Narrow" style:font-size-complex="16pt" style:font-weight-complex="normal"/>
    </style:style>
    <style:style style:name="ce222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center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223" style:family="table-cell" style:parent-style-name="Default">
      <style:table-cell-properties fo:background-color="#114477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77aadd" style:font-name="Arial Narrow" fo:font-size="7pt" fo:font-weight="normal" style:font-name-asian="Arial Narrow" style:font-size-asian="7pt" style:font-weight-asian="normal" style:font-name-complex="Arial Narrow" style:font-size-complex="7pt" style:font-weight-complex="normal"/>
    </style:style>
    <style:style style:name="ce224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225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6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fo:wrap-option="wrap" style:vertical-align="middle"/>
      <style:paragraph-properties fo:text-align="start" fo:margin-left="0pt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227" style:family="table-cell" style:parent-style-name="Yüzde" style:data-style-name="N11">
      <style:table-cell-properties fo:background-color="#006600" style:cell-protect="protected formula-hidden" style:print-content="true" style:text-align-source="fix" style:repeat-content="false" style:vertical-align="automatic"/>
      <style:paragraph-properties fo:text-align="start" fo:margin-left="0pt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8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600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230" style:family="table-cell" style:parent-style-name="Yüzde" style:data-style-name="N2">
      <style:table-cell-properties fo:background-color="#f2f2f2" style:cell-protect="protected formula-hidden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1" style:family="table-cell" style:parent-style-name="Default">
      <style:table-cell-properties style:cell-protect="protected formula-hidden" style:print-content="true"/>
    </style:style>
    <style:style style:name="ce232" style:family="table-cell" style:parent-style-name="Default" style:data-style-name="N0">
      <style:table-cell-properties fo:background-color="#d9d9d9" style:cell-protect="protected formula-hidden" style:print-content="true" fo:wrap-option="wrap" fo:border="none" style:rotation-angle="90" style:vertical-align="middle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575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weight="bold" style:font-name-asian="Arial Narrow" style:font-size-asian="10.5pt" style:font-weight-asian="bold" style:font-name-complex="Arial Narrow" style:font-size-complex="10.5pt" style:font-weight-complex="bold"/>
    </style:style>
    <style:style style:name="ce234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78" style:family="table-cell" style:parent-style-name="Default" style:data-style-name="N0">
      <style:table-cell-properties fo:background-color="#77aadd" style:text-align-source="fix" style:repeat-content="false" fo:wrap-option="wrap" style:vertical-align="middle"/>
      <style:paragraph-properties fo:text-align="center"/>
      <style:text-properties fo:color="#114477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236" style:family="table-cell" style:parent-style-name="Default" style:data-style-name="N0">
      <style:table-cell-properties fo:background-color="#d9d9d9" style:cell-protect="protected formula-hidden" style:print-content="true" fo:wrap-option="wrap" fo:border="none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7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style:vertical-align="automatic"/>
      <style:paragraph-properties fo:text-align="start" fo:margin-left="0pt"/>
      <style:text-properties style:font-name="Arial" fo:font-size="16pt" style:font-name-asian="Arial" style:font-size-asian="16pt" style:font-name-complex="Arial" style:font-size-complex="16pt"/>
    </style:style>
    <style:style style:name="ce238" style:family="table-cell" style:parent-style-name="Default" style:data-style-name="N0">
      <style:table-cell-properties fo:background-color="#d9d9d9" style:cell-protect="protected formula-hidden" style:print-content="true" style:text-align-source="fix" style:repeat-content="false" fo:wrap-option="wrap" fo:border="none" fo:padding-bottom="0.99pt" fo:padding-left="0.99pt" fo:padding-right="0pt" fo:padding-top="0.99pt" style:vertical-align="automatic"/>
      <style:paragraph-properties fo:text-align="end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239" style:family="table-cell" style:parent-style-name="Yüzde" style:data-style-name="N2">
      <style:table-cell-properties fo:background-color="#e6b8b7" style:cell-protect="protected formula-hidden" style:print-content="true" style:text-align-source="fix" style:repeat-content="false" fo:border="none" fo:padding-bottom="0.99pt" fo:padding-left="0.99pt" fo:padding-right="0pt" fo:padding-top="0.99pt" style:vertical-align="automatic"/>
      <style:paragraph-properties fo:text-align="end"/>
      <style:text-properties style:font-name="Arial" fo:font-size="16pt" style:font-name-asian="Arial" style:font-size-asian="16pt" style:font-name-complex="Arial" style:font-size-complex="16pt"/>
    </style:style>
    <style:style style:name="ce134" style:family="table-cell" style:parent-style-name="Default" style:data-style-name="N0">
      <style:text-properties style:use-window-font-color="true" style:font-name="Arial1"/>
    </style:style>
    <style:style style:name="ce587" style:family="table-cell" style:parent-style-name="Default" style:data-style-name="N0">
      <style:table-cell-properties fo:background-color="#fabf8f" style:text-align-source="fix" style:repeat-content="false" fo:wrap-option="wrap" style:vertical-align="middle"/>
      <style:paragraph-properties fo:text-align="center"/>
      <style:text-properties fo:color="#974706" style:font-name="Arial Narrow" fo:font-size="12pt" fo:font-style="italic" fo:font-weight="bold" style:font-name-asian="Arial Narrow" style:font-size-asian="12pt" style:font-style-asian="italic" style:font-weight-asian="bold" style:font-name-complex="Arial Narrow" style:font-size-complex="12pt" style:font-style-complex="italic" style:font-weight-complex="bold"/>
    </style:style>
    <style:style style:name="ce589" style:family="table-cell" style:parent-style-name="Yüzde" style:data-style-name="N122">
      <style:table-cell-properties fo:background-color="#ffffff" style:vertical-align="top"/>
      <style:text-properties fo:color="#6633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92" style:family="table-cell" style:parent-style-name="Default" style:data-style-name="N0">
      <style:table-cell-properties fo:background-color="#f2f2f2" style:text-align-source="fix" style:repeat-content="false" fo:border="none" style:vertical-align="middle"/>
      <style:paragraph-properties fo:text-align="center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4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none" fo:padding-bottom="0.99pt" fo:padding-left="0.99pt" fo:padding-right="0pt" fo:padding-top="0.99pt" style:vertical-align="middle"/>
      <style:paragraph-properties fo:text-align="end"/>
      <style:text-properties fo:color="#000000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595" style:family="table-cell" style:parent-style-name="Default" style:data-style-name="N0">
      <style:table-cell-properties fo:background-color="#fee59d" style:text-align-source="fix" style:repeat-content="false" fo:border="none" style:vertical-align="middle"/>
      <style:paragraph-properties fo:text-align="center"/>
      <style:text-properties fo:color="#bd581a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46" style:family="table-cell" style:parent-style-name="Yüzde" style:data-style-name="N122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pt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19" style:family="table-cell" style:parent-style-name="Default">
      <style:table-cell-properties fo:border-bottom="0.06pt solid #000000" fo:border-left="none" fo:border-right="none" fo:border-top="none"/>
      <style:text-properties fo:color="#808080" fo:font-size="6pt" style:font-size-asian="6pt" style:font-size-complex="6pt"/>
    </style:style>
    <style:style style:name="ce620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tyle="italic" style:font-style-asian="italic" style:font-style-complex="italic"/>
    </style:style>
    <style:style style:name="ce249" style:family="table-cell" style:parent-style-name="Default" style:data-style-name="N129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250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end" fo:margin-left="0pt"/>
      <style:text-properties fo:color="#808080"/>
    </style:style>
    <style:style style:name="ce251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end" fo:margin-left="0pt"/>
      <style:text-properties fo:color="#808080"/>
    </style:style>
    <style:style style:name="ce136" style:family="table-cell" style:parent-style-name="Default" style:data-style-name="N0">
      <style:text-properties fo:color="#999999" style:font-name="Arial1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1"/>
    </style:style>
    <style:style style:name="ce138" style:family="table-cell" style:parent-style-name="Default" style:data-style-name="N0">
      <style:text-properties style:use-window-font-color="true" style:font-name="Arial Narrow1"/>
    </style:style>
    <style:style style:name="ce140" style:family="table-cell" style:parent-style-name="Default" style:data-style-name="N0">
      <style:text-properties fo:color="#999999" style:font-name="Arial Narrow1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/>
    </style:style>
    <style:style style:name="ce139" style:family="table-cell" style:parent-style-name="Default" style:data-style-name="N0">
      <style:table-cell-properties fo:wrap-option="wrap" style:vertical-align="top"/>
      <style:text-properties style:use-window-font-color="true" style:font-name="Arial Narrow1"/>
    </style:style>
    <style:style style:name="ce142" style:family="table-cell" style:parent-style-name="Default" style:data-style-name="N0">
      <style:table-cell-properties fo:wrap-option="wrap" style:vertical-align="top"/>
      <style:text-properties style:use-window-font-color="true" style:font-name="Arial Narrow1" fo:font-size="8pt" style:font-size-asian="8pt" style:font-size-complex="8pt"/>
    </style:style>
    <style:style style:name="ce143" style:family="table-cell" style:parent-style-name="Default" style:data-style-name="N0">
      <style:text-properties fo:color="#999999" style:font-name="Arial Narrow1" fo:font-size="8pt" style:font-size-asian="8pt" style:font-size-complex="8pt"/>
    </style:style>
    <style:style style:name="ce1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 fo:font-size="8pt" style:font-size-asian="8pt" style:font-size-complex="8pt"/>
    </style:style>
    <style:style style:name="ce132" style:family="table-cell" style:parent-style-name="Default" style:data-style-name="N0">
      <style:table-cell-properties fo:wrap-option="wrap" style:vertical-align="top"/>
    </style:style>
    <style:style style:name="ce467" style:family="table-cell" style:parent-style-name="Default">
      <style:text-properties fo:font-weight="bold" style:font-weight-asian="bold" style:font-weight-complex="bold"/>
    </style:style>
    <style:style style:name="ce639" style:family="table-cell" style:parent-style-name="Default">
      <style:table-cell-properties fo:background-color="#a6a6a6"/>
    </style:style>
    <style:style style:name="ce640" style:family="table-cell" style:parent-style-name="Default">
      <style:table-cell-properties fo:background-color="#bfbfbf"/>
    </style:style>
    <style:style style:name="ce641" style:family="table-cell" style:parent-style-name="Default">
      <style:table-cell-properties fo:background-color="#d9d9d9"/>
    </style:style>
    <style:style style:name="ce644" style:family="table-cell" style:parent-style-name="Default">
      <style:table-cell-properties fo:background-color="#f2f2f2"/>
    </style:style>
    <style:style style:name="ce648" style:family="table-cell" style:parent-style-name="Default">
      <style:table-cell-properties fo:background-color="#fed96f"/>
      <style:text-properties fo:color="#974715"/>
    </style:style>
    <style:style style:name="ce649" style:family="table-cell" style:parent-style-name="Default">
      <style:table-cell-properties fo:background-color="#fee59d"/>
      <style:text-properties fo:color="#bd581a"/>
    </style:style>
    <style:style style:name="ce650" style:family="table-cell" style:parent-style-name="Default">
      <style:table-cell-properties fo:background-color="#fff1ce"/>
      <style:text-properties fo:color="#e46a21"/>
    </style:style>
    <style:style style:name="ce652" style:family="table-cell" style:parent-style-name="Default">
      <style:table-cell-properties fo:background-color="#77aadd"/>
      <style:text-properties fo:color="#114477"/>
    </style:style>
    <style:style style:name="ce6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6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68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cc0000" fo:font-style="italic" fo:font-weight="bold" style:font-style-asian="italic" style:font-weight-asian="bold" style:font-style-complex="italic" style:font-weight-complex="bold"/>
    </style:style>
    <style:style style:name="ce884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7d3f3f" fo:font-style="italic" fo:font-weight="bold" style:font-style-asian="italic" style:font-weight-asian="bold" style:font-style-complex="italic" style:font-weight-complex="bold"/>
    </style:style>
    <style:style style:name="ce887" style:family="table-cell" style:parent-style-name="Default">
      <style:table-cell-properties fo:background-color="#ffcccc" style:text-align-source="fix" style:repeat-content="false"/>
      <style:paragraph-properties fo:text-align="end" fo:margin-left="0pt"/>
      <style:text-properties fo:color="#274927" fo:font-style="italic" fo:font-weight="bold" style:font-style-asian="italic" style:font-weight-asian="bold" style:font-style-complex="italic" style:font-weight-complex="bold"/>
    </style:style>
    <style:style style:name="ce889" style:family="table-cell" style:parent-style-name="Default">
      <style:table-cell-properties fo:background-color="#ccffcc" style:text-align-source="fix" style:repeat-content="false"/>
      <style:paragraph-properties fo:text-align="end" fo:margin-left="0pt"/>
      <style:text-properties fo:color="#009900" fo:font-style="italic" fo:font-weight="bold" style:font-style-asian="italic" style:font-weight-asian="bold" style:font-style-complex="italic" style:font-weight-complex="bold"/>
    </style:style>
    <style:style style:name="ce894" style:family="table-cell" style:parent-style-name="Default">
      <style:table-cell-properties fo:background-color="#990000" style:text-align-source="fix" style:repeat-content="false"/>
      <style:paragraph-properties fo:text-align="end" fo:margin-left="0pt"/>
      <style:text-properties fo:color="#ff5050" fo:font-style="italic" fo:font-weight="bold" style:font-style-asian="italic" style:font-weight-asian="bold" style:font-style-complex="italic" style:font-weight-complex="bold"/>
    </style:style>
    <style:style style:name="ce896" style:family="table-cell" style:parent-style-name="Default">
      <style:table-cell-properties fo:background-color="#006600" style:text-align-source="fix" style:repeat-content="false"/>
      <style:paragraph-properties fo:text-align="end" fo:margin-left="0pt"/>
      <style:text-properties fo:color="#33cc33" fo:font-style="italic" fo:font-weight="bold" style:font-style-asian="italic" style:font-weight-asian="bold" style:font-style-complex="italic" style:font-weight-complex="bold"/>
    </style:style>
    <style:style style:name="ce898" style:family="table-cell" style:parent-style-name="Default">
      <style:table-cell-properties fo:background-color="#cc9999" style:text-align-source="fix" style:repeat-content="false"/>
      <style:paragraph-properties fo:text-align="end" fo:margin-left="0pt"/>
      <style:text-properties fo:color="#ffcccc" fo:font-style="italic" fo:font-weight="bold" style:font-style-asian="italic" style:font-weight-asian="bold" style:font-style-complex="italic" style:font-weight-complex="bold"/>
    </style:style>
    <style:style style:name="ce900" style:family="table-cell" style:parent-style-name="Default">
      <style:table-cell-properties fo:background-color="#99cc99" style:text-align-source="fix" style:repeat-content="false"/>
      <style:paragraph-properties fo:text-align="end" fo:margin-left="0pt"/>
      <style:text-properties fo:color="#ccffcc" fo:font-style="italic" fo:font-weight="bold" style:font-style-asian="italic" style:font-weight-asian="bold" style:font-style-complex="italic" style:font-weight-complex="bold"/>
    </style:style>
    <style:style style:name="ce902" style:family="table-cell" style:parent-style-name="Default">
      <style:table-cell-properties fo:background-color="#77cccc" style:text-align-source="fix" style:repeat-content="false"/>
      <style:paragraph-properties fo:text-align="end" fo:margin-left="0pt"/>
      <style:text-properties fo:color="#117777" fo:font-style="italic" fo:font-weight="bold" style:font-style-asian="italic" style:font-weight-asian="bold" style:font-style-complex="italic" style:font-weight-complex="bold"/>
    </style:style>
    <style:style style:name="ce903" style:family="table-cell" style:parent-style-name="Default">
      <style:table-cell-properties fo:background-color="#ffccff" style:text-align-source="fix" style:repeat-content="false"/>
      <style:paragraph-properties fo:text-align="end" fo:margin-left="0pt"/>
      <style:text-properties fo:color="#7030a0" fo:font-style="italic" fo:font-weight="bold" style:font-style-asian="italic" style:font-weight-asian="bold" style:font-style-complex="italic" style:font-weight-complex="bold"/>
    </style:style>
    <style:style style:name="ce904" style:family="table-cell" style:parent-style-name="Default">
      <style:table-cell-properties fo:background-color="#999966" style:text-align-source="fix" style:repeat-content="false"/>
      <style:paragraph-properties fo:text-align="end" fo:margin-left="0pt"/>
      <style:text-properties fo:color="#424100" fo:font-style="italic" fo:font-weight="bold" style:font-style-asian="italic" style:font-weight-asian="bold" style:font-style-complex="italic" style:font-weight-complex="bold"/>
    </style:style>
    <style:style style:name="ce687" style:family="table-cell" style:parent-style-name="Default" style:data-style-name="N11"/>
    <style:style style:name="ce688" style:family="table-cell" style:parent-style-name="Default" style:data-style-name="N125"/>
    <style:style style:name="ce876" style:family="table-cell" style:parent-style-name="Default" style:data-style-name="N122"/>
    <style:style style:name="ce281" style:family="table-cell" style:parent-style-name="Default" style:data-style-name="N1"/>
    <style:style style:name="ce473" style:family="table-cell" style:parent-style-name="Default" style:data-style-name="N2"/>
    <style:style style:name="ce886" style:family="table-cell" style:parent-style-name="Default" style:data-style-name="N129"/>
    <style:style style:name="ce8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7777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4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3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345" style:family="table-cell" style:parent-style-name="Default">
      <style:text-properties fo:font-weight="normal" style:font-weight-asian="normal" style:font-weight-complex="normal"/>
    </style:style>
    <style:style style:name="ce114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64" style:family="table-cell" style:parent-style-name="Default">
      <style:text-properties fo:font-size="10pt" style:font-size-asian="10pt" style:font-size-complex="10pt"/>
    </style:style>
    <style:style style:name="ce86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8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7" style:family="table-cell" style:parent-style-name="Default">
      <style:table-cell-properties fo:background-color="#a6a6a6"/>
      <style:text-properties fo:font-size="8pt" fo:font-style="italic" style:font-size-asian="8pt" style:font-style-asian="italic" style:font-size-complex="8pt" style:font-style-complex="italic"/>
    </style:style>
    <style:style style:name="ce870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71" style:family="table-cell" style:parent-style-name="Default">
      <style:table-cell-properties fo:background-color="#d9d9d9"/>
      <style:text-properties fo:font-size="8pt" fo:font-style="italic" style:font-size-asian="8pt" style:font-style-asian="italic" style:font-size-complex="8pt" style:font-style-complex="italic"/>
    </style:style>
    <style:style style:name="ce872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874" style:family="table-cell" style:parent-style-name="Default">
      <style:table-cell-properties fo:background-color="#f2f2f2"/>
      <style:text-properties fo:font-size="8pt" fo:font-style="italic" style:font-size-asian="8pt" style:font-style-asian="italic" style:font-size-complex="8pt" style:font-style-complex="italic"/>
    </style:style>
    <style:style style:name="ce875" style:family="table-cell" style:parent-style-name="Default">
      <style:table-cell-properties fo:background-color="#f2f2f2"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77" style:family="table-cell" style:parent-style-name="Default">
      <style:table-cell-properties fo:background-color="#fed96f"/>
      <style:text-properties fo:color="#974715" fo:font-size="8pt" style:font-size-asian="8pt" style:font-size-complex="8pt"/>
    </style:style>
    <style:style style:name="ce878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974715" fo:font-style="italic" style:font-style-asian="italic" style:font-style-complex="italic"/>
    </style:style>
    <style:style style:name="ce879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80" style:family="table-cell" style:parent-style-name="Default">
      <style:table-cell-properties fo:background-color="#fee59d"/>
      <style:text-properties fo:color="#bd581a" fo:font-size="8pt" style:font-size-asian="8pt" style:font-size-complex="8pt"/>
    </style:style>
    <style:style style:name="ce88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tyle="italic" style:font-style-asian="italic" style:font-style-complex="italic"/>
    </style:style>
    <style:style style:name="ce882" style:family="table-cell" style:parent-style-name="Default">
      <style:table-cell-properties fo:background-color="#fff1ce"/>
      <style:text-properties fo:color="#e46a21" fo:font-size="8pt" style:font-size-asian="8pt" style:font-size-complex="8pt"/>
    </style:style>
    <style:style style:name="ce883" style:family="table-cell" style:parent-style-name="Default">
      <style:table-cell-properties fo:background-color="#fff1ce" style:text-align-source="fix" style:repeat-content="false"/>
      <style:paragraph-properties fo:text-align="end" fo:margin-left="0pt"/>
      <style:text-properties fo:color="#e46a21" fo:font-style="italic" style:font-style-asian="italic" style:font-style-complex="italic"/>
    </style:style>
    <style:style style:name="ce885" style:family="table-cell" style:parent-style-name="Default">
      <style:table-cell-properties fo:background-color="#fed96f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88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890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bd581a" fo:font-size="8pt" style:font-size-asian="8pt" style:font-size-complex="8pt"/>
    </style:style>
    <style:style style:name="ce891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tyle="italic" style:font-style-asian="italic" style:font-style-complex="italic"/>
    </style:style>
    <style:style style:name="ce892" style:family="table-cell" style:parent-style-name="Default">
      <style:table-cell-properties fo:background-color="#fee59d" style:text-align-source="fix" style:repeat-content="false"/>
      <style:paragraph-properties fo:text-align="end" fo:margin-left="0pt"/>
      <style:text-properties fo:color="#a6a6a6" fo:font-size="8pt" style:font-size-asian="8pt" style:font-size-complex="8pt"/>
    </style:style>
    <style:style style:name="ce893" style:family="table-cell" style:parent-style-name="Default">
      <style:table-cell-properties fo:background-color="#bfbfbf"/>
      <style:text-properties fo:font-size="8pt" fo:font-style="italic" style:font-size-asian="8pt" style:font-style-asian="italic" style:font-size-complex="8pt" style:font-style-complex="italic"/>
    </style:style>
    <style:style style:name="ce89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7" style:family="table-cell" style:parent-style-name="Default" style:data-style-name="N129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9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901" style:family="table-cell" style:parent-style-name="Default">
      <style:table-cell-properties fo:background-color="#d9d9d9"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color="#bf5807" style:font-name="Arial Narrow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font-style="italic" style:font-size-asian="10pt" style:font-size-complex="10pt" style:font-style-asian="italic" style:font-style-complex="italic"/>
    </style:style>
    <style:style style:name="T6" style:family="text">
      <style:text-properties fo:color="#bf5807"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/>
    </style:style>
    <style:style style:name="T7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 fo:color="#bd581a"/>
    </style:style>
    <style:style style:name="T8" style:family="text">
      <style:text-properties style:text-position="33% 58%"/>
    </style:style>
    <style:style style:name="T9" style:family="text">
      <style:text-properties fo:color="#7f7f7f"/>
    </style:style>
    <style:style style:name="T10" style:family="text">
      <style:text-properties fo:color="#7f7f7f" fo:font-size="8pt" fo:font-style="italic" style:font-size-asian="8pt" style:font-size-complex="8pt" style:font-style-asian="italic" style:font-style-complex="italic"/>
    </style:style>
    <style:style style:name="T11" style:family="text">
      <style:text-properties fo:color="#984707" fo:font-style="italic" style:font-weight-asian="bold" style:font-weight-complex="bold" style:font-style-asian="italic" style:font-style-complex="italic"/>
    </style:style>
    <style:style style:name="T12" style:family="text">
      <style:text-properties fo:font-style="italic" style:font-weight-asian="bold" style:font-weight-complex="bold" style:font-style-asian="italic" style:font-style-complex="italic"/>
    </style:style>
    <style:style style:name="T13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size-asian="9pt" style:font-size-complex="9pt" style:font-weight-asian="normal" style:font-weight-complex="normal" fo:font-style="italic" style:font-style-asian="italic" style:font-style-complex="italic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color="#595959" fo:font-style="italic" style:font-size-asian="8pt" style:font-size-complex="8pt" style:font-weight-asian="normal" style:font-weight-complex="normal" style:font-style-asian="italic" style:font-style-complex="italic"/>
    </style:style>
    <style:style style:name="T17" style:family="text">
      <style:text-properties fo:color="#a6a6a6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color="#a6a6a6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bold" style:font-weight-complex="bold" fo:font-style="italic" style:font-style-asian="italic" style:font-style-complex="italic"/>
    </style:style>
    <style:style style:name="T19" style:family="text">
      <style:text-properties fo:color="#7f7f7f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color="#984707" style:font-name="Arial Narrow" fo:font-size="11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21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font-size-complex="12pt" fo:font-style="italic" style:font-weight-asian="normal" style:font-weight-complex="normal" style:font-style-asian="italic" style:font-style-complex="italic"/>
    </style:style>
    <style:style style:name="T24" style:family="text">
      <style:text-properties style:font-name="Arial Narrow" fo:font-size="10.5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weight-asian="normal" style:font-weight-complex="normal" style:font-style-asian="normal" style:font-style-complex="normal"/>
    </style:style>
    <style:style style:name="T25" style:family="text">
      <style:text-properties fo:font-weight="bold" fo:font-style="italic" style:font-weight-asian="bold" style:font-weight-complex="bold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 fo:color="#000000" fo:font-style="italic" style:font-style-asian="italic" style:font-style-complex="italic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font-name="Arial Narrow" fo:font-size="14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30" style:family="text">
      <style:text-properties style:font-size-asian="13pt" style:font-size-complex="13pt" style:font-weight-asian="normal" style:font-weight-complex="normal"/>
    </style:style>
    <style:style style:name="T31" style:family="text">
      <style:text-properties style:font-size-asian="13pt" style:font-size-complex="13pt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2" style:family="text">
      <style:text-properties style:font-size-asian="13pt" style:font-size-complex="13pt" style:font-name="Arial Narrow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3" style:family="text">
      <style:text-properties fo:font-weight="normal" style:font-size-asian="13pt" style:font-size-complex="13pt" style:font-weight-asian="normal" style:font-weight-complex="normal"/>
    </style:style>
    <style:style style:name="T34" style:family="text">
      <style:text-properties fo:font-weight="normal" style:font-size-asian="13pt" style:font-size-complex="13pt" style:font-weight-asian="normal" style:font-weight-complex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35" style:family="text">
      <style:text-properties style:font-size-asian="13pt" style:font-size-complex="13pt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36" style:family="text">
      <style:text-properties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38" style:family="text">
      <style:text-properties style:font-name="Arial Narrow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1" style:family="text">
      <style:text-properties fo:font-style="normal" style:font-style-asian="normal" style:font-style-complex="normal"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42" style:family="text">
      <style:text-properties fo:color="#bf5807" style:font-name="Arial Narrow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 Narrow" fo:font-size="9.5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.5pt" style:font-size-complex="9.5pt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/>
    </style:style>
    <style:style style:name="T4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 fo:font-size="11pt" style:font-size-asian="11pt" style:font-size-complex="11pt"/>
    </style:style>
    <style:style style:name="T45" style:family="text">
      <style:text-properties fo:color="#595959" fo:font-size="8.39999961853027pt" style:font-size-asian="8.39999961853027pt" style:font-size-complex="8.39999961853027pt"/>
    </style:style>
    <style:style style:name="T46" style:family="text">
      <style:text-properties fo:color="#000000" style:font-name="Arial Narrow" fo:font-size="8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47" style:family="text">
      <style:text-properties fo:color="#984707" fo:font-style="italic" style:font-style-asian="italic" style:font-style-complex="italic"/>
    </style:style>
    <style:style style:name="T48" style:family="text">
      <style:text-properties fo:color="#000000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49" style:family="text">
      <style:text-properties fo:color="#a6a6a6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50" style:family="text">
      <style:text-properties style:font-name="Arial Narrow" fo:font-size="16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51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52" style:family="text">
      <style:text-properties fo:color="#595959" fo:font-size="8.5pt" fo:font-style="italic" style:font-size-asian="8.5pt" style:font-size-complex="8.5pt" style:font-weight-asian="normal" style:font-weight-complex="normal" style:font-style-asian="italic" style:font-style-complex="italic"/>
    </style:style>
    <style:style style:name="T53" style:family="text">
      <style:text-properties fo:color="#000000" style:font-name="Arial Narrow" fo:font-size="11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55" style:family="text">
      <style:text-properties fo:color="#bf5807" style:font-name="Arial Narrow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6" style:family="text">
      <style:text-properties fo:color="#bf5807"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7" style:family="text">
      <style:text-properties style:font-name="Arial Narrow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bd581a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font-size="10.5pt" style:font-size-asian="10.5pt" style:font-size-complex="10.5pt"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color="#7f7f7f" fo:font-size="11pt" style:font-size-asian="11pt" style:font-size-complex="11pt" style:font-weight-asian="normal" style:font-weight-complex="normal"/>
    </style:style>
    <style:style style:name="T61" style:family="text">
      <style:text-properties fo:color="#000000"/>
    </style:style>
    <style:style style:name="T62" style:family="text">
      <style:text-properties fo:color="#000000" style:font-name="Arial Narrow" fo:font-size="10pt" fo:font-weight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color="#000000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64" style:family="text">
      <style:text-properties fo:font-weight="normal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style-asian="normal" style:font-style-complex="normal"/>
    </style:style>
    <style:style style:name="T65" style:family="text">
      <style:text-properties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66" style:family="text">
      <style:text-properties fo:color="#000000"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7" style:family="text">
      <style:text-properties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68" style:family="text">
      <style:text-properties fo:color="#974706" style:font-name="Arial Narrow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69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0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Performance Instruments" table:style-name="ta1" table:protected="true" table:protection-key="OrhxNN/Z2ZjtNmg7WAhSvFTpQqs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203.05pt" svg:height="201.6pt" svg:x="56.92pt" svg:y="238.45pt">
            <draw:object draw:notify-on-update-of-ranges="'Performance Instruments'.C7:'Performance Instruments'.F7 'Performance Instruments'.C9:'Performance Instruments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05pt" svg:height="201.6pt" svg:x="659.4pt" svg:y="239.16pt">
            <draw:object draw:notify-on-update-of-ranges="'Performance Instruments'.N7:'Performance Instruments'.N9 'Performance Instruments'.P7:'Performance Instruments'.P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0.2pt" svg:height="219pt" svg:x="260.36pt" svg:y="251.89pt">
            <draw:object draw:notify-on-update-of-ranges="'Performance Instruments'.K4:'Performance Instruments'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9"/>
        <table:table-column table:style-name="co9" table:default-cell-style-name="ce1"/>
        <table:table-column table:style-name="co10" table:default-cell-style-name="ce1"/>
        <table:table-column table:style-name="co11" table:default-cell-style-name="ce65"/>
        <table:table-column table:style-name="co11" table:default-cell-style-name="ce182"/>
        <table:table-column table:style-name="co10" table:default-cell-style-name="ce65"/>
        <table:table-column table:style-name="co12" table:default-cell-style-name="ce182"/>
        <table:table-column table:style-name="co13" table:default-cell-style-name="ce182"/>
        <table:table-column table:style-name="co14" table:default-cell-style-name="ce65"/>
        <table:table-column table:style-name="co15" table:default-cell-style-name="ce65"/>
        <table:table-column table:style-name="co16" table:default-cell-style-name="ce182"/>
        <table:table-column table:style-name="co17" table:default-cell-style-name="ce182"/>
        <table:table-column table:style-name="co17" table:default-cell-style-name="ce136"/>
        <table:table-column table:style-name="co18" table:number-columns-repeated="2" table:default-cell-style-name="ce140"/>
        <table:table-column table:style-name="co19" table:default-cell-style-name="ce143"/>
        <table:table-column table:style-name="co19" table:default-cell-style-name="ce1"/>
        <table:table-column table:style-name="co20" table:default-cell-style-name="ce1"/>
        <table:table-column table:style-name="co21" table:number-columns-repeated="998" table:default-cell-style-name="ce1"/>
        <table:table-column table:style-name="co21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ce134"/>
          <table:table-cell table:style-name="ce138" table:number-columns-repeated="2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4" office:value-type="string" calcext:value-type="string">
            <text:p><text:span text:style-name="T1">F</text:span><text:span text:style-name="T2">1</text:span></text:p>
          </table:table-cell>
          <table:table-cell table:style-name="ce24" office:value-type="string" calcext:value-type="string" table:number-columns-spanned="2" table:number-rows-spanned="1">
            <text:p>PPV ≡ TPR</text:p>
          </table:table-cell>
          <table:covered-table-cell table:style-name="ce37"/>
          <table:table-cell table:style-name="ce70" table:formula="of:=2*(PPV*TPR)/(PPV+TPR)" office:value-type="float" office:value="0.8" calcext:value-type="float">
            <text:p>0.8000</text:p>
          </table:table-cell>
          <table:table-cell table:style-name="ce58" office:value-type="string" calcext:value-type="string" table:number-columns-spanned="1" table:number-rows-spanned="3">
            <text:p><text:span text:style-name="T15">F-metrics</text:span></text:p>
            <text:p><text:span text:style-name="T16">(F1: Harmonic mean of PPV, NPV)</text:span></text:p>
          </table:table-cell>
          <table:table-cell table:style-name="ce501" office:value-type="string" calcext:value-type="string" table:number-columns-spanned="1" table:number-rows-spanned="2">
            <text:p><text:span text:style-name="T22">Cohen's</text:span></text:p>
            <text:p><text:span text:style-name="T22">Kappa, </text:span><text:span text:style-name="T23">CK</text:span></text:p>
            <text:p><text:span text:style-name="T24">±</text:span></text:p>
          </table:table-cell>
          <table:table-cell table:style-name="ce93" office:value-type="string" calcext:value-type="string" table:number-columns-spanned="1" table:number-rows-spanned="2">
            <text:p><text:span text:style-name="T28">Accuracy </text:span><text:span text:style-name="T29">ACC</text:span></text:p>
          </table:table-cell>
          <table:table-cell table:style-name="ce146" office:value-type="string" calcext:value-type="string">
            <text:p>Your citation goes here</text:p>
          </table:table-cell>
          <table:table-cell table:style-name="ce56"/>
          <table:table-cell table:style-name="ce129" office:value-type="string" calcext:value-type="string">
            <text:p>Prevalence </text:p>
          </table:table-cell>
          <table:table-cell table:style-name="ce172" table:formula="of:=P/Sn" office:value-type="percentage" office:value="0.266666666666667" calcext:value-type="percentage">
            <text:p>26.67%</text:p>
          </table:table-cell>
          <table:table-cell table:style-name="ce83" table:number-columns-spanned="1" table:number-rows-spanned="3"/>
          <table:table-cell table:style-name="ce488" office:value-type="string" calcext:value-type="string" table:number-columns-spanned="2" table:number-rows-spanned="1">
            <text:p><text:span text:style-name="T42">Balanced Accuracy </text:span><text:span text:style-name="T43">Strength</text:span><text:span text:style-name="T44"> </text:span><text:span text:style-name="T45">(Arithmetic mean of TPR, TNR)</text:span></text:p>
          </table:table-cell>
          <table:covered-table-cell table:style-name="ce513"/>
          <table:table-cell table:style-name="ce566" office:value-type="string" calcext:value-type="string" table:number-columns-spanned="1" table:number-rows-spanned="2">
            <text:p><text:span text:style-name="T52">(Geometric mean of TPR, TNR)</text:span></text:p>
            <text:p><text:span text:style-name="T22">G-metric, </text:span><text:span text:style-name="T23">G</text:span></text:p>
          </table:table-cell>
          <table:table-cell table:style-name="ce555" office:value-type="string" calcext:value-type="string" table:number-columns-spanned="2" table:number-rows-spanned="2">
            <text:p><text:span text:style-name="T58">Sensitivity Index, </text:span><text:span text:style-name="T59">DPR</text:span></text:p>
            <text:p><text:span text:style-name="T60">(d-prime)</text:span></text:p>
          </table:table-cell>
          <table:covered-table-cell table:style-name="Default"/>
          <table:table-cell table:style-name="ce578" office:value-type="string" calcext:value-type="string" table:number-columns-spanned="1" table:number-rows-spanned="2">
            <text:p>Chi-squared test</text:p>
            <text:p>P-value<text:span text:style-name="T26"> (2 tails)</text:span></text:p>
          </table:table-cell>
          <table:table-cell table:style-name="ce587" office:value-type="string" calcext:value-type="string" table:number-columns-spanned="1" table:number-rows-spanned="2">
            <text:p>Area Under Curve <text:span text:style-name="T68">(AUC)</text:span></text:p>
          </table:table-cell>
          <table:table-cell table:style-name="Default"/>
          <table:table-cell table:style-name="ce139"/>
          <table:table-cell table:style-name="ce142"/>
          <table:table-cell table:style-name="ce132" table:number-columns-repeated="2"/>
          <table:table-cell table:number-columns-repeated="999"/>
        </table:table-row>
        <table:table-row table:style-name="ro3">
          <table:table-cell/>
          <table:table-cell table:style-name="ce4" office:value-type="string" calcext:value-type="string">
            <text:p><text:span text:style-name="T1">F</text:span><text:span text:style-name="T2">2</text:span></text:p>
          </table:table-cell>
          <table:table-cell table:style-name="ce24" office:value-type="string" calcext:value-type="string" table:number-columns-spanned="2" table:number-rows-spanned="1">
            <text:p>PPV &lt; TPR</text:p>
          </table:table-cell>
          <table:covered-table-cell table:style-name="ce37"/>
          <table:table-cell table:style-name="ce71" table:formula="of:=5*(PPV*TPR)/(4*PPV+TPR)" office:value-type="float" office:value="0.769230769230769" calcext:value-type="float">
            <text:p>0.7692</text:p>
          </table:table-cell>
          <table:covered-table-cell table:number-columns-repeated="2" table:style-name="Default"/>
          <table:covered-table-cell table:style-name="ce90"/>
          <table:table-cell table:style-name="ce114" office:value-type="string" calcext:value-type="string">
            <text:p><text:span text:style-name="T36">(Label) </text:span>Bias</text:p>
          </table:table-cell>
          <table:table-cell/>
          <table:table-cell table:style-name="ce538" office:value-type="string" calcext:value-type="string">
            <text:p>Positive, <text:span text:style-name="T25">P</text:span></text:p>
          </table:table-cell>
          <table:table-cell table:style-name="ce548" office:value-type="string" calcext:value-type="string">
            <text:p>Negative, <text:span text:style-name="T25">N</text:span></text:p>
          </table:table-cell>
          <table:covered-table-cell/>
          <table:table-cell table:style-name="ce489" office:value-type="string" calcext:value-type="string">
            <text:p>Determinant, <text:span text:style-name="T25">DET</text:span></text:p>
          </table:table-cell>
          <table:table-cell table:style-name="ce547" office:value-type="string" calcext:value-type="string">
            <text:p>BACC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<text:span text:style-name="T1">F</text:span><text:span text:style-name="T2">0.5</text:span></text:p>
          </table:table-cell>
          <table:table-cell table:style-name="ce24" office:value-type="string" calcext:value-type="string" table:number-columns-spanned="2" table:number-rows-spanned="1">
            <text:p>PPV &gt; TPR</text:p>
          </table:table-cell>
          <table:covered-table-cell table:style-name="ce37"/>
          <table:table-cell table:style-name="ce71" table:formula="of:=1.25*(PPV*TPR)/(0.25*PPV+TPR)" office:value-type="float" office:value="0.833333333333333" calcext:value-type="float">
            <text:p>0.8333</text:p>
          </table:table-cell>
          <table:covered-table-cell table:style-name="Default"/>
          <table:table-cell table:style-name="ce102" table:formula="of:=(ACC-CKc)/(1-CKc)" office:value-type="float" office:value="0.733727810650888" calcext:value-type="float">
            <text:p>0.7337</text:p>
          </table:table-cell>
          <table:table-cell table:style-name="ce122" table:formula="of:=TC/Sn" office:value-type="float" office:value="0.9" calcext:value-type="float">
            <text:p>0.9000</text:p>
          </table:table-cell>
          <table:table-cell table:style-name="ce148" table:formula="of:=OP/Sn" office:value-type="percentage" office:value="0.233333333333333" calcext:value-type="percentage">
            <text:p>23.3%</text:p>
          </table:table-cell>
          <table:table-cell/>
          <table:table-cell table:style-name="ce162" table:formula="of:=TP+FN" office:value-type="float" office:value="200" calcext:value-type="float">
            <text:p>200</text:p>
          </table:table-cell>
          <table:table-cell table:style-name="ce174" table:formula="of:=FP+TN" office:value-type="float" office:value="550" calcext:value-type="float">
            <text:p>550</text:p>
          </table:table-cell>
          <table:covered-table-cell/>
          <table:table-cell table:style-name="ce192" table:formula="of:=TP*TN-FP*FN" office:value-type="float" office:value="77500" calcext:value-type="float">
            <text:p>77500</text:p>
          </table:table-cell>
          <table:table-cell table:style-name="ce203" table:formula="of:=(TPR+TNR)/2" office:value-type="float" office:value="0.852272727272727" calcext:value-type="float">
            <text:p>0.8523</text:p>
          </table:table-cell>
          <table:table-cell table:style-name="ce213" table:formula="of:=SQRT(TPR*TNR)" office:value-type="float" office:value="0.846114112226649" calcext:value-type="float">
            <text:p>0.8461</text:p>
          </table:table-cell>
          <table:table-cell table:style-name="ce222" table:formula="of:=LEGACY.NORMSINV(TPR)-LEGACY.NORMSINV(FPR)" office:value-type="float" office:value="2.36511137978098" calcext:value-type="float" table:number-columns-spanned="2" table:number-rows-spanned="1">
            <text:p>2.3651</text:p>
          </table:table-cell>
          <table:covered-table-cell table:style-name="ce231"/>
          <table:table-cell table:style-name="ce113" table:formula="of:=COM.MICROSOFT.CHISQ.DIST.RT(Chi2;DoF)" office:value-type="float" office:value="1.67082934835105E-090" calcext:value-type="float">
            <text:p>0.0000</text:p>
          </table:table-cell>
          <table:table-cell table:style-name="ce589" office:value-type="float" office:value="0.9196" calcext:value-type="float">
            <text:p>0.919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5">
          <table:table-cell table:style-name="ce2"/>
          <table:table-cell table:style-name="ce6" office:value-type="string" calcext:value-type="string" table:number-columns-spanned="5" table:number-rows-spanned="1">
            <text:p>TasKa<text:span text:style-name="T3">r – Binary Classification Performance Dashboard</text:span></text:p>
          </table:table-cell>
          <table:covered-table-cell table:style-name="ce6"/>
          <table:covered-table-cell table:style-name="Default"/>
          <table:covered-table-cell table:style-name="ce48"/>
          <table:covered-table-cell table:style-name="Default"/>
          <table:table-cell table:style-name="ce549" office:value-type="string" calcext:value-type="string" table:number-columns-spanned="2" table:number-rows-spanned="1">
            <text:p>True Classification, <text:span text:style-name="T25">TC</text:span>:</text:p>
          </table:table-cell>
          <table:covered-table-cell table:style-name="ce42"/>
          <table:table-cell table:style-name="ce570" table:formula="of:=TP+TN" office:value-type="float" office:value="675" calcext:value-type="float">
            <text:p>675</text:p>
          </table:table-cell>
          <table:table-cell table:style-name="ce530"/>
          <table:table-cell table:style-name="ce159" office:value-type="string" calcext:value-type="string">
            <text:p>Hit, Power, (1-α)</text:p>
          </table:table-cell>
          <table:table-cell table:style-name="ce170" office:value-type="string" calcext:value-type="string">
            <text:p><text:span text:style-name="T38">Type I Error</text:span><text:span text:style-name="T39">, </text:span><text:span text:style-name="T41">False Alarm, (α)</text:span></text:p>
          </table:table-cell>
          <table:table-cell table:style-name="ce558"/>
          <table:table-cell table:style-name="ce193" table:formula="of:=FP+FN" office:value-type="float" office:value="75" calcext:value-type="float">
            <text:p>75</text:p>
          </table:table-cell>
          <table:table-cell table:style-name="ce204" office:value-type="string" calcext:value-type="string" table:number-columns-spanned="2" table:number-rows-spanned="1">
            <text:p>:False Classification, <text:span text:style-name="T25">FC</text:span></text:p>
          </table:table-cell>
          <table:covered-table-cell table:style-name="ce214"/>
          <table:table-cell table:style-name="ce223" office:value-type="string" calcext:value-type="string" table:number-columns-spanned="4" table:number-rows-spanned="1">
            <text:p>57 instruments: 26 measures, 30 metrics, 1 indicator</text:p>
            <text:p>V2.3, November 2018, © Gürol Canbek</text:p>
          </table:table-cell>
          <table:covered-table-cell table:number-columns-repeated="2" table:style-name="ce240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style-name="ce2" table:number-columns-repeated="998"/>
          <table:table-cell/>
        </table:table-row>
        <table:table-row table:style-name="ro6">
          <table:table-cell/>
          <table:table-cell table:style-name="ce38" office:value-type="string" calcext:value-type="string" table:number-columns-spanned="1" table:number-rows-spanned="4">
            <text:p>Predictive Values</text:p>
          </table:table-cell>
          <table:table-cell table:style-name="ce26" office:value-type="string" calcext:value-type="string" table:number-columns-spanned="3" table:number-rows-spanned="1">
            <text:p><text:span text:style-name="T9">(Precision) </text:span><text:span text:style-name="T10">Confidence</text:span></text:p>
            <text:p><text:span text:style-name="T11">PPV</text:span> <text:span text:style-name="T9">(Positive PV)</text:span></text:p>
          </table:table-cell>
          <table:covered-table-cell table:style-name="Default"/>
          <table:covered-table-cell/>
          <table:table-cell table:style-name="ce60" office:value-type="string" calcext:value-type="string" table:number-columns-spanned="2" table:number-rows-spanned="1">
            <text:p><text:span text:style-name="T17">→ </text:span><text:span text:style-name="T18">FDR</text:span></text:p>
            <text:p>(False Discovery Rate)</text:p>
          </table:table-cell>
          <table:covered-table-cell table:style-name="ce33"/>
          <table:table-cell table:style-name="ce126" office:value-type="string" calcext:value-type="string" table:number-columns-spanned="2" table:number-rows-spanned="1">
            <text:p><text:span text:style-name="T30">Outcome</text:span><text:span text:style-name="T31"> Positive, </text:span><text:span text:style-name="T32">OP</text:span></text:p>
          </table:table-cell>
          <table:covered-table-cell/>
          <table:table-cell table:style-name="ce531"/>
          <table:table-cell table:style-name="ce541" office:value-type="string" calcext:value-type="string">
            <text:p>TP<text:span text:style-name="T37"> (True Positive)</text:span></text:p>
          </table:table-cell>
          <table:table-cell table:style-name="ce541" office:value-type="string" calcext:value-type="string">
            <text:p>FP<text:span text:style-name="T37"> (False Positive)</text:span></text:p>
          </table:table-cell>
          <table:table-cell table:style-name="ce559"/>
          <table:table-cell table:style-name="ce194" office:value-type="string" calcext:value-type="string" table:number-columns-spanned="2" table:number-rows-spanned="1">
            <text:p><text:span text:style-name="T46">Sensitivity</text:span></text:p>
            <text:p><text:span text:style-name="T47">TPR</text:span><text:span text:style-name="T48"> (Recall)</text:span></text:p>
          </table:table-cell>
          <table:covered-table-cell table:style-name="ce205"/>
          <table:table-cell table:style-name="ce215" office:value-type="string" calcext:value-type="string" table:number-columns-spanned="2" table:number-rows-spanned="1">
            <text:p>↱ <text:span text:style-name="T1">FPR</text:span><text:span text:style-name="T49"> (Fall-out)</text:span></text:p>
          </table:table-cell>
          <table:covered-table-cell table:style-name="ce224"/>
          <table:table-cell table:style-name="ce232" office:value-type="string" calcext:value-type="string" table:number-columns-spanned="1" table:number-rows-spanned="4">
            <text:p>Likelihood Ratios</text:p>
          </table:table-cell>
          <table:table-cell table:style-name="ce236" office:value-type="string" calcext:value-type="string">
            <text:p><text:span text:style-name="T66">LRP</text:span></text:p>
            <text:p>(Positive LR)</text:p>
          </table:table-cell>
          <table:table-cell table:style-name="ce592" office:value-type="string" calcext:value-type="string">
            <text:p><text:span text:style-name="T39">Class</text:span></text:p>
            <text:p><text:span text:style-name="T39">Entropy,</text:span> H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7">
          <table:table-cell/>
          <table:covered-table-cell/>
          <table:table-cell table:style-name="ce52" table:formula="of:=TP/OP" office:value-type="float" office:value="0.857142857142857" calcext:value-type="float" table:number-columns-spanned="3" table:number-rows-spanned="1">
            <text:p>0.8571</text:p>
          </table:table-cell>
          <table:covered-table-cell table:style-name="Default"/>
          <table:covered-table-cell table:style-name="ce49"/>
          <table:table-cell table:style-name="ce94" table:formula="of:=FP/OP" office:value-type="float" office:value="0.142857142857143" calcext:value-type="float" table:number-columns-spanned="2" table:number-rows-spanned="1">
            <text:p>0.1429</text:p>
          </table:table-cell>
          <table:covered-table-cell table:style-name="ce77"/>
          <table:table-cell table:style-name="ce127" table:formula="of:=TP+FP" office:value-type="float" office:value="175" calcext:value-type="float" table:number-columns-spanned="2" table:number-rows-spanned="1">
            <text:p>175</text:p>
          </table:table-cell>
          <table:covered-table-cell/>
          <table:table-cell table:style-name="ce121" office:value-type="string" calcext:value-type="string">
            <text:p>a</text:p>
          </table:table-cell>
          <table:table-cell table:style-name="ce165" office:value-type="float" office:value="150" calcext:value-type="float">
            <text:p>150</text:p>
          </table:table-cell>
          <table:table-cell table:style-name="ce176" office:value-type="float" office:value="25" calcext:value-type="float">
            <text:p>25</text:p>
          </table:table-cell>
          <table:table-cell table:style-name="ce428" office:value-type="string" calcext:value-type="string">
            <text:p>b</text:p>
          </table:table-cell>
          <table:table-cell table:style-name="ce195" table:formula="of:=TP/P" office:value-type="float" office:value="0.75" calcext:value-type="float" table:number-columns-spanned="2" table:number-rows-spanned="1">
            <text:p>0.7500</text:p>
          </table:table-cell>
          <table:covered-table-cell table:style-name="ce240"/>
          <table:table-cell table:style-name="ce216" table:formula="of:=FP/N" office:value-type="float" office:value="0.0454545454545455" calcext:value-type="float" table:number-columns-spanned="2" table:number-rows-spanned="1">
            <text:p>0.0455</text:p>
          </table:table-cell>
          <table:covered-table-cell table:style-name="ce225"/>
          <table:covered-table-cell table:style-name="ce240"/>
          <table:table-cell table:style-name="ce237" table:formula="of:=TPR/FPR" office:value-type="float" office:value="16.5" calcext:value-type="float">
            <text:p>16.50</text:p>
          </table:table-cell>
          <table:table-cell table:style-name="ce244" table:formula="of:=-PREV*LOG(PREV;2)-(1-PREV)*LOG(1-PREV;2)" office:value-type="float" office:value="0.836640741941167" calcext:value-type="float">
            <text:p>0.8366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8">
          <table:table-cell/>
          <table:covered-table-cell/>
          <table:table-cell table:style-name="ce30" office:value-type="string" calcext:value-type="string" table:number-columns-spanned="3" table:number-rows-spanned="1">
            <text:p><text:span text:style-name="T12">FOR</text:span> →</text:p>
            <text:p>(False Omission Rate)</text:p>
          </table:table-cell>
          <table:covered-table-cell table:style-name="Default"/>
          <table:covered-table-cell table:style-name="ce51"/>
          <table:table-cell table:style-name="ce449" office:value-type="string" calcext:value-type="string" table:number-columns-spanned="2" table:number-rows-spanned="1">
            <text:p><text:span text:style-name="T19">Inverse Precision</text:span></text:p>
            <text:p><text:span text:style-name="T20">NPV</text:span> <text:span text:style-name="T9">(Negative PV)</text:span></text:p>
          </table:table-cell>
          <table:covered-table-cell table:style-name="ce35"/>
          <table:table-cell table:style-name="ce131" office:value-type="string" calcext:value-type="string" table:number-columns-spanned="2" table:number-rows-spanned="1">
            <text:p><text:span text:style-name="T33">Outcome</text:span><text:span text:style-name="T34"> Negative, </text:span><text:span text:style-name="T35">ON</text:span></text:p>
          </table:table-cell>
          <table:covered-table-cell/>
          <table:table-cell table:style-name="ce124"/>
          <table:table-cell table:style-name="ce541" office:value-type="string" calcext:value-type="string">
            <text:p>FN<text:span text:style-name="T37"> (False Negative)</text:span></text:p>
          </table:table-cell>
          <table:table-cell table:style-name="ce541" office:value-type="string" calcext:value-type="string">
            <text:p>TN<text:span text:style-name="T37"> (True Negative)</text:span></text:p>
          </table:table-cell>
          <table:table-cell table:style-name="ce430"/>
          <table:table-cell table:style-name="ce196" office:value-type="string" calcext:value-type="string" table:number-columns-spanned="2" table:number-rows-spanned="1">
            <text:p>↳    <text:span text:style-name="T1">FNR</text:span> (<text:span text:style-name="T49">Miss Rate</text:span>)</text:p>
          </table:table-cell>
          <table:covered-table-cell table:style-name="ce205"/>
          <table:table-cell table:style-name="ce217" office:value-type="string" calcext:value-type="string" table:number-columns-spanned="2" table:number-rows-spanned="1">
            <text:p><text:span text:style-name="T46">Specificity</text:span></text:p>
            <text:p><text:span text:style-name="T47">TNR</text:span><text:span text:style-name="T53"> </text:span><text:span text:style-name="T54">(Inverse Recall)</text:span></text:p>
          </table:table-cell>
          <table:covered-table-cell table:style-name="ce226"/>
          <table:covered-table-cell table:style-name="ce240"/>
          <table:table-cell table:style-name="ce238" office:value-type="string" calcext:value-type="string">
            <text:p><text:span text:style-name="T67">LRN</text:span></text:p>
            <text:p>(Negative LR)</text:p>
          </table:table-cell>
          <table:table-cell table:style-name="ce592" office:value-type="string" calcext:value-type="string">
            <text:p><text:span text:style-name="T39">Outcome</text:span></text:p>
            <text:p><text:span text:style-name="T39">Entropy,</text:span> HO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9">
          <table:table-cell/>
          <table:covered-table-cell/>
          <table:table-cell table:style-name="ce54" table:formula="of:=FN/ON" office:value-type="float" office:value="0.0869565217391304" calcext:value-type="float" table:number-columns-spanned="3" table:number-rows-spanned="1">
            <text:p>0.0870</text:p>
          </table:table-cell>
          <table:covered-table-cell table:style-name="ce40"/>
          <table:covered-table-cell table:style-name="Default"/>
          <table:table-cell table:style-name="ce97" table:formula="of:=TN/ON" office:value-type="float" office:value="0.91304347826087" calcext:value-type="float" table:number-columns-spanned="2" table:number-rows-spanned="1">
            <text:p>0.9130</text:p>
          </table:table-cell>
          <table:covered-table-cell table:style-name="ce36"/>
          <table:table-cell table:style-name="ce133" table:formula="of:=FN+TN" office:value-type="float" office:value="575" calcext:value-type="float" table:number-columns-spanned="2" table:number-rows-spanned="1">
            <text:p>575</text:p>
          </table:table-cell>
          <table:covered-table-cell/>
          <table:table-cell table:style-name="ce125" office:value-type="string" calcext:value-type="string">
            <text:p>c</text:p>
          </table:table-cell>
          <table:table-cell table:style-name="ce166" office:value-type="float" office:value="50" calcext:value-type="float">
            <text:p>50</text:p>
          </table:table-cell>
          <table:table-cell table:style-name="ce177" office:value-type="float" office:value="525" calcext:value-type="float">
            <text:p>525</text:p>
          </table:table-cell>
          <table:table-cell table:style-name="ce434" office:value-type="string" calcext:value-type="string">
            <text:p>d</text:p>
          </table:table-cell>
          <table:table-cell table:style-name="ce197" table:formula="of:=FN/P" office:value-type="float" office:value="0.25" calcext:value-type="float" table:number-columns-spanned="2" table:number-rows-spanned="1">
            <text:p>0.2500</text:p>
          </table:table-cell>
          <table:covered-table-cell table:style-name="ce240"/>
          <table:table-cell table:style-name="ce218" table:formula="of:=TN/N" office:value-type="float" office:value="0.954545454545455" calcext:value-type="float" table:number-columns-spanned="2" table:number-rows-spanned="1">
            <text:p>0.9545</text:p>
          </table:table-cell>
          <table:covered-table-cell table:style-name="ce227"/>
          <table:covered-table-cell table:style-name="ce240"/>
          <table:table-cell table:style-name="ce239" table:formula="of:=FNR/TNR" office:value-type="float" office:value="0.261904761904762" calcext:value-type="float">
            <text:p>0.26</text:p>
          </table:table-cell>
          <table:table-cell table:style-name="ce244" table:formula="of:=-BIAS*LOG(BIAS;2)-(1-BIAS)*LOG(1-BIAS;2)" office:value-type="float" office:value="0.783776947484701" calcext:value-type="float">
            <text:p>0.7838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0">
          <table:table-cell/>
          <table:table-cell table:style-name="ce11" office:value-type="string" calcext:value-type="string" table:number-columns-spanned="3" table:number-rows-spanned="2">
            <text:p><text:span text:style-name="T4"> (Markedness) </text:span><text:span text:style-name="T5">MARK</text:span><text:span text:style-name="T6"> </text:span><text:span text:style-name="T7">±</text:span></text:p>
          </table:table-cell>
          <table:covered-table-cell table:style-name="ce32"/>
          <table:covered-table-cell/>
          <table:table-cell table:style-name="ce62" office:value-type="string" calcext:value-type="string" table:number-columns-spanned="1" table:number-rows-spanned="2">
            <text:p><text:span text:style-name="T13">Detection Rate, </text:span><text:span text:style-name="T14">DR</text:span></text:p>
          </table:table-cell>
          <table:table-cell table:style-name="ce73" office:value-type="string" calcext:value-type="string" table:number-columns-spanned="1" table:number-rows-spanned="2">
            <text:p><text:span text:style-name="T13">Correct Reject Rate, </text:span><text:span text:style-name="T21">CRR</text:span></text:p>
          </table:table-cell>
          <table:table-cell table:style-name="ce82" office:value-type="string" calcext:value-type="string">
            <text:p>Cohen’s Kappa</text:p>
          </table:table-cell>
          <table:table-cell table:style-name="ce66" office:value-type="string" calcext:value-type="string">
            <text:p>Null Error</text:p>
          </table:table-cell>
          <table:table-cell table:style-name="ce82" office:value-type="string" calcext:value-type="string">
            <text:p>No Information</text:p>
          </table:table-cell>
          <table:table-cell table:style-name="ce534"/>
          <table:table-cell table:style-name="ce385" office:value-type="string" calcext:value-type="string">
            <text:p><text:span text:style-name="T38">Type II error</text:span><text:span text:style-name="T39">, </text:span><text:span text:style-name="T40">Miss, omission (β)</text:span></text:p>
          </table:table-cell>
          <table:table-cell table:style-name="ce554" office:value-type="string" calcext:value-type="string">
            <text:p>Correct rejection</text:p>
          </table:table-cell>
          <table:table-cell table:style-name="ce561"/>
          <table:table-cell table:style-name="ce572" office:value-type="string" calcext:value-type="string" table:number-columns-spanned="1" table:number-rows-spanned="2">
            <text:p>MCC <text:span text:style-name="T50">±</text:span></text:p>
          </table:table-cell>
          <table:table-cell table:style-name="ce509" office:value-type="string" calcext:value-type="string">
            <text:p>Normalized</text:p>
          </table:table-cell>
          <table:table-cell table:style-name="ce588" office:value-type="string" calcext:value-type="string" table:number-columns-spanned="1" table:number-rows-spanned="2">
            <text:p><text:span text:style-name="T4">(Informedness)</text:span></text:p>
            <text:p><text:span text:style-name="T55">INFORM</text:span><text:span text:style-name="T56"> </text:span><text:span text:style-name="T57">±</text:span></text:p>
          </table:table-cell>
          <table:table-cell table:style-name="ce598" office:value-type="string" calcext:value-type="string">
            <text:p>Discriminant</text:p>
          </table:table-cell>
          <table:table-cell table:style-name="ce575" office:value-type="string" calcext:value-type="string" table:number-columns-spanned="2" table:number-rows-spanned="2">
            <text:p><text:span text:style-name="T26">Odds Ratio,</text:span><text:span text:style-name="T64"> </text:span><text:span text:style-name="T65">OR</text:span></text:p>
          </table:table-cell>
          <table:covered-table-cell/>
          <table:table-cell table:style-name="ce595" office:value-type="string" calcext:value-type="string" table:number-columns-spanned="1" table:number-rows-spanned="2">
            <text:p><text:span text:style-name="T39">Joint</text:span></text:p>
            <text:p><text:span text:style-name="T39">Entropy, </text:span>HOC</text:p>
          </table:table-cell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1">
          <table:table-cell/>
          <table:covered-table-cell table:number-columns-repeated="3"/>
          <table:covered-table-cell table:style-name="ce65"/>
          <table:covered-table-cell table:style-name="Default"/>
          <table:table-cell table:style-name="ce82" office:value-type="string" calcext:value-type="string">
            <text:p>Chance,<text:span text:style-name="T26"> </text:span><text:span text:style-name="T27">CKc</text:span></text:p>
          </table:table-cell>
          <table:table-cell table:style-name="ce66" office:value-type="string" calcext:value-type="string">
            <text:p>Rate,<text:span text:style-name="T26"> </text:span><text:span text:style-name="T27">NER</text:span></text:p>
          </table:table-cell>
          <table:table-cell table:style-name="ce82" office:value-type="string" calcext:value-type="string">
            <text:p>Rate,<text:span text:style-name="T26"> </text:span><text:span text:style-name="T27">NIR</text:span></text:p>
          </table:table-cell>
          <table:table-cell table:style-name="ce535" office:value-type="string" calcext:value-type="string" table:number-columns-spanned="4" table:number-rows-spanned="1">
            <text:p>C o n f u s i o n   M a t r i x <text:span text:style-name="T26">(2×2 contingency table)</text:span></text:p>
          </table:table-cell>
          <table:covered-table-cell table:number-columns-repeated="2" table:style-name="ce72"/>
          <table:covered-table-cell table:style-name="ce88"/>
          <table:covered-table-cell/>
          <table:table-cell table:style-name="ce536" office:value-type="string" calcext:value-type="string">
            <text:p>Mutual Info<text:span text:style-name="T26"> (</text:span><text:span text:style-name="T51">nMI</text:span><text:span text:style-name="T26">)</text:span></text:p>
          </table:table-cell>
          <table:covered-table-cell/>
          <table:table-cell table:style-name="ce600" office:value-type="string" calcext:value-type="string">
            <text:p><text:span text:style-name="T61">Power,</text:span><text:span text:style-name="T62"> </text:span><text:span text:style-name="T63">DP</text:span></text:p>
          </table:table-cell>
          <table:covered-table-cell table:number-columns-repeated="2"/>
          <table:covered-table-cell table:style-name="Default"/>
          <table:table-cell table:style-name="Default" table:number-columns-repeated="3"/>
          <table:table-cell table:style-name="ce132" table:number-columns-repeated="2"/>
          <table:table-cell table:number-columns-repeated="999"/>
        </table:table-row>
        <table:table-row table:style-name="ro12">
          <table:table-cell/>
          <table:table-cell table:style-name="ce9" table:formula="of:=PPV+NPV-1" office:value-type="float" office:value="0.770186335403727" calcext:value-type="float" table:number-columns-spanned="3" table:number-rows-spanned="1">
            <text:p>0.7702</text:p>
          </table:table-cell>
          <table:covered-table-cell table:style-name="ce34"/>
          <table:covered-table-cell/>
          <table:table-cell table:style-name="ce85" table:formula="of:=TP/Sn" office:value-type="float" office:value="0.2" calcext:value-type="float">
            <text:p>0.2000</text:p>
          </table:table-cell>
          <table:table-cell table:style-name="ce100" table:formula="of:=TN/Sn" office:value-type="float" office:value="0.7" calcext:value-type="float">
            <text:p>0.7000</text:p>
          </table:table-cell>
          <table:table-cell table:style-name="ce113" table:formula="of:=(OP*P+ON*N)/Sn^2" office:value-type="float" office:value="0.624444444444444" calcext:value-type="float">
            <text:p>0.6244</text:p>
          </table:table-cell>
          <table:table-cell table:style-name="ce145" table:formula="of:=N/Sn" office:value-type="float" office:value="0.733333333333333" calcext:value-type="float">
            <text:p>0.7333</text:p>
          </table:table-cell>
          <table:table-cell table:style-name="ce113" table:formula="of:=MAX(P;N)/Sn" office:value-type="float" office:value="0.733333333333333" calcext:value-type="float">
            <text:p>0.7333</text:p>
          </table:table-cell>
          <table:table-cell table:style-name="ce63"/>
          <table:table-cell table:style-name="ce351" office:value-type="string" calcext:value-type="string">
            <text:p>Sample Size, <text:span text:style-name="T1">Sn  </text:span></text:p>
          </table:table-cell>
          <table:table-cell table:style-name="ce179" table:formula="of:=P+N" office:value-type="float" office:value="750" calcext:value-type="float">
            <text:p>750</text:p>
          </table:table-cell>
          <table:table-cell table:style-name="ce89"/>
          <table:table-cell table:style-name="ce199" table:formula="of:=(TP*TN - FP*FN)/SQRT(OP*P*N*ON)" office:value-type="float" office:value="0.736635107608724" calcext:value-type="float">
            <text:p>0.7366</text:p>
          </table:table-cell>
          <table:table-cell table:style-name="ce209" table:formula="of:=2*MI/(HC+HO)" office:value-type="float" office:value="0.000780342730143975" calcext:value-type="float">
            <text:p>0.0008</text:p>
          </table:table-cell>
          <table:table-cell table:style-name="ce220" table:formula="of:=TPR+TNR-1" office:value-type="float" office:value="0.704545454545455" calcext:value-type="float">
            <text:p>0.7045</text:p>
          </table:table-cell>
          <table:table-cell table:style-name="ce230" table:formula="of:=(SQRT(3)/PI())*(LOG10(TPR/(1-TPR))+LOG10(TNR/(1-TNR)))" office:value-type="float" office:value="0.992028437617884" calcext:value-type="float">
            <text:p>0.99</text:p>
          </table:table-cell>
          <table:table-cell table:style-name="ce234" table:formula="of:=LRP/LRN" office:value-type="float" office:value="63" calcext:value-type="float" table:number-columns-spanned="2" table:number-rows-spanned="1">
            <text:p>63.0000</text:p>
          </table:table-cell>
          <table:covered-table-cell table:style-name="ce240"/>
          <table:table-cell table:style-name="ce246" table:formula="of:=TP/Sn*LOG(TP/Sn; 2)*FP/Sn*LOG(FP/Sn; 2)*FN/Sn*LOG(FN/Sn; 2)*TN/Sn*LOG(TN/Sn; 2)" office:value-type="float" office:value="0.0071260530946647" calcext:value-type="float">
            <text:p>0.0071</text:p>
          </table:table-cell>
          <table:table-cell table:style-name="Default" table:number-columns-repeated="3"/>
          <table:table-cell table:number-columns-repeated="1001"/>
        </table:table-row>
        <table:table-row table:style-name="ro13">
          <table:table-cell table:number-columns-repeated="10"/>
          <table:table-cell table:style-name="ce171" table:formula="of:=&quot;Class Skewness: (N:P) = &quot;&amp;N/GCD(P;N)&amp;&quot;:&quot;&amp;P/GCD(P;N)&amp;&quot;, Class Imbalance: &quot;&amp;ROUND(MAX(N;P)/MIN(N;P);2)" office:value-type="string" office:string-value="Class Skewness: (N:P) = 11:4, Class Imbalance: 2.75" calcext:value-type="string" table:number-columns-spanned="2" table:number-rows-spanned="2">
            <text:p>Class Skewness: (N:P) = 11:4, Class Imbalance: 2.75</text:p>
          </table:table-cell>
          <table:covered-table-cell/>
          <table:table-cell/>
          <table:table-cell table:style-name="ce99"/>
          <table:table-cell table:style-name="ce104"/>
          <table:table-cell table:number-columns-repeated="4"/>
          <table:table-cell table:style-name="Default" table:number-columns-repeated="4"/>
          <table:table-cell table:number-columns-repeated="1001"/>
        </table:table-row>
        <table:table-row table:style-name="ro14">
          <table:table-cell/>
          <table:table-cell table:style-name="ce14" office:value-type="string" calcext:value-type="string" table:number-columns-spanned="2" table:number-rows-spanned="1">
            <text:p>Others – 1:</text:p>
          </table:table-cell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9" office:value-type="string" calcext:value-type="string">
            <text:p>Others – 2: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DoF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M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6" table:formula="of:=(ROWS(TP;FN)-1)*(COLUMNS(FP;TN)-1)" office:value-type="float" office:value="1" calcext:value-type="float" table:number-columns-spanned="2" table:number-rows-spanned="1">
            <text:p>1</text:p>
          </table:table-cell>
          <table:covered-table-cell table:style-name="ce15"/>
          <table:table-cell table:number-columns-repeated="16"/>
          <table:table-cell table:style-name="ce249" table:formula="of:=TP/Sn*LOG(TP/Sn/(PREV*BIAS);2)*FP/Sn*LOG(FP/Sn/((1-PREV)*BIAS);2)*FN/Sn*LOG(FN/Sn/(PREV*(1-BIAS));2)*TN/Sn*LOG(TN/Sn/((1-PREV)*(1-BIAS));2)" office:value-type="float" office:value="0.000632240581870087" calcext:value-type="float">
            <text:p>0.000632</text:p>
          </table:table-cell>
          <table:table-cell table:style-name="Default" table:number-columns-repeated="3"/>
          <table:table-cell table:number-columns-repeated="1001"/>
        </table:table-row>
        <table:table-row table:style-name="ro16">
          <table:table-cell/>
          <table:table-cell table:style-name="ce20" office:value-type="string" calcext:value-type="string" table:number-columns-spanned="2" table:number-rows-spanned="1">
            <text:p>Chi-squared test (<text:span text:style-name="T1">x</text:span><text:span text:style-name="T8">2</text:span>)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geo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3" table:formula="of:=Sn*(TP*TN-FP*FN)^2/(P*N*OP*ON)" office:value-type="float" office:value="406.973461321287" calcext:value-type="float" table:number-columns-spanned="2" table:number-rows-spanned="1">
            <text:p>406.97</text:p>
          </table:table-cell>
          <table:covered-table-cell table:style-name="ce15"/>
          <table:table-cell table:number-columns-repeated="16"/>
          <table:table-cell table:style-name="ce250" table:formula="of:=MI/SQRT(HC*HO)" office:value-type="float" office:value="0.000780758320001663" calcext:value-type="float">
            <text:p>0.000781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15" office:value-type="string" calcext:value-type="string" table:number-columns-spanned="2" table:number-rows-spanned="1">
            <text:p>Skewness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joi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5" table:formula="of:=N/GCD(P;N)&amp;&quot;:&quot;&amp;P/GCD(P;N)" office:value-type="string" office:string-value="11:4" calcext:value-type="string" table:number-columns-spanned="2" table:number-rows-spanned="1">
            <text:p>11:4</text:p>
          </table:table-cell>
          <table:covered-table-cell table:style-name="ce15"/>
          <table:table-cell table:number-columns-repeated="16"/>
          <table:table-cell table:style-name="ce250" table:formula="of:=[.T16]/[.T12]" office:value-type="float" office:value="0.0887224068458664" calcext:value-type="float">
            <text:p>0.088722</text:p>
          </table:table-cell>
          <table:table-cell table:style-name="Default" table:number-columns-repeated="3"/>
          <table:table-cell table:number-columns-repeated="1001"/>
        </table:table-row>
        <table:table-row table:style-name="ro15">
          <table:table-cell/>
          <table:table-cell table:style-name="ce22" office:value-type="string" calcext:value-type="string" table:number-columns-spanned="2" table:number-rows-spanned="1">
            <text:p>IMB</text:p>
          </table:table-cell>
          <table:covered-table-cell table:style-name="ce15"/>
          <table:table-cell table:number-columns-repeated="16"/>
          <table:table-cell table:style-name="ce620" office:value-type="string" calcext:value-type="string">
            <text:p>nMImin</text:p>
          </table:table-cell>
          <table:table-cell table:number-columns-repeated="1004"/>
        </table:table-row>
        <table:table-row table:style-name="ro15">
          <table:table-cell/>
          <table:table-cell table:style-name="ce16" table:formula="of:=ROUND(MAX(N;P)/MIN(N;P);2)" office:value-type="float" office:value="2.75" calcext:value-type="float" table:number-columns-spanned="2" table:number-rows-spanned="1">
            <text:p>2.75</text:p>
          </table:table-cell>
          <table:covered-table-cell table:style-name="ce15"/>
          <table:table-cell table:number-columns-repeated="16"/>
          <table:table-cell table:style-name="ce250" table:formula="of:=MI/MIN(HC;HO)" office:value-type="float" office:value="0.000806658812687812" calcext:value-type="float">
            <text:p>0.000807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nMImax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0" table:formula="of:=MI/MAX(HC;HO)" office:value-type="float" office:value="0.000755689449695179" calcext:value-type="float">
            <text:p>0.000756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P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P-FP)/OP" office:value-type="float" office:value="0.714285714285714" calcext:value-type="float">
            <text:p>0.7143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620" office:value-type="string" calcext:value-type="string">
            <text:p>TONSR*</text:p>
          </table:table-cell>
          <table:table-cell table:number-columns-repeated="1004"/>
        </table:table-row>
        <table:table-row table:style-name="ro15">
          <table:table-cell/>
          <table:table-cell table:style-name="ce15" table:number-columns-spanned="2" table:number-rows-spanned="1"/>
          <table:covered-table-cell table:style-name="ce15"/>
          <table:table-cell table:number-columns-repeated="16"/>
          <table:table-cell table:style-name="ce251" table:formula="of:=(TN-FN)/ON" office:value-type="float" office:value="0.826086956521739" calcext:value-type="float">
            <text:p>0.8261</text:p>
          </table:table-cell>
          <table:table-cell table:number-columns-repeated="1004"/>
        </table:table-row>
        <table:table-row table:style-name="ro17">
          <table:table-cell/>
          <table:table-cell table:style-name="Default" table:number-columns-repeated="3"/>
          <table:table-cell table:style-name="ce68" office:value-type="string" calcext:value-type="string" table:number-columns-spanned="3" table:number-rows-spanned="1">
            <text:p><text:span text:style-name="T1">PPV</text:span> – <text:span text:style-name="T1">FDR</text:span> <text:span text:style-name="T1">vs.</text:span> <text:span text:style-name="T1">NPV</text:span> – <text:span text:style-name="T1">FOR</text:span></text:p>
          </table:table-cell>
          <table:covered-table-cell table:number-columns-repeated="2"/>
          <table:table-cell table:number-columns-repeated="7"/>
          <table:table-cell table:style-name="ce543" office:value-type="string" calcext:value-type="string" table:number-columns-spanned="5" table:number-rows-spanned="1">
            <text:p><text:span text:style-name="T1">TPR</text:span> – <text:span text:style-name="T1">FNR</text:span> <text:span text:style-name="T1">vs.</text:span> <text:span text:style-name="T1">TNR</text:span> – <text:span text:style-name="T1">FPR</text:span></text:p>
          </table:table-cell>
          <table:covered-table-cell table:style-name="ce68"/>
          <table:covered-table-cell table:number-columns-repeated="3"/>
          <table:table-cell table:number-columns-repeated="1005"/>
        </table:table-row>
        <table:table-row table:style-name="ro15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  <table:table-cell table:number-columns-repeated="1010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table:style-name="ce13" office:value-type="string" calcext:value-type="string">
            <text:p>* Proposed Metrics (Gürol Canbek © 2015)</text:p>
          </table:table-cell>
          <table:table-cell/>
          <table:table-cell table:style-name="Default"/>
          <table:table-cell table:style-name="ce13"/>
          <table:table-cell table:number-columns-repeated="1019"/>
        </table:table-row>
        <table:table-row table:style-name="ro18">
          <table:table-cell/>
          <table:table-cell office:value-type="string" calcext:value-type="string">
            <text:p><text:span text:style-name="T1">TOPSR</text:span>: Test Outcome Posi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/>
          <table:table-cell office:value-type="string" calcext:value-type="string">
            <text:p><text:span text:style-name="T1">TONSR</text:span>: Test Outcome Negative Success Rat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8"/>
          <table:table-cell table:style-name="ce137"/>
          <table:table-cell table:style-name="ce141" table:number-columns-repeated="2"/>
          <table:table-cell table:style-name="ce144"/>
          <table:table-cell table:style-name="ce182"/>
          <table:table-cell table:number-columns-repeated="1000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Performance Instruments'.N7:'Performance Instruments'.N7">
            <calcext:data-bar calcext:gradient="false" calcext:max-length="100" calcext:negative-color="#ff3333" calcext:positive-color="#fccaca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L2:'Performance Instruments'.L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Instruments'.P9:'Performance Instruments'.Q9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S9:'Performance Instruments'.S9">
            <calcext:color-scale>
              <calcext:color-scale-entry calcext:value="0" calcext:type="number" calcext:color="#009900"/>
              <calcext:color-scale-entry calcext:value="100" calcext:type="number" calcext:color="#cc99ff"/>
            </calcext:color-scale>
          </calcext:conditional-format>
          <calcext:conditional-format calcext:target-range-address="'Performance Instruments'.S7:'Performance Instruments'.S7">
            <calcext:color-scale>
              <calcext:color-scale-entry calcext:value="0" calcext:type="number" calcext:color="#cc99ff"/>
              <calcext:color-scale-entry calcext:value="100" calcext:type="number" calcext:color="#cc0000"/>
            </calcext:color-scale>
          </calcext:conditional-format>
          <calcext:conditional-format calcext:target-range-address="'Performance Instruments'.Q12:'Performance Instruments'.Q12">
            <calcext:icon-set calcext:icon-set-type="5Rating">
              <calcext:formatting-entry calcext:value="0" calcext:type="percent"/>
              <calcext:formatting-entry calcext:value="1" calcext:type="number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'Performance Instruments'.F9:'Performance Instruments'.G9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E2:'Performance Instruments'.E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H4:'Performance Instruments'.H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B12:'Performance Instruments'.C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G4:'Performance Instruments'.G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N12:'Performance Instruments'.N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4:'Performance Instruments'.P4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12:'Performance Instruments'.P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O4:'Performance Instruments'.O4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P7:'Performance Instruments'.P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N9:'Performance Instruments'.N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7:'Performance Instruments'.F7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12:'Performance Instruments'.O12">
            <calcext:color-scale>
              <calcext:color-scale-entry calcext:value="-1" calcext:type="number" calcext:color="#f4a582"/>
              <calcext:color-scale-entry calcext:value="0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I4:'Performance Instruments'.I4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H12:'Performance Instruments'.H12">
            <calcext:condition calcext:apply-style-name="Erronous" calcext:value="&gt;=0.95*ACC" calcext:base-cell-address="'Performance Instruments'.H12"/>
          </calcext:conditional-format>
          <calcext:conditional-format calcext:target-range-address="'Performance Instruments'.T12:'Performance Instruments'.T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T4:'Performance Instruments'.T4">
            <calcext:color-scale>
              <calcext:color-scale-entry calcext:value="0" calcext:type="number" calcext:color="#663300"/>
              <calcext:color-scale-entry calcext:value="0.0001" calcext:type="number" calcext:color="#ffff00"/>
              <calcext:color-scale-entry calcext:value="1" calcext:type="number" calcext:color="#ff9900"/>
            </calcext:color-scale>
          </calcext:conditional-format>
          <calcext:conditional-format calcext:target-range-address="'Performance Instruments'.E12:'Performance Instruments'.E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F12:'Performance Instruments'.F12">
            <calcext:color-scale>
              <calcext:color-scale-entry calcext:value="0" calcext:type="number" calcext:color="#f4a582"/>
              <calcext:color-scale-entry calcext:value="0.5" calcext:type="number" calcext:color="#ffffff"/>
              <calcext:color-scale-entry calcext:value="1" calcext:type="number" calcext:color="#92c5de"/>
            </calcext:color-scale>
          </calcext:conditional-format>
          <calcext:conditional-format calcext:target-range-address="'Performance Instruments'.E7:'Performance Instruments'.E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7:'Performance Instruments'.C7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9:'Performance Instruments'.C9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Instrument List" table:style-name="ta2">
        <table:table-column table:style-name="co22" table:default-cell-style-name="Default"/>
        <table:table-column table:style-name="co15" table:default-cell-style-name="Default"/>
        <table:table-column table:style-name="co23" table:default-cell-style-name="ce869"/>
        <table:table-column table:style-name="co24" table:default-cell-style-name="Default"/>
        <table:table-column table:style-name="co20" table:default-cell-style-name="Default"/>
        <table:table-row table:style-name="ro15">
          <table:table-cell table:style-name="ce467" office:value-type="string" calcext:value-type="string">
            <text:p>Instrument</text:p>
          </table:table-cell>
          <table:table-cell table:style-name="ce467" office:value-type="string" calcext:value-type="string">
            <text:p>Level</text:p>
          </table:table-cell>
          <table:table-cell table:style-name="ce654" office:value-type="string" calcext:value-type="string">
            <text:p>Nr</text:p>
          </table:table-cell>
          <table:table-cell table:style-name="ce467" office:value-type="string" calcext:value-type="string">
            <text:p>Symbol</text:p>
          </table:table-cell>
          <table:table-cell table:style-name="ce467" office:value-type="string" calcext:value-type="string">
            <text:p>Current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1" calcext:value-type="float">
            <text:p>1</text:p>
          </table:table-cell>
          <table:table-cell table:style-name="ce868" office:value-type="string" calcext:value-type="string">
            <text:p>TP</text:p>
          </table:table-cell>
          <table:table-cell table:formula="of:=TP" office:value-type="float" office:value="150" calcext:value-type="float">
            <text:p>1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2" calcext:value-type="float">
            <text:p>2</text:p>
          </table:table-cell>
          <table:table-cell table:style-name="ce884" office:value-type="string" calcext:value-type="string">
            <text:p>FP</text:p>
          </table:table-cell>
          <table:table-cell table:formula="of:=FP" office:value-type="float" office:value="25" calcext:value-type="float">
            <text:p>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3" calcext:value-type="float">
            <text:p>3</text:p>
          </table:table-cell>
          <table:table-cell table:style-name="ce887" office:value-type="string" calcext:value-type="string">
            <text:p>FN</text:p>
          </table:table-cell>
          <table:table-cell table:formula="of:=FN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39" office:value-type="string" calcext:value-type="string">
            <text:p>Base</text:p>
          </table:table-cell>
          <table:table-cell table:style-name="ce658" office:value-type="float" office:value="4" calcext:value-type="float">
            <text:p>4</text:p>
          </table:table-cell>
          <table:table-cell table:style-name="ce889" office:value-type="string" calcext:value-type="string">
            <text:p>TN</text:p>
          </table:table-cell>
          <table:table-cell table:formula="of:=TN" office:value-type="float" office:value="525" calcext:value-type="float">
            <text:p>52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5" calcext:value-type="float">
            <text:p>5</text:p>
          </table:table-cell>
          <table:table-cell table:style-name="ce894" office:value-type="string" calcext:value-type="string">
            <text:p>P</text:p>
          </table:table-cell>
          <table:table-cell table:formula="of:=P" office:value-type="float" office:value="200" calcext:value-type="float">
            <text:p>2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6" calcext:value-type="float">
            <text:p>6</text:p>
          </table:table-cell>
          <table:table-cell table:style-name="ce896" office:value-type="string" calcext:value-type="string">
            <text:p>N</text:p>
          </table:table-cell>
          <table:table-cell table:formula="of:=N" office:value-type="float" office:value="550" calcext:value-type="float">
            <text:p>5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7" calcext:value-type="float">
            <text:p>7</text:p>
          </table:table-cell>
          <table:table-cell table:style-name="ce898" office:value-type="string" calcext:value-type="string">
            <text:p>OP</text:p>
          </table:table-cell>
          <table:table-cell table:formula="of:=OP" office:value-type="float" office:value="175" calcext:value-type="float">
            <text:p>1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8" calcext:value-type="float">
            <text:p>8</text:p>
          </table:table-cell>
          <table:table-cell table:style-name="ce900" office:value-type="string" calcext:value-type="string">
            <text:p>ON</text:p>
          </table:table-cell>
          <table:table-cell table:formula="of:=ON" office:value-type="float" office:value="575" calcext:value-type="float">
            <text:p>5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9" calcext:value-type="float">
            <text:p>9</text:p>
          </table:table-cell>
          <table:table-cell table:style-name="ce902" office:value-type="string" calcext:value-type="string">
            <text:p>TC</text:p>
          </table:table-cell>
          <table:table-cell table:formula="of:=TC" office:value-type="float" office:value="675" calcext:value-type="float">
            <text:p>6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0" calcext:value-type="float">
            <text:p>10</text:p>
          </table:table-cell>
          <table:table-cell table:style-name="ce903" office:value-type="string" calcext:value-type="string">
            <text:p>FC</text:p>
          </table:table-cell>
          <table:table-cell table:formula="of:=FC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0" office:value-type="string" calcext:value-type="string">
            <text:p>1st Level</text:p>
          </table:table-cell>
          <table:table-cell table:style-name="ce658" office:value-type="float" office:value="11" calcext:value-type="float">
            <text:p>11</text:p>
          </table:table-cell>
          <table:table-cell table:style-name="ce904" office:value-type="string" calcext:value-type="string">
            <text:p>Sn</text:p>
          </table:table-cell>
          <table:table-cell table:formula="of:=Sn" office:value-type="float" office:value="750" calcext:value-type="float">
            <text:p>7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2" calcext:value-type="float">
            <text:p>12</text:p>
          </table:table-cell>
          <table:table-cell table:style-name="ce658" office:value-type="string" calcext:value-type="string">
            <text:p>PREV</text:p>
          </table:table-cell>
          <table:table-cell table:style-name="ce687" table:formula="of:=PREV" office:value-type="percentage" office:value="0.266666666666667" calcext:value-type="percentage">
            <text:p>26.67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3" calcext:value-type="float">
            <text:p>13</text:p>
          </table:table-cell>
          <table:table-cell table:style-name="ce658" office:value-type="string" calcext:value-type="string">
            <text:p>BIAS</text:p>
          </table:table-cell>
          <table:table-cell table:style-name="ce688" table:formula="of:=BIAS" office:value-type="percentage" office:value="0.233333333333333" calcext:value-type="percentage">
            <text:p>23.3%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4" calcext:value-type="float">
            <text:p>14</text:p>
          </table:table-cell>
          <table:table-cell table:style-name="ce658" office:value-type="string" calcext:value-type="string">
            <text:p>SKEW</text:p>
          </table:table-cell>
          <table:table-cell table:formula="of:=N/GCD(P;N)&amp;&quot;:&quot;&amp;P/GCD(P;N)" office:value-type="string" office:string-value="11:4" calcext:value-type="string">
            <text:p>11: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string" calcext:value-type="string">
            <text:p>14'</text:p>
          </table:table-cell>
          <table:table-cell table:style-name="ce658" office:value-type="string" calcext:value-type="string">
            <text:p>IMB</text:p>
          </table:table-cell>
          <table:table-cell table:formula="of:=ROUND(MAX(N;P)/MIN(N;P);2)" office:value-type="float" office:value="2.75" calcext:value-type="float">
            <text:p>2.75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5" calcext:value-type="float">
            <text:p>15</text:p>
          </table:table-cell>
          <table:table-cell table:style-name="ce658" office:value-type="string" calcext:value-type="string">
            <text:p>NIR</text:p>
          </table:table-cell>
          <table:table-cell table:style-name="ce876" table:formula="of:=NI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6" calcext:value-type="float">
            <text:p>16</text:p>
          </table:table-cell>
          <table:table-cell table:style-name="ce658" office:value-type="string" calcext:value-type="string">
            <text:p>NER</text:p>
          </table:table-cell>
          <table:table-cell table:style-name="ce876" table:formula="of:=NER" office:value-type="float" office:value="0.733333333333333" calcext:value-type="float">
            <text:p>0.7333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7" calcext:value-type="float">
            <text:p>17</text:p>
          </table:table-cell>
          <table:table-cell table:style-name="ce658" office:value-type="string" calcext:value-type="string">
            <text:p>CKc</text:p>
          </table:table-cell>
          <table:table-cell table:style-name="ce876" table:formula="of:=CKc" office:value-type="float" office:value="0.624444444444444" calcext:value-type="float">
            <text:p>0.6244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8" calcext:value-type="float">
            <text:p>18</text:p>
          </table:table-cell>
          <table:table-cell table:style-name="ce658" office:value-type="string" calcext:value-type="string">
            <text:p>DET</text:p>
          </table:table-cell>
          <table:table-cell table:style-name="ce281" table:formula="of:=DET" office:value-type="float" office:value="77500" calcext:value-type="float">
            <text:p>775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19" calcext:value-type="float">
            <text:p>19</text:p>
          </table:table-cell>
          <table:table-cell table:style-name="ce658" office:value-type="string" calcext:value-type="string">
            <text:p>LRP</text:p>
          </table:table-cell>
          <table:table-cell table:style-name="ce473" table:formula="of:=LRP" office:value-type="float" office:value="16.5" calcext:value-type="float">
            <text:p>16.5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0" calcext:value-type="float">
            <text:p>20</text:p>
          </table:table-cell>
          <table:table-cell table:style-name="ce658" office:value-type="string" calcext:value-type="string">
            <text:p>LRN</text:p>
          </table:table-cell>
          <table:table-cell table:style-name="ce473" table:formula="of:=LRN" office:value-type="float" office:value="0.261904761904762" calcext:value-type="float">
            <text:p>0.2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1" office:value-type="string" calcext:value-type="string">
            <text:p>2nd Level</text:p>
          </table:table-cell>
          <table:table-cell table:style-name="ce658" office:value-type="float" office:value="21" calcext:value-type="float">
            <text:p>21</text:p>
          </table:table-cell>
          <table:table-cell table:style-name="ce658" office:value-type="string" calcext:value-type="string">
            <text:p>DPR</text:p>
          </table:table-cell>
          <table:table-cell table:style-name="ce876" table:formula="of:=DPr" office:value-type="float" office:value="2.36511137978098" calcext:value-type="float">
            <text:p>2.3651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2" calcext:value-type="float">
            <text:p>22</text:p>
          </table:table-cell>
          <table:table-cell table:style-name="ce658" office:value-type="string" calcext:value-type="string">
            <text:p>HC</text:p>
          </table:table-cell>
          <table:table-cell table:style-name="ce876" table:formula="of:=HC" office:value-type="float" office:value="0.836640741941167" calcext:value-type="float">
            <text:p>0.8366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3" calcext:value-type="float">
            <text:p>23</text:p>
          </table:table-cell>
          <table:table-cell table:style-name="ce658" office:value-type="string" calcext:value-type="string">
            <text:p>HO</text:p>
          </table:table-cell>
          <table:table-cell table:style-name="ce876" table:formula="of:=HO" office:value-type="float" office:value="0.783776947484701" calcext:value-type="float">
            <text:p>0.7838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4" calcext:value-type="float">
            <text:p>24</text:p>
          </table:table-cell>
          <table:table-cell table:style-name="ce658" office:value-type="string" calcext:value-type="string">
            <text:p>OR</text:p>
          </table:table-cell>
          <table:table-cell table:style-name="ce876" table:formula="of:=OR" office:value-type="float" office:value="63" calcext:value-type="float">
            <text:p>63.0000</text:p>
          </table:table-cell>
        </table:table-row>
        <table:table-row table:style-name="ro15">
          <table:table-cell office:value-type="string" calcext:value-type="string">
            <text:p>Measure</text:p>
          </table:table-cell>
          <table:table-cell table:style-name="ce644" office:value-type="string" calcext:value-type="string">
            <text:p>3rd Level</text:p>
          </table:table-cell>
          <table:table-cell table:style-name="ce658" office:value-type="float" office:value="25" calcext:value-type="float">
            <text:p>25</text:p>
          </table:table-cell>
          <table:table-cell table:style-name="ce658" office:value-type="string" calcext:value-type="string">
            <text:p>DP</text:p>
          </table:table-cell>
          <table:table-cell table:style-name="ce473" table:formula="of:=DP" office:value-type="float" office:value="0.992028437617884" calcext:value-type="float">
            <text:p>0.9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TPR</text:p>
          </table:table-cell>
          <table:table-cell table:style-name="ce876" table:formula="of:=TPR" office:value-type="float" office:value="0.75" calcext:value-type="float">
            <text:p>0.7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style-name="ce658" office:value-type="string" calcext:value-type="string">
            <text:p>FNR</text:p>
          </table:table-cell>
          <table:table-cell table:style-name="ce876" table:formula="of:=FNR" office:value-type="float" office:value="0.25" calcext:value-type="float">
            <text:p>0.25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table:style-name="ce658" office:value-type="string" calcext:value-type="string">
            <text:p>TNR</text:p>
          </table:table-cell>
          <table:table-cell table:style-name="ce876" table:formula="of:=TNR" office:value-type="float" office:value="0.954545454545455" calcext:value-type="float">
            <text:p>0.95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style-name="ce658" office:value-type="string" calcext:value-type="string">
            <text:p>FPR</text:p>
          </table:table-cell>
          <table:table-cell table:style-name="ce876" table:formula="of:=FPR" office:value-type="float" office:value="0.0454545454545455" calcext:value-type="float">
            <text:p>0.045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style-name="ce658" office:value-type="string" calcext:value-type="string">
            <text:p>PPV</text:p>
          </table:table-cell>
          <table:table-cell table:style-name="ce876" table:formula="of:=PPV" office:value-type="float" office:value="0.857142857142857" calcext:value-type="float">
            <text:p>0.85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  <table:table-cell table:style-name="ce658" office:value-type="string" calcext:value-type="string">
            <text:p>FDR</text:p>
          </table:table-cell>
          <table:table-cell table:style-name="ce876" table:formula="of:=FDR" office:value-type="float" office:value="0.142857142857143" calcext:value-type="float">
            <text:p>0.1429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7" calcext:value-type="float">
            <text:p>7</text:p>
          </table:table-cell>
          <table:table-cell table:style-name="ce658" office:value-type="string" calcext:value-type="string">
            <text:p>NPV</text:p>
          </table:table-cell>
          <table:table-cell table:style-name="ce876" table:formula="of:=NPV" office:value-type="float" office:value="0.91304347826087" calcext:value-type="float">
            <text:p>0.913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style-name="ce658" office:value-type="string" calcext:value-type="string">
            <text:p>FOR</text:p>
          </table:table-cell>
          <table:table-cell table:style-name="ce876" table:formula="of:=FOR" office:value-type="float" office:value="0.0869565217391304" calcext:value-type="float">
            <text:p>0.087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style-name="ce658" office:value-type="string" calcext:value-type="string">
            <text:p>HOC</text:p>
          </table:table-cell>
          <table:table-cell table:style-name="ce876" table:formula="of:=HOC" office:value-type="float" office:value="0.0071260530946647" calcext:value-type="float">
            <text:p>0.007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style-name="ce658" office:value-type="string" calcext:value-type="string">
            <text:p>MI</text:p>
          </table:table-cell>
          <table:table-cell table:style-name="ce886" table:formula="of:=MI" office:value-type="float" office:value="0.000632240581870087" calcext:value-type="float">
            <text:p>0.00063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table:style-name="ce658" office:value-type="string" calcext:value-type="string">
            <text:p>DR</text:p>
          </table:table-cell>
          <table:table-cell table:style-name="ce876" table:formula="of:=DR" office:value-type="float" office:value="0.2" calcext:value-type="float">
            <text:p>0.2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table:style-name="ce658" office:value-type="string" calcext:value-type="string">
            <text:p>CRR</text:p>
          </table:table-cell>
          <table:table-cell table:style-name="ce876" table:formula="of:=CRR" office:value-type="float" office:value="0.7" calcext:value-type="float">
            <text:p>0.7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table:style-name="ce658" office:value-type="string" calcext:value-type="string">
            <text:p>ACC</text:p>
          </table:table-cell>
          <table:table-cell table:style-name="ce876" table:formula="of:=ACC" office:value-type="float" office:value="0.9" calcext:value-type="float">
            <text:p>0.9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8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style-name="ce658" office:value-type="string" calcext:value-type="string">
            <text:p>MCR</text:p>
          </table:table-cell>
          <table:table-cell table:style-name="ce876" table:formula="of:=1-ACC" office:value-type="float" office:value="0.1" calcext:value-type="float">
            <text:p>0.1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5" calcext:value-type="float">
            <text:p>15</text:p>
          </table:table-cell>
          <table:table-cell table:style-name="ce658" office:value-type="string" calcext:value-type="string">
            <text:p>INFORM</text:p>
          </table:table-cell>
          <table:table-cell table:style-name="ce876" table:formula="of:=INFORM" office:value-type="float" office:value="0.704545454545455" calcext:value-type="float">
            <text:p>0.7045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6" calcext:value-type="float">
            <text:p>16</text:p>
          </table:table-cell>
          <table:table-cell table:style-name="ce658" office:value-type="string" calcext:value-type="string">
            <text:p>MARK</text:p>
          </table:table-cell>
          <table:table-cell table:style-name="ce876" table:formula="of:=MARK" office:value-type="float" office:value="0.770186335403727" calcext:value-type="float">
            <text:p>0.770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7" calcext:value-type="float">
            <text:p>17</text:p>
          </table:table-cell>
          <table:table-cell table:style-name="ce658" office:value-type="string" calcext:value-type="string">
            <text:p>BACC</text:p>
          </table:table-cell>
          <table:table-cell table:style-name="ce876" table:formula="of:=BACC" office:value-type="float" office:value="0.852272727272727" calcext:value-type="float">
            <text:p>0.852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17’</text:p>
          </table:table-cell>
          <table:table-cell table:style-name="ce658" office:value-type="string" calcext:value-type="string">
            <text:p>WACC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8" calcext:value-type="float">
            <text:p>18</text:p>
          </table:table-cell>
          <table:table-cell table:style-name="ce658" office:value-type="string" calcext:value-type="string">
            <text:p>G</text:p>
          </table:table-cell>
          <table:table-cell table:style-name="ce876" table:formula="of:=G" office:value-type="float" office:value="0.846114112226649" calcext:value-type="float">
            <text:p>0.846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" calcext:value-type="float">
            <text:p>19</text:p>
          </table:table-cell>
          <table:table-cell table:style-name="ce658" office:value-type="string" calcext:value-type="string">
            <text:p><text:span text:style-name="T69">nMI (nMI</text:span>ari)</text:p>
          </table:table-cell>
          <table:table-cell table:style-name="ce876" table:formula="of:=nMI" office:value-type="float" office:value="0.000780342730143975" calcext:value-type="float">
            <text:p>0.0008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1" calcext:value-type="float">
            <text:p>19.1</text:p>
          </table:table-cell>
          <table:table-cell table:style-name="ce658" office:value-type="string" calcext:value-type="string">
            <text:p>nMIgeo</text:p>
          </table:table-cell>
          <table:table-cell table:style-name="ce886" table:formula="of:=nMIgeo" office:value-type="float" office:value="0.000780758320001663" calcext:value-type="float">
            <text:p>0.000781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2" calcext:value-type="float">
            <text:p>19.2</text:p>
          </table:table-cell>
          <table:table-cell table:style-name="ce658" office:value-type="string" calcext:value-type="string">
            <text:p>nMIjoi</text:p>
          </table:table-cell>
          <table:table-cell table:style-name="ce886" table:formula="of:=nMIjoi" office:value-type="float" office:value="0.0887224068458664" calcext:value-type="float">
            <text:p>0.08872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3" calcext:value-type="float">
            <text:p>19.3</text:p>
          </table:table-cell>
          <table:table-cell table:style-name="ce658" office:value-type="string" calcext:value-type="string">
            <text:p>nMImin</text:p>
          </table:table-cell>
          <table:table-cell table:style-name="ce886" table:formula="of:=nMImin" office:value-type="float" office:value="0.000806658812687812" calcext:value-type="float">
            <text:p>0.00080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19.4" calcext:value-type="float">
            <text:p>19.4</text:p>
          </table:table-cell>
          <table:table-cell table:style-name="ce658" office:value-type="string" calcext:value-type="string">
            <text:p>nMImax</text:p>
          </table:table-cell>
          <table:table-cell table:style-name="ce886" table:formula="of:=nMImax" office:value-type="float" office:value="0.000755689449695179" calcext:value-type="float">
            <text:p>0.000756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0" calcext:value-type="float">
            <text:p>20</text:p>
          </table:table-cell>
          <table:table-cell table:style-name="ce658" office:value-type="string" calcext:value-type="string">
            <text:p>F1</text:p>
          </table:table-cell>
          <table:table-cell table:style-name="ce876" table:formula="of:=F_1" office:value-type="float" office:value="0.8" calcext:value-type="float">
            <text:p>0.8000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F0.5</text:p>
          </table:table-cell>
          <table:table-cell table:style-name="ce876" table:formula="of:=F_1over2" office:value-type="float" office:value="0.833333333333333" calcext:value-type="float">
            <text:p>0.8333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F2</text:p>
          </table:table-cell>
          <table:table-cell table:style-name="ce876" table:formula="of:=F_2" office:value-type="float" office:value="0.769230769230769" calcext:value-type="float">
            <text:p>0.7692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string" calcext:value-type="string">
            <text:p>20’</text:p>
          </table:table-cell>
          <table:table-cell table:style-name="ce658" office:value-type="string" calcext:value-type="string">
            <text:p>FB</text:p>
          </table:table-cell>
          <table:table-cell/>
        </table:table-row>
        <table:table-row table:style-name="ro15">
          <table:table-cell office:value-type="string" calcext:value-type="string">
            <text:p>Metric</text:p>
          </table:table-cell>
          <table:table-cell table:style-name="ce649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658" office:value-type="string" calcext:value-type="string">
            <text:p>CK</text:p>
          </table:table-cell>
          <table:table-cell table:style-name="ce876" table:formula="of:=CK" office:value-type="float" office:value="0.733727810650888" calcext:value-type="float">
            <text:p>0.7337</text:p>
          </table:table-cell>
        </table:table-row>
        <table:table-row table:style-name="ro15">
          <table:table-cell office:value-type="string" calcext:value-type="string">
            <text:p>Metric</text:p>
          </table:table-cell>
          <table:table-cell table:style-name="ce650" office:value-type="string" calcext:value-type="string">
            <text:p>2nd Level</text:p>
          </table:table-cell>
          <table:table-cell office:value-type="float" office:value="22" calcext:value-type="float">
            <text:p>22</text:p>
          </table:table-cell>
          <table:table-cell table:style-name="ce658" office:value-type="string" calcext:value-type="string">
            <text:p>MCC</text:p>
          </table:table-cell>
          <table:table-cell table:style-name="ce876" table:formula="of:=MCC" office:value-type="float" office:value="0.736635107608724" calcext:value-type="float">
            <text:p>0.7366</text:p>
          </table:table-cell>
        </table:table-row>
        <table:table-row table:style-name="ro15">
          <table:table-cell office:value-type="string" calcext:value-type="string">
            <text:p>Indicator</text:p>
          </table:table-cell>
          <table:table-cell table:style-name="ce65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658" office:value-type="string" calcext:value-type="string">
            <text:p>X2pV2</text:p>
          </table:table-cell>
          <table:table-cell table:style-name="ce876" table:formula="of:=Chi2Pv" office:value-type="float" office:value="1.67082934835105E-090" calcext:value-type="float">
            <text:p>0.0000</text:p>
          </table:table-cell>
        </table:table-row>
        <table:table-row table:style-name="ro15" table:number-rows-repeated="1048517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Uniform Margin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ce864"/>
        <table:table-column table:style-name="co33" table:default-cell-style-name="Default"/>
        <table:table-column table:style-name="co34" table:default-cell-style-name="Default"/>
        <table:table-column table:style-name="co33" table:number-columns-repeated="3" table:default-cell-style-name="Default"/>
        <table:table-column table:style-name="co35" table:number-columns-repeated="5" table:default-cell-style-name="Default"/>
        <table:table-column table:style-name="co33" table:number-columns-repeated="4" table:default-cell-style-name="Default"/>
        <table:table-column table:style-name="co20" table:number-columns-repeated="964" table:default-cell-style-name="Default"/>
        <table:table-row table:style-name="ro15">
          <table:table-cell office:value-type="string" calcext:value-type="string">
            <text:p>Original contingency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5"/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93" office:value-type="float" office:value="5" calcext:value-type="float">
            <text:p>5</text:p>
          </table:table-cell>
          <table:table-cell table:style-name="ce893" office:value-type="float" office:value="6" calcext:value-type="float">
            <text:p>6</text:p>
          </table:table-cell>
          <table:table-cell table:style-name="ce893" office:value-type="float" office:value="7" calcext:value-type="float">
            <text:p>7</text:p>
          </table:table-cell>
          <table:table-cell table:style-name="ce893" office:value-type="float" office:value="8" calcext:value-type="float">
            <text:p>8</text:p>
          </table:table-cell>
          <table:table-cell table:style-name="ce893" office:value-type="float" office:value="9" calcext:value-type="float">
            <text:p>9</text:p>
          </table:table-cell>
          <table:table-cell table:style-name="ce893" office:value-type="float" office:value="10" calcext:value-type="float">
            <text:p>10</text:p>
          </table:table-cell>
          <table:table-cell table:style-name="ce893" office:value-type="float" office:value="11" calcext:value-type="float">
            <text:p>11</text:p>
          </table:table-cell>
          <table:table-cell table:number-columns-repeated="967"/>
        </table:table-row>
        <table:table-row table:style-name="ro15">
          <table:table-cell table:style-name="ce818" office:value-type="string" calcext:value-type="string">
            <text:p>OP</text:p>
          </table:table-cell>
          <table:table-cell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1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 office:value-type="string" calcext:value-type="string">
            <text:p>Base-1st Level Measures</text:p>
          </table:table-cell>
          <table:table-cell table:style-name="ce868" office:value-type="string" calcext:value-type="string">
            <text:p>TP</text:p>
          </table:table-cell>
          <table:table-cell table:style-name="ce884" office:value-type="string" calcext:value-type="string">
            <text:p>FP</text:p>
          </table:table-cell>
          <table:table-cell table:style-name="ce887" office:value-type="string" calcext:value-type="string">
            <text:p>FN</text:p>
          </table:table-cell>
          <table:table-cell table:style-name="ce889" office:value-type="string" calcext:value-type="string">
            <text:p>TN</text:p>
          </table:table-cell>
          <table:table-cell table:style-name="ce894" office:value-type="string" calcext:value-type="string">
            <text:p>P</text:p>
          </table:table-cell>
          <table:table-cell table:style-name="ce896" office:value-type="string" calcext:value-type="string">
            <text:p>N</text:p>
          </table:table-cell>
          <table:table-cell table:style-name="ce898" office:value-type="string" calcext:value-type="string">
            <text:p>OP</text:p>
          </table:table-cell>
          <table:table-cell table:style-name="ce900" office:value-type="string" calcext:value-type="string">
            <text:p>ON</text:p>
          </table:table-cell>
          <table:table-cell table:style-name="ce902" office:value-type="string" calcext:value-type="string">
            <text:p>TC</text:p>
          </table:table-cell>
          <table:table-cell table:style-name="ce903" office:value-type="string" calcext:value-type="string">
            <text:p>FC</text:p>
          </table:table-cell>
          <table:table-cell table:style-name="ce904" office:value-type="string" calcext:value-type="string">
            <text:p>Sn</text:p>
          </table:table-cell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3]+[.D3]" office:value-type="float" office:value="25" calcext:value-type="float">
            <text:p>25</text:p>
          </table:table-cell>
          <table:table-cell table:style-name="ce857" office:value-type="string" calcext:value-type="string">
            <text:p>a</text:p>
          </table:table-cell>
          <table:table-cell table:style-name="ce859" office:value-type="float" office:value="15" calcext:value-type="float">
            <text:p>15</text:p>
          </table:table-cell>
          <table:table-cell table:style-name="ce859" office:value-type="float" office:value="10" calcext:value-type="float">
            <text:p>10</text:p>
          </table:table-cell>
          <table:table-cell table:style-name="ce861" office:value-type="string" calcext:value-type="string">
            <text:p>b</text:p>
          </table:table-cell>
          <table:covered-table-cell table:style-name="ce345"/>
          <table:table-cell table:style-name="ce345"/>
          <table:table-cell table:style-name="ce819" table:formula="of:=[.J3]+[.K3]" office:value-type="float" office:value="1" calcext:value-type="float">
            <text:p>1</text:p>
          </table:table-cell>
          <table:table-cell table:style-name="ce828"/>
          <table:table-cell table:style-name="ce819" table:formula="of:=[.C3]/[.A3]" office:value-type="float" office:value="0.6" calcext:value-type="float">
            <text:p>0.6</text:p>
          </table:table-cell>
          <table:table-cell table:style-name="ce819" table:formula="of:=[.D3]/[.A3]" office:value-type="float" office:value="0.4" calcext:value-type="float">
            <text:p>0.4</text:p>
          </table:table-cell>
          <table:table-cell table:style-name="ce345"/>
          <table:table-cell table:style-name="ce819" table:formula="of:=[.O3]+[.P3]" office:value-type="float" office:value="0.991071428571429" calcext:value-type="float">
            <text:p>0.991071428571429</text:p>
          </table:table-cell>
          <table:table-cell table:style-name="ce828"/>
          <table:table-cell table:style-name="ce819" table:formula="of:=[.J3]/[.J8]" office:value-type="float" office:value="0.5625" calcext:value-type="float">
            <text:p>0.5625</text:p>
          </table:table-cell>
          <table:table-cell table:style-name="ce819" table:formula="of:=[.K3]/[.K8]" office:value-type="float" office:value="0.428571428571429" calcext:value-type="float">
            <text:p>0.428571428571429</text:p>
          </table:table-cell>
          <table:table-cell table:style-name="ce345"/>
          <table:table-cell table:style-name="ce865" office:value-type="string" calcext:value-type="string">
            <text:p>Original</text:p>
          </table:table-cell>
          <table:table-cell table:style-name="ce869" table:formula="of:=[.C3]" office:value-type="float" office:value="15" calcext:value-type="float">
            <text:p>15</text:p>
          </table:table-cell>
          <table:table-cell table:style-name="ce869" table:formula="of:=[.D3]" office:value-type="float" office:value="10" calcext:value-type="float">
            <text:p>10</text:p>
          </table:table-cell>
          <table:table-cell table:style-name="ce869" table:formula="of:=[.C5]" office:value-type="float" office:value="35" calcext:value-type="float">
            <text:p>35</text:p>
          </table:table-cell>
          <table:table-cell table:style-name="ce869" table:formula="of:=[.D5]" office:value-type="float" office:value="40" calcext:value-type="float">
            <text:p>40</text:p>
          </table:table-cell>
          <table:table-cell table:style-name="ce869" table:formula="of:=[.C8]" office:value-type="float" office:value="50" calcext:value-type="float">
            <text:p>50</text:p>
          </table:table-cell>
          <table:table-cell table:style-name="ce869" table:formula="of:=[.D8]" office:value-type="float" office:value="50" calcext:value-type="float">
            <text:p>50</text:p>
          </table:table-cell>
          <table:table-cell table:style-name="ce869" table:formula="of:=[.A3]" office:value-type="float" office:value="25" calcext:value-type="float">
            <text:p>25</text:p>
          </table:table-cell>
          <table:table-cell table:style-name="ce869" table:formula="of:=[.A5]" office:value-type="float" office:value="75" calcext:value-type="float">
            <text:p>75</text:p>
          </table:table-cell>
          <table:table-cell table:style-name="ce869" table:formula="of:=[.A8]" office:value-type="float" office:value="55" calcext:value-type="float">
            <text:p>55</text:p>
          </table:table-cell>
          <table:table-cell table:style-name="ce869" table:formula="of:=[.T3]+[.U3]" office:value-type="float" office:value="45" calcext:value-type="float">
            <text:p>45</text:p>
          </table:table-cell>
          <table:table-cell table:style-name="ce869" table:formula="of:=SUM([.S3:.V3])" office:value-type="float" office:value="100" calcext:value-type="float">
            <text:p>100</text:p>
          </table:table-cell>
          <table:table-cell table:style-name="ce869" table:number-columns-repeated="4"/>
          <table:table-cell table:style-name="ce345"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Standardized</text:p>
          </table:table-cell>
          <table:table-cell table:style-name="ce870" table:formula="of:=[.C21]" office:value-type="float" office:value="28.3484848121225" calcext:value-type="float">
            <text:p>28.3</text:p>
          </table:table-cell>
          <table:table-cell table:style-name="ce870" table:formula="of:=[.D21]" office:value-type="float" office:value="21.6515126103561" calcext:value-type="float">
            <text:p>21.7</text:p>
          </table:table-cell>
          <table:table-cell table:style-name="ce870" table:formula="of:=[.C23]" office:value-type="float" office:value="21.6515151878775" calcext:value-type="float">
            <text:p>21.7</text:p>
          </table:table-cell>
          <table:table-cell table:style-name="ce870" table:formula="of:=[.D23]" office:value-type="float" office:value="28.3484873896439" calcext:value-type="float">
            <text:p>28.3</text:p>
          </table:table-cell>
          <table:table-cell table:style-name="ce895" table:formula="of:=[.C26]" office:value-type="float" office:value="50" calcext:value-type="float">
            <text:p>50</text:p>
          </table:table-cell>
          <table:table-cell table:style-name="ce895" table:formula="of:=[.D26]" office:value-type="float" office:value="50" calcext:value-type="float">
            <text:p>50</text:p>
          </table:table-cell>
          <table:table-cell table:style-name="ce895" table:formula="of:=[.A21]" office:value-type="float" office:value="49.9999974224785" calcext:value-type="float">
            <text:p>49.9999974224785</text:p>
          </table:table-cell>
          <table:table-cell table:style-name="ce895" table:formula="of:=[.A23]" office:value-type="float" office:value="50.0000025775215" calcext:value-type="float">
            <text:p>50.0000025775215</text:p>
          </table:table-cell>
          <table:table-cell table:style-name="ce870" table:formula="of:=[.A26]" office:value-type="float" office:value="56.6969722017664" calcext:value-type="float">
            <text:p>56.7</text:p>
          </table:table-cell>
          <table:table-cell table:style-name="ce899" table:formula="of:=[.T4]+[.U4]" office:value-type="float" office:value="43.3030277982336" calcext:value-type="float">
            <text:p>43.3</text:p>
          </table:table-cell>
          <table:table-cell table:style-name="ce869" table:formula="of:=SUM([.S4:.V4])" office:value-type="float" office:value="100" calcext:value-type="float">
            <text:p>100</text:p>
          </table:table-cell>
          <table:table-cell table:style-name="ce895" table:number-columns-repeated="4"/>
          <table:table-cell table:number-columns-repeated="963"/>
        </table:table-row>
        <table:table-row table:style-name="ro15">
          <table:table-cell table:style-name="ce819" table:formula="of:=[.C5]+[.D5]" office:value-type="float" office:value="75" calcext:value-type="float">
            <text:p>75</text:p>
          </table:table-cell>
          <table:table-cell table:style-name="ce857" office:value-type="string" calcext:value-type="string">
            <text:p>d</text:p>
          </table:table-cell>
          <table:table-cell table:style-name="ce859" office:value-type="float" office:value="35" calcext:value-type="float">
            <text:p>35</text:p>
          </table:table-cell>
          <table:table-cell table:style-name="ce859" office:value-type="float" office:value="40" calcext:value-type="float">
            <text:p>40</text:p>
          </table:table-cell>
          <table:table-cell table:style-name="ce861" office:value-type="string" calcext:value-type="string">
            <text:p>c</text:p>
          </table:table-cell>
          <table:covered-table-cell table:style-name="ce345"/>
          <table:table-cell table:style-name="ce345"/>
          <table:table-cell table:style-name="ce819" table:formula="of:=[.J5]+[.K5]" office:value-type="float" office:value="1" calcext:value-type="float">
            <text:p>1</text:p>
          </table:table-cell>
          <table:table-cell table:style-name="ce828"/>
          <table:table-cell table:style-name="ce819" table:formula="of:=[.C5]/[.A5]" office:value-type="float" office:value="0.466666666666667" calcext:value-type="float">
            <text:p>0.466666666666667</text:p>
          </table:table-cell>
          <table:table-cell table:style-name="ce819" table:formula="of:=[.D5]/[.A5]" office:value-type="float" office:value="0.533333333333333" calcext:value-type="float">
            <text:p>0.533333333333333</text:p>
          </table:table-cell>
          <table:table-cell table:style-name="ce345"/>
          <table:table-cell table:style-name="ce819" table:formula="of:=[.O5]+[.P5]" office:value-type="float" office:value="1.00892857142857" calcext:value-type="float">
            <text:p>1.00892857142857</text:p>
          </table:table-cell>
          <table:table-cell table:style-name="ce828"/>
          <table:table-cell table:style-name="ce819" table:formula="of:=[.J5]/[.J8]" office:value-type="float" office:value="0.4375" calcext:value-type="float">
            <text:p>0.4375</text:p>
          </table:table-cell>
          <table:table-cell table:style-name="ce819" table:formula="of:=[.K5]/[.K8]" office:value-type="float" office:value="0.571428571428571" calcext:value-type="float">
            <text:p>0.571428571428571</text:p>
          </table:table-cell>
          <table:table-cell table:style-name="ce345"/>
          <table:table-cell table:style-name="ce865"/>
          <table:table-cell table:style-name="ce871" office:value-type="float" office:value="12" calcext:value-type="float">
            <text:p>12</text:p>
          </table:table-cell>
          <table:table-cell table:style-name="ce871" office:value-type="float" office:value="13" calcext:value-type="float">
            <text:p>13</text:p>
          </table:table-cell>
          <table:table-cell table:style-name="ce871" office:value-type="float" office:value="14" calcext:value-type="float">
            <text:p>14</text:p>
          </table:table-cell>
          <table:table-cell table:style-name="ce871" office:value-type="float" office:value="15" calcext:value-type="float">
            <text:p>15</text:p>
          </table:table-cell>
          <table:table-cell table:style-name="ce871" office:value-type="float" office:value="16" calcext:value-type="float">
            <text:p>16</text:p>
          </table:table-cell>
          <table:table-cell table:style-name="ce871" office:value-type="float" office:value="17" calcext:value-type="float">
            <text:p>17</text:p>
          </table:table-cell>
          <table:table-cell table:style-name="ce871" office:value-type="float" office:value="18" calcext:value-type="float">
            <text:p>18</text:p>
          </table:table-cell>
          <table:table-cell table:style-name="ce871" office:value-type="float" office:value="19" calcext:value-type="float">
            <text:p>19</text:p>
          </table:table-cell>
          <table:table-cell table:style-name="ce871" office:value-type="float" office:value="20" calcext:value-type="float">
            <text:p>20</text:p>
          </table:table-cell>
          <table:table-cell table:style-name="ce871" office:value-type="float" office:value="21" calcext:value-type="float">
            <text:p>21</text:p>
          </table:table-cell>
          <table:table-cell table:number-columns-repeated="12"/>
          <table:table-cell table:style-name="ce345" table:number-columns-repeated="956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 office:value-type="string" calcext:value-type="string">
            <text:p>2<text:span text:style-name="T70">nd</text:span> Level Measures</text:p>
          </table:table-cell>
          <table:table-cell table:style-name="ce872" office:value-type="string" calcext:value-type="string">
            <text:p>PREV</text:p>
          </table:table-cell>
          <table:table-cell table:style-name="ce872" office:value-type="string" calcext:value-type="string">
            <text:p>BIAS</text:p>
          </table:table-cell>
          <table:table-cell table:style-name="ce872" office:value-type="string" calcext:value-type="string">
            <text:p>SKEW</text:p>
          </table:table-cell>
          <table:table-cell table:style-name="ce872" office:value-type="string" calcext:value-type="string">
            <text:p>NIR</text:p>
          </table:table-cell>
          <table:table-cell table:style-name="ce872" office:value-type="string" calcext:value-type="string">
            <text:p>NER</text:p>
          </table:table-cell>
          <table:table-cell table:style-name="ce872" office:value-type="string" calcext:value-type="string">
            <text:p>CKc</text:p>
          </table:table-cell>
          <table:table-cell table:style-name="ce872" office:value-type="string" calcext:value-type="string">
            <text:p>DET</text:p>
          </table:table-cell>
          <table:table-cell table:style-name="ce901" office:value-type="string" calcext:value-type="string">
            <text:p>LRP</text:p>
          </table:table-cell>
          <table:table-cell table:style-name="ce901" office:value-type="string" calcext:value-type="string">
            <text:p>LRN</text:p>
          </table:table-cell>
          <table:table-cell table:style-name="ce901" office:value-type="string" calcext:value-type="string">
            <text:p>DPR</text:p>
          </table:table-cell>
          <table:table-cell table:number-columns-repeated="968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3" table:formula="of:=[.W3]/[.AC3]" office:value-type="float" office:value="0.5" calcext:value-type="float">
            <text:p>0.5000</text:p>
          </table:table-cell>
          <table:table-cell table:style-name="ce873" table:formula="of:=[.Y3]/[.AC3]" office:value-type="float" office:value="0.25" calcext:value-type="float">
            <text:p>0.2500</text:p>
          </table:table-cell>
          <table:table-cell table:style-name="ce888" table:formula="of:=[.X3]/[.W3]" office:value-type="float" office:value="1" calcext:value-type="float">
            <text:p>1.00</text:p>
          </table:table-cell>
          <table:table-cell table:style-name="ce873" table:formula="of:=MAX([.W3:.X3])/[.AC3]" office:value-type="float" office:value="0.5" calcext:value-type="float">
            <text:p>0.5000</text:p>
          </table:table-cell>
          <table:table-cell table:style-name="ce873" table:formula="of:=[.X3]/[.AC3]" office:value-type="float" office:value="0.5" calcext:value-type="float">
            <text:p>0.5000</text:p>
          </table:table-cell>
          <table:table-cell table:style-name="ce873" table:formula="of:=([.W3]*[.Y3]+[.X3]*[.Z3])/[.AC3]^2" office:value-type="float" office:value="0.5" calcext:value-type="float">
            <text:p>0.5000</text:p>
          </table:table-cell>
          <table:table-cell table:style-name="ce899" table:formula="of:=[.S3]*[.V3]-[.T3]*[.U3]" office:value-type="float" office:value="250" calcext:value-type="float">
            <text:p>250.0</text:p>
          </table:table-cell>
          <table:table-cell table:style-name="ce899" table:formula="of:=[.S15]/[.V15]" office:value-type="float" office:value="1.5" calcext:value-type="float">
            <text:p>1.5</text:p>
          </table:table-cell>
          <table:table-cell table:style-name="ce899" table:formula="of:=[.T15]/[.U15]" office:value-type="float" office:value="0.875" calcext:value-type="float">
            <text:p>0.9</text:p>
          </table:table-cell>
          <table:table-cell table:style-name="ce876" table:formula="of:=LEGACY.NORMSINV([.S15])-LEGACY.NORMSINV([.V15])" office:value-type="float" office:value="0.317220720864873" calcext:value-type="float">
            <text:p>0.3172</text:p>
          </table:table-cell>
          <table:table-cell table:number-columns-repeated="968"/>
        </table:table-row>
        <table:table-row table:style-name="ro15">
          <table:table-cell table:style-name="ce823" table:formula="of:=[.C3]+[.D5]" office:value-type="float" office:value="55" calcext:value-type="float">
            <text:p>55</text:p>
          </table:table-cell>
          <table:table-cell table:style-name="ce1139"/>
          <table:table-cell table:style-name="ce823" table:formula="of:=[.C3]+[.C5]" office:value-type="float" office:value="50" calcext:value-type="float">
            <text:p>50</text:p>
          </table:table-cell>
          <table:table-cell table:style-name="ce1140" table:formula="of:=[.D3]+[.D5]" office:value-type="float" office:value="50" calcext:value-type="float">
            <text:p>50</text:p>
          </table:table-cell>
          <table:table-cell table:style-name="ce345"/>
          <table:covered-table-cell table:style-name="ce345"/>
          <table:table-cell table:style-name="ce345"/>
          <table:table-cell table:style-name="ce823" table:formula="of:=[.J3]+[.K5]" office:value-type="float" office:value="1.13333333333333" calcext:value-type="float">
            <text:p>1.13333333333333</text:p>
          </table:table-cell>
          <table:table-cell table:style-name="ce1139"/>
          <table:table-cell table:style-name="ce823" table:formula="of:=[.J3]+[.J5]" office:value-type="float" office:value="1.06666666666667" calcext:value-type="float">
            <text:p>1.06666666666667</text:p>
          </table:table-cell>
          <table:table-cell table:style-name="ce1140" table:formula="of:=[.K3]+[.K5]" office:value-type="float" office:value="0.933333333333333" calcext:value-type="float">
            <text:p>0.933333333333333</text:p>
          </table:table-cell>
          <table:table-cell table:style-name="ce345"/>
          <table:table-cell table:style-name="ce823" table:formula="of:=[.O3]+[.P5]" office:value-type="float" office:value="1.13392857142857" calcext:value-type="float">
            <text:p>1.13392857142857</text:p>
          </table:table-cell>
          <table:table-cell table:style-name="ce1139"/>
          <table:table-cell table:style-name="ce823" table:formula="of:=[.O3]+[.O5]" office:value-type="float" office:value="1" calcext:value-type="float">
            <text:p>1</text:p>
          </table:table-cell>
          <table:table-cell table:style-name="ce1140" table:formula="of:=[.P3]+[.P5]" office:value-type="float" office:value="1" calcext:value-type="float">
            <text:p>1</text:p>
          </table:table-cell>
          <table:table-cell table:style-name="ce345"/>
          <table:table-cell/>
          <table:table-cell table:style-name="ce873" table:formula="of:=[.W4]/[.AC4]" office:value-type="float" office:value="0.5" calcext:value-type="float">
            <text:p>0.5000</text:p>
          </table:table-cell>
          <table:table-cell table:style-name="ce873" table:formula="of:=[.Y4]/[.AC4]" office:value-type="float" office:value="0.499999974224785" calcext:value-type="float">
            <text:p>0.5000</text:p>
          </table:table-cell>
          <table:table-cell table:style-name="ce888" table:formula="of:=[.X4]/[.W4]" office:value-type="float" office:value="1" calcext:value-type="float">
            <text:p>1.00</text:p>
          </table:table-cell>
          <table:table-cell table:style-name="ce873" table:formula="of:=MAX([.W4:.X4])/[.AC4]" office:value-type="float" office:value="0.5" calcext:value-type="float">
            <text:p>0.5000</text:p>
          </table:table-cell>
          <table:table-cell table:style-name="ce873" table:formula="of:=[.X4]/[.AC4]" office:value-type="float" office:value="0.5" calcext:value-type="float">
            <text:p>0.5000</text:p>
          </table:table-cell>
          <table:table-cell table:style-name="ce873" table:formula="of:=([.W4]*[.Y4]+[.X4]*[.Z4])/[.AC4]^2" office:value-type="float" office:value="0.5" calcext:value-type="float">
            <text:p>0.5000</text:p>
          </table:table-cell>
          <table:table-cell table:style-name="ce899" table:formula="of:=[.S4]*[.V4]-[.T4]*[.U4]" office:value-type="float" office:value="334.848610088319" calcext:value-type="float">
            <text:p>334.8</text:p>
          </table:table-cell>
          <table:table-cell table:style-name="ce899" table:formula="of:=[.S16]/[.V16]" office:value-type="float" office:value="1.30930735982682" calcext:value-type="float">
            <text:p>1.3</text:p>
          </table:table-cell>
          <table:table-cell table:style-name="ce899" table:formula="of:=[.T16]/[.U16]" office:value-type="float" office:value="0.763762626565646" calcext:value-type="float">
            <text:p>0.8</text:p>
          </table:table-cell>
          <table:table-cell table:style-name="ce876" table:formula="of:=LEGACY.NORMSINV([.S16])-LEGACY.NORMSINV([.V16])" office:value-type="float" office:value="0.337328968462772" calcext:value-type="float">
            <text:p>0.3373</text:p>
          </table:table-cell>
          <table:table-cell table:number-columns-repeated="12"/>
          <table:table-cell table:style-name="ce345" table:number-columns-repeated="956"/>
        </table:table-row>
        <table:table-row table:style-name="ro15">
          <table:table-cell table:number-columns-repeated="18"/>
          <table:table-cell table:style-name="ce874" office:value-type="float" office:value="22" calcext:value-type="float">
            <text:p>22</text:p>
          </table:table-cell>
          <table:table-cell table:style-name="ce874" office:value-type="float" office:value="23" calcext:value-type="float">
            <text:p>23</text:p>
          </table:table-cell>
          <table:table-cell table:style-name="ce874" office:value-type="float" office:value="24" calcext:value-type="float">
            <text:p>24</text:p>
          </table:table-cell>
          <table:table-cell table:style-name="ce874" office:value-type="float" office:value="25" calcext:value-type="float">
            <text:p>25</text:p>
          </table:table-cell>
          <table:table-cell table:style-name="ce869" table:number-columns-repeated="6"/>
          <table:table-cell table:number-columns-repeated="968"/>
        </table:table-row>
        <table:table-row table:style-name="ro15">
          <table:table-cell office:value-type="string" calcext:value-type="string">
            <text:p>Reduc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ce865" office:value-type="string" calcext:value-type="string">
            <text:p>3<text:span text:style-name="T70">rd</text:span> Level Measures</text:p>
          </table:table-cell>
          <table:table-cell table:style-name="ce875" office:value-type="string" calcext:value-type="string">
            <text:p>HC</text:p>
          </table:table-cell>
          <table:table-cell table:style-name="ce875" office:value-type="string" calcext:value-type="string">
            <text:p>HO</text:p>
          </table:table-cell>
          <table:table-cell table:style-name="ce875" office:value-type="string" calcext:value-type="string">
            <text:p>OR</text:p>
          </table:table-cell>
          <table:table-cell table:style-name="ce875" office:value-type="string" calcext:value-type="string">
            <text:p>DP</text:p>
          </table:table-cell>
          <table:table-cell table:number-columns-repeated="974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2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-[.S7]*LOG([.S7];2)-(1-[.S7])*LOG(1-[.S7];2)" office:value-type="float" office:value="1" calcext:value-type="float">
            <text:p>1.0000</text:p>
          </table:table-cell>
          <table:table-cell table:style-name="ce876" table:formula="of:=-[.T7]*LOG([.T7];2)-(1-[.T7])*LOG(1-[.T7];2)" office:value-type="float" office:value="0.811278124459133" calcext:value-type="float">
            <text:p>0.8113</text:p>
          </table:table-cell>
          <table:table-cell table:style-name="ce873" table:formula="of:=[.Z7]/[.AA7]" office:value-type="float" office:value="1.71428571428571" calcext:value-type="float">
            <text:p>1.7143</text:p>
          </table:table-cell>
          <table:table-cell table:style-name="ce876" table:formula="of:=SQRT(3)/PI()*LOG10([.U11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9" table:formula="of:=[.C12]+[.D12]" office:value-type="float" office:value="0.499999974224785" calcext:value-type="float">
            <text:p>0.499999974224785</text:p>
          </table:table-cell>
          <table:table-cell table:style-name="ce828"/>
          <table:table-cell table:style-name="ce819" table:formula="of:=[.O30]/2" office:value-type="float" office:value="0.283484848121225" calcext:value-type="float">
            <text:p>0.283484848121225</text:p>
          </table:table-cell>
          <table:table-cell table:style-name="ce819" table:formula="of:=[.P30]/2" office:value-type="float" office:value="0.216515126103561" calcext:value-type="float">
            <text:p>0.216515126103561</text:p>
          </table:table-cell>
          <table:table-cell/>
          <table:covered-table-cell table:style-name="ce345"/>
          <table:table-cell table:style-name="ce345"/>
          <table:table-cell table:style-name="ce819" table:formula="of:=[.J12]+[.K12]" office:value-type="float" office:value="1" calcext:value-type="float">
            <text:p>1</text:p>
          </table:table-cell>
          <table:table-cell table:style-name="ce828"/>
          <table:table-cell table:style-name="ce819" table:formula="of:=[.O3]/[.M3]" office:value-type="float" office:value="0.567567567567568" calcext:value-type="float">
            <text:p>0.567567567567568</text:p>
          </table:table-cell>
          <table:table-cell table:style-name="ce819" table:formula="of:=[.P3]/[.M3]" office:value-type="float" office:value="0.432432432432432" calcext:value-type="float">
            <text:p>0.432432432432432</text:p>
          </table:table-cell>
          <table:table-cell table:style-name="ce345"/>
          <table:table-cell table:style-name="ce819" table:formula="of:=[.O12]+[.P12]" office:value-type="float" office:value="0.999839823677905" calcext:value-type="float">
            <text:p>0.999839823677905</text:p>
          </table:table-cell>
          <table:table-cell table:style-name="ce828"/>
          <table:table-cell table:style-name="ce819" table:formula="of:=[.J12]/[.J17]" office:value-type="float" office:value="0.566889632107023" calcext:value-type="float">
            <text:p>0.566889632107023</text:p>
          </table:table-cell>
          <table:table-cell table:style-name="ce819" table:formula="of:=[.K12]/[.K17]" office:value-type="float" office:value="0.432950191570881" calcext:value-type="float">
            <text:p>0.432950191570881</text:p>
          </table:table-cell>
          <table:table-cell/>
          <table:table-cell table:style-name="Default"/>
          <table:table-cell table:style-name="ce876" table:formula="of:=-[.S8]*LOG([.S8];2)-(1-[.S8])*LOG(1-[.S8];2)" office:value-type="float" office:value="1" calcext:value-type="float">
            <text:p>1.0000</text:p>
          </table:table-cell>
          <table:table-cell table:style-name="ce876" table:formula="of:=-[.T8]*LOG([.T8];2)-(1-[.T8])*LOG(1-[.T8];2)" office:value-type="float" office:value="0.999999999999998" calcext:value-type="float">
            <text:p>1.0000</text:p>
          </table:table-cell>
          <table:table-cell table:style-name="ce873" table:formula="of:=[.Z8]/[.AA8]" office:value-type="float" office:value="1.71428571428571" calcext:value-type="float">
            <text:p>1.7143</text:p>
          </table:table-cell>
          <table:table-cell table:style-name="ce876" table:formula="of:=SQRT(3)/PI()*LOG10([.U12])" office:value-type="float" office:value="0.129056835419169" calcext:value-type="float">
            <text:p>0.1291</text:p>
          </table:table-cell>
          <table:table-cell table:number-columns-repeated="7"/>
          <table:table-cell table:style-name="ce864"/>
          <table:table-cell table:number-columns-repeated="966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7" office:value-type="float" office:value="1" calcext:value-type="float">
            <text:p>1</text:p>
          </table:table-cell>
          <table:table-cell table:style-name="ce877" office:value-type="float" office:value="2" calcext:value-type="float">
            <text:p>2</text:p>
          </table:table-cell>
          <table:table-cell table:style-name="ce877" office:value-type="float" office:value="3" calcext:value-type="float">
            <text:p>3</text:p>
          </table:table-cell>
          <table:table-cell table:style-name="ce877" office:value-type="float" office:value="4" calcext:value-type="float">
            <text:p>4</text:p>
          </table:table-cell>
          <table:table-cell table:style-name="ce877" office:value-type="float" office:value="5" calcext:value-type="float">
            <text:p>5</text:p>
          </table:table-cell>
          <table:table-cell table:style-name="ce877" office:value-type="float" office:value="6" calcext:value-type="float">
            <text:p>6</text:p>
          </table:table-cell>
          <table:table-cell table:style-name="ce877" office:value-type="float" office:value="7" calcext:value-type="float">
            <text:p>7</text:p>
          </table:table-cell>
          <table:table-cell table:style-name="ce877" office:value-type="float" office:value="8" calcext:value-type="float">
            <text:p>8</text:p>
          </table:table-cell>
          <table:table-cell table:number-columns-repeated="970"/>
        </table:table-row>
        <table:table-row table:style-name="ro15">
          <table:table-cell table:style-name="ce819" table:formula="of:=[.C14]+[.D14]" office:value-type="float" office:value="0.500000025775215" calcext:value-type="float">
            <text:p>0.500000025775215</text:p>
          </table:table-cell>
          <table:table-cell table:style-name="ce828"/>
          <table:table-cell table:style-name="ce819" table:formula="of:=[.O32]/2" office:value-type="float" office:value="0.216515151878775" calcext:value-type="float">
            <text:p>0.216515151878775</text:p>
          </table:table-cell>
          <table:table-cell table:style-name="ce819" table:formula="of:=[.P32]/2" office:value-type="float" office:value="0.283484873896439" calcext:value-type="float">
            <text:p>0.283484873896439</text:p>
          </table:table-cell>
          <table:table-cell/>
          <table:covered-table-cell table:style-name="ce345"/>
          <table:table-cell table:style-name="ce345"/>
          <table:table-cell table:style-name="ce819" table:formula="of:=[.J14]+[.K14]" office:value-type="float" office:value="1" calcext:value-type="float">
            <text:p>1</text:p>
          </table:table-cell>
          <table:table-cell table:style-name="ce828"/>
          <table:table-cell table:style-name="ce819" table:formula="of:=[.O5]/[.M5]" office:value-type="float" office:value="0.433628318584071" calcext:value-type="float">
            <text:p>0.433628318584071</text:p>
          </table:table-cell>
          <table:table-cell table:style-name="ce819" table:formula="of:=[.P5]/[.M5]" office:value-type="float" office:value="0.566371681415929" calcext:value-type="float">
            <text:p>0.566371681415929</text:p>
          </table:table-cell>
          <table:table-cell table:style-name="ce345"/>
          <table:table-cell table:style-name="ce819" table:formula="of:=[.O14]+[.P14]" office:value-type="float" office:value="1.0001601763221" calcext:value-type="float">
            <text:p>1.0001601763221</text:p>
          </table:table-cell>
          <table:table-cell table:style-name="ce828"/>
          <table:table-cell table:style-name="ce819" table:formula="of:=[.J14]/[.J17]" office:value-type="float" office:value="0.433110367892977" calcext:value-type="float">
            <text:p>0.433110367892977</text:p>
          </table:table-cell>
          <table:table-cell table:style-name="ce819" table:formula="of:=[.K14]/[.K17]" office:value-type="float" office:value="0.567049808429119" calcext:value-type="float">
            <text:p>0.567049808429119</text:p>
          </table:table-cell>
          <table:table-cell/>
          <table:table-cell table:style-name="ce866" office:value-type="string" calcext:value-type="string">
            <text:p>Base Metrics</text:p>
          </table:table-cell>
          <table:table-cell table:style-name="ce878" office:value-type="string" calcext:value-type="string">
            <text:p>TPR</text:p>
          </table:table-cell>
          <table:table-cell table:style-name="ce885" office:value-type="string" calcext:value-type="string">
            <text:p>FNR</text:p>
          </table:table-cell>
          <table:table-cell table:style-name="ce878" office:value-type="string" calcext:value-type="string">
            <text:p>TNR</text:p>
          </table:table-cell>
          <table:table-cell table:style-name="ce885" office:value-type="string" calcext:value-type="string">
            <text:p>FPR</text:p>
          </table:table-cell>
          <table:table-cell table:style-name="ce878" office:value-type="string" calcext:value-type="string">
            <text:p>PPV</text:p>
          </table:table-cell>
          <table:table-cell table:style-name="ce885" office:value-type="string" calcext:value-type="string">
            <text:p>FDR</text:p>
          </table:table-cell>
          <table:table-cell table:style-name="ce878" office:value-type="string" calcext:value-type="string">
            <text:p>NPV</text:p>
          </table:table-cell>
          <table:table-cell table:style-name="ce885" office:value-type="string" calcext:value-type="string">
            <text:p>FOR</text:p>
          </table:table-cell>
          <table:table-cell table:number-columns-repeated="970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3]/[.W3]" office:value-type="float" office:value="0.3" calcext:value-type="float">
            <text:p>0.3000</text:p>
          </table:table-cell>
          <table:table-cell table:style-name="ce879" table:formula="of:=[.U3]/[.W3]" office:value-type="float" office:value="0.7" calcext:value-type="float">
            <text:p>0.7000</text:p>
          </table:table-cell>
          <table:table-cell table:style-name="ce879" table:formula="of:=[.V3]/[.X3]" office:value-type="float" office:value="0.8" calcext:value-type="float">
            <text:p>0.8000</text:p>
          </table:table-cell>
          <table:table-cell table:style-name="ce879" table:formula="of:=[.T3]/[.X3]" office:value-type="float" office:value="0.2" calcext:value-type="float">
            <text:p>0.2000</text:p>
          </table:table-cell>
          <table:table-cell table:style-name="ce879" table:formula="of:=[.S3]/[.Y3]" office:value-type="float" office:value="0.6" calcext:value-type="float">
            <text:p>0.6000</text:p>
          </table:table-cell>
          <table:table-cell table:style-name="ce879" table:formula="of:=[.T3]/[.Y3]" office:value-type="float" office:value="0.4" calcext:value-type="float">
            <text:p>0.4000</text:p>
          </table:table-cell>
          <table:table-cell table:style-name="ce879" table:formula="of:=[.V3]/[.Z3]" office:value-type="float" office:value="0.533333333333333" calcext:value-type="float">
            <text:p>0.5333</text:p>
          </table:table-cell>
          <table:table-cell table:style-name="ce879" table:formula="of:=[.U3]/[.Z3]" office:value-type="float" office:value="0.466666666666667" calcext:value-type="float">
            <text:p>0.4667</text:p>
          </table:table-cell>
          <table:table-cell table:style-name="ce895" table:number-columns-repeated="7"/>
          <table:table-cell table:number-columns-repeated="963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65"/>
          <table:table-cell table:style-name="ce879" table:formula="of:=[.S4]/[.W4]" office:value-type="float" office:value="0.566969696242449" calcext:value-type="float">
            <text:p>0.5670</text:p>
          </table:table-cell>
          <table:table-cell table:style-name="ce879" table:formula="of:=[.U4]/[.W4]" office:value-type="float" office:value="0.433030303757551" calcext:value-type="float">
            <text:p>0.4330</text:p>
          </table:table-cell>
          <table:table-cell table:style-name="ce879" table:formula="of:=[.V4]/[.X4]" office:value-type="float" office:value="0.566969747792878" calcext:value-type="float">
            <text:p>0.5670</text:p>
          </table:table-cell>
          <table:table-cell table:style-name="ce879" table:formula="of:=[.T4]/[.X4]" office:value-type="float" office:value="0.433030252207122" calcext:value-type="float">
            <text:p>0.4330</text:p>
          </table:table-cell>
          <table:table-cell table:style-name="ce879" table:formula="of:=[.S4]/[.Y4]" office:value-type="float" office:value="0.566969725469982" calcext:value-type="float">
            <text:p>0.5670</text:p>
          </table:table-cell>
          <table:table-cell table:style-name="ce879" table:formula="of:=[.T4]/[.Y4]" office:value-type="float" office:value="0.433030274530018" calcext:value-type="float">
            <text:p>0.4330</text:p>
          </table:table-cell>
          <table:table-cell table:style-name="ce879" table:formula="of:=[.V4]/[.Z4]" office:value-type="float" office:value="0.566969718565346" calcext:value-type="float">
            <text:p>0.5670</text:p>
          </table:table-cell>
          <table:table-cell table:style-name="ce879" table:formula="of:=[.U4]/[.Z4]" office:value-type="float" office:value="0.433030281434654" calcext:value-type="float">
            <text:p>0.4330</text:p>
          </table:table-cell>
          <table:table-cell table:style-name="ce869" table:number-columns-repeated="7"/>
          <table:table-cell table:number-columns-repeated="963"/>
        </table:table-row>
        <table:table-row table:style-name="ro15">
          <table:table-cell table:style-name="ce823" table:formula="of:=[.C12]+[.D14]" office:value-type="float" office:value="0.566969722017664" calcext:value-type="float">
            <text:p>0.566969722017664</text:p>
          </table:table-cell>
          <table:table-cell table:style-name="ce1139"/>
          <table:table-cell table:style-name="ce823" table:formula="of:=[.C12]+[.C14]" office:value-type="float" office:value="0.5" calcext:value-type="float">
            <text:p>0.5</text:p>
          </table:table-cell>
          <table:table-cell table:style-name="ce1140" table:formula="of:=[.D12]+[.D14]" office:value-type="float" office:value="0.5" calcext:value-type="float">
            <text:p>0.5</text:p>
          </table:table-cell>
          <table:table-cell/>
          <table:covered-table-cell table:style-name="ce345"/>
          <table:table-cell table:style-name="ce345"/>
          <table:table-cell table:style-name="ce823" table:formula="of:=[.J12]+[.K14]" office:value-type="float" office:value="1.1339392489835" calcext:value-type="float">
            <text:p>1.1339392489835</text:p>
          </table:table-cell>
          <table:table-cell table:style-name="ce1139"/>
          <table:table-cell table:style-name="ce823" table:formula="of:=[.J12]+[.J14]" office:value-type="float" office:value="1.00119588615164" calcext:value-type="float">
            <text:p>1.00119588615164</text:p>
          </table:table-cell>
          <table:table-cell table:style-name="ce1140" table:formula="of:=[.K12]+[.K14]" office:value-type="float" office:value="0.998804113848362" calcext:value-type="float">
            <text:p>0.998804113848362</text:p>
          </table:table-cell>
          <table:table-cell table:style-name="ce345"/>
          <table:table-cell table:style-name="ce823" table:formula="of:=[.O12]+[.P14]" office:value-type="float" office:value="1.13393944053614" calcext:value-type="float">
            <text:p>1.13393944053614</text:p>
          </table:table-cell>
          <table:table-cell table:style-name="ce1139"/>
          <table:table-cell table:style-name="ce823" table:formula="of:=[.O12]+[.O14]" office:value-type="float" office:value="1" calcext:value-type="float">
            <text:p>1</text:p>
          </table:table-cell>
          <table:table-cell table:style-name="ce1140" table:formula="of:=[.P12]+[.P14]" office:value-type="float" office:value="1" calcext:value-type="float">
            <text:p>1</text:p>
          </table:table-cell>
          <table:table-cell/>
          <table:table-cell table:style-name="Default"/>
          <table:table-cell table:style-name="ce877" office:value-type="float" office:value="9" calcext:value-type="float">
            <text:p>9</text:p>
          </table:table-cell>
          <table:table-cell table:style-name="ce877" office:value-type="float" office:value="10" calcext:value-type="float">
            <text:p>10</text:p>
          </table:table-cell>
          <table:table-cell table:style-name="ce877" office:value-type="float" office:value="11" calcext:value-type="float">
            <text:p>11</text:p>
          </table:table-cell>
          <table:table-cell table:style-name="ce877" office:value-type="float" office:value="12" calcext:value-type="float">
            <text:p>12</text:p>
          </table:table-cell>
          <table:table-cell table:style-name="ce877" office:value-type="float" office:value="13" calcext:value-type="float">
            <text:p>13</text:p>
          </table:table-cell>
          <table:table-cell table:style-name="ce877" office:value-type="float" office:value="14" calcext:value-type="float">
            <text:p>14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number-columns-repeated="17"/>
          <table:table-cell table:style-name="Default"/>
          <table:table-cell table:style-name="ce878" office:value-type="string" calcext:value-type="string">
            <text:p>HOC</text:p>
          </table:table-cell>
          <table:table-cell table:style-name="ce878" office:value-type="string" calcext:value-type="string">
            <text:p>MI</text:p>
          </table:table-cell>
          <table:table-cell table:style-name="ce878" office:value-type="string" calcext:value-type="string">
            <text:p>DR</text:p>
          </table:table-cell>
          <table:table-cell table:style-name="ce878" office:value-type="string" calcext:value-type="string">
            <text:p>CRR</text:p>
          </table:table-cell>
          <table:table-cell table:style-name="ce878" office:value-type="string" calcext:value-type="string">
            <text:p>ACC</text:p>
          </table:table-cell>
          <table:table-cell table:style-name="ce885" office:value-type="string" calcext:value-type="string">
            <text:p>MCR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office:value-type="string" calcext:value-type="string">
            <text:p>Standardiz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[.S3]/[.AC3]*LOG([.S3]/[.AC3]; 2)*[.T3]/[.AC3]*LOG([.T3]/[.AC3]; 2)*[.U3]/[.AC3]*LOG([.U3]/[.AC3]; 2)*[.V3]/[.AC3]*LOG([.V3]/[.AC3]; 2)" office:value-type="float" office:value="0.0382275929676041" calcext:value-type="float">
            <text:p>0.0382</text:p>
          </table:table-cell>
          <table:table-cell table:style-name="ce886" table:formula="of:=[.S3]/[.AC3]*LOG([.S3]/[.AC3]/([.S7]*[.T7]);2)*[.T3]/[.AC3]*LOG([.T3]/[.AC3]/((1-[.S7])*[.T7]);2)*[.U3]/[.AC3]*LOG([.U3]/[.AC3]/([.S7]*(1-[.T7]));2)*[.V3]/[.AC3]*LOG([.V3]/[.AC3]/((1-[.S7])*(1-[.T7]));2)" office:value-type="float" office:value="0.00000164802214019533" calcext:value-type="float">
            <text:p>0.000002</text:p>
          </table:table-cell>
          <table:table-cell table:style-name="ce876" table:formula="of:=[.S3]/[.AC3]" office:value-type="float" office:value="0.15" calcext:value-type="float">
            <text:p>0.1500</text:p>
          </table:table-cell>
          <table:table-cell table:style-name="ce876" table:formula="of:=[.V3]/[.AC3]" office:value-type="float" office:value="0.4" calcext:value-type="float">
            <text:p>0.4000</text:p>
          </table:table-cell>
          <table:table-cell table:style-name="ce876" table:formula="of:=[.AA3]/[.AC3]" office:value-type="float" office:value="0.55" calcext:value-type="float">
            <text:p>0.5500</text:p>
          </table:table-cell>
          <table:table-cell table:style-name="ce876" table:formula="of:=[.AB3]/[.AC3]" office:value-type="float" office:value="0.45" calcext:value-type="float">
            <text:p>0.450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1142" office:value-type="string" calcext:value-type="string" table:number-columns-spanned="1" table:number-rows-spanned="7">
            <text:p>Cycle 3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Default"/>
          <table:table-cell table:style-name="ce876" table:formula="of:=[.S4]/[.AC4]*LOG([.S4]/[.AC4]; 2)*[.T4]/[.AC4]*LOG([.T4]/[.AC4]; 2)*[.U4]/[.AC4]*LOG([.U4]/[.AC4]; 2)*[.V4]/[.AC4]*LOG([.V4]/[.AC4]; 2)" office:value-type="float" office:value="0.0607188239100612" calcext:value-type="float">
            <text:p>0.0607</text:p>
          </table:table-cell>
          <table:table-cell table:style-name="ce886" table:formula="of:=[.S4]/[.AC4]*LOG([.S4]/[.AC4]/([.S8]*[.T8]);2)*[.T4]/[.AC4]*LOG([.T4]/[.AC4]/((1-[.S8])*[.T8]);2)*[.U4]/[.AC4]*LOG([.U4]/[.AC4]/([.S8]*(1-[.T8]));2)*[.V4]/[.AC4]*LOG([.V4]/[.AC4]/((1-[.S8])*(1-[.T8]));2)" office:value-type="float" office:value="0.00000533224730098048" calcext:value-type="float">
            <text:p>0.000005</text:p>
          </table:table-cell>
          <table:table-cell table:style-name="ce876" table:formula="of:=[.S4]/[.AC4]" office:value-type="float" office:value="0.283484848121225" calcext:value-type="float">
            <text:p>0.2835</text:p>
          </table:table-cell>
          <table:table-cell table:style-name="ce876" table:formula="of:=[.V4]/[.AC4]" office:value-type="float" office:value="0.283484873896439" calcext:value-type="float">
            <text:p>0.2835</text:p>
          </table:table-cell>
          <table:table-cell table:style-name="ce876" table:formula="of:=[.AA4]/[.AC4]" office:value-type="float" office:value="0.566969722017664" calcext:value-type="float">
            <text:p>0.5670</text:p>
          </table:table-cell>
          <table:table-cell table:style-name="ce876" table:formula="of:=[.AB4]/[.AC4]" office:value-type="float" office:value="0.433030277982336" calcext:value-type="float">
            <text:p>0.4330</text:p>
          </table:table-cell>
          <table:table-cell table:number-columns-repeated="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1]+[.D21]" office:value-type="float" office:value="49.9999974224785" calcext:value-type="float">
            <text:p>49.9999974224785</text:p>
          </table:table-cell>
          <table:table-cell table:style-name="ce857" office:value-type="string" calcext:value-type="string">
            <text:p>a</text:p>
          </table:table-cell>
          <table:table-cell table:style-name="ce819" table:formula="of:=[.C12]*([.C8]+[.D8])" office:value-type="float" office:value="28.3484848121225" calcext:value-type="float">
            <text:p>28.3484848121225</text:p>
          </table:table-cell>
          <table:table-cell table:style-name="ce819" table:formula="of:=[.D12]*([.C8]+[.D8])" office:value-type="float" office:value="21.6515126103561" calcext:value-type="float">
            <text:p>21.6515126103561</text:p>
          </table:table-cell>
          <table:table-cell table:style-name="ce861" office:value-type="string" calcext:value-type="string">
            <text:p>b</text:p>
          </table:table-cell>
          <table:covered-table-cell table:style-name="ce345"/>
          <table:table-cell table:style-name="ce345"/>
          <table:table-cell table:style-name="ce819" table:formula="of:=[.J21]+[.K21]" office:value-type="float" office:value="1" calcext:value-type="float">
            <text:p>1</text:p>
          </table:table-cell>
          <table:table-cell table:style-name="ce828"/>
          <table:table-cell table:style-name="ce819" table:formula="of:=[.O12]/[.M12]" office:value-type="float" office:value="0.566980448950036" calcext:value-type="float">
            <text:p>0.566980448950036</text:p>
          </table:table-cell>
          <table:table-cell table:style-name="ce819" table:formula="of:=[.P12]/[.M12]" office:value-type="float" office:value="0.433019551049964" calcext:value-type="float">
            <text:p>0.433019551049964</text:p>
          </table:table-cell>
          <table:table-cell table:style-name="ce345"/>
          <table:table-cell table:style-name="ce819" table:formula="of:=[.O21]+[.P21]" office:value-type="float" office:value="0.999997126472876" calcext:value-type="float">
            <text:p>0.999997126472876</text:p>
          </table:table-cell>
          <table:table-cell table:style-name="ce828"/>
          <table:table-cell table:style-name="ce819" table:formula="of:=[.J21]/[.J26]" office:value-type="float" office:value="0.566968285253539" calcext:value-type="float">
            <text:p>0.566968285253539</text:p>
          </table:table-cell>
          <table:table-cell table:style-name="ce819" table:formula="of:=[.K21]/[.K26]" office:value-type="float" office:value="0.433028841219337" calcext:value-type="float">
            <text:p>0.433028841219337</text:p>
          </table:table-cell>
          <table:table-cell/>
          <table:table-cell table:style-name="ce866"/>
          <table:table-cell table:style-name="ce880" office:value-type="float" office:value="15" calcext:value-type="float">
            <text:p>15</text:p>
          </table:table-cell>
          <table:table-cell table:style-name="ce880" office:value-type="float" office:value="16" calcext:value-type="float">
            <text:p>16</text:p>
          </table:table-cell>
          <table:table-cell table:style-name="ce880" office:value-type="float" office:value="17" calcext:value-type="float">
            <text:p>17</text:p>
          </table:table-cell>
          <table:table-cell table:style-name="ce890" office:value-type="string" calcext:value-type="string">
            <text:p>17’</text:p>
          </table:table-cell>
          <table:table-cell table:style-name="ce880" office:value-type="float" office:value="18" calcext:value-type="float">
            <text:p>18</text:p>
          </table:table-cell>
          <table:table-cell table:style-name="ce880" office:value-type="float" office:value="19" calcext:value-type="float">
            <text:p>19</text:p>
          </table:table-cell>
          <table:table-cell table:style-name="ce890" office:value-type="string" calcext:value-type="string">
            <text:p>19-1</text:p>
          </table:table-cell>
          <table:table-cell table:style-name="ce890" office:value-type="string" calcext:value-type="string">
            <text:p>19-2</text:p>
          </table:table-cell>
          <table:table-cell table:style-name="ce890" office:value-type="string" calcext:value-type="string">
            <text:p>19-3</text:p>
          </table:table-cell>
          <table:table-cell table:style-name="ce890" office:value-type="string" calcext:value-type="string">
            <text:p>19-4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 office:value-type="string" calcext:value-type="string">
            <text:p>1<text:span text:style-name="T70">st</text:span> Level Metrics</text:p>
          </table:table-cell>
          <table:table-cell table:style-name="ce881" office:value-type="string" calcext:value-type="string">
            <text:p>INFORM</text:p>
          </table:table-cell>
          <table:table-cell table:style-name="ce881" office:value-type="string" calcext:value-type="string">
            <text:p>MARK</text:p>
          </table:table-cell>
          <table:table-cell table:style-name="ce881" office:value-type="string" calcext:value-type="string">
            <text:p>BACC</text:p>
          </table:table-cell>
          <table:table-cell table:style-name="ce891" office:value-type="string" calcext:value-type="string">
            <text:p>WACC</text:p>
          </table:table-cell>
          <table:table-cell table:style-name="ce881" office:value-type="string" calcext:value-type="string">
            <text:p>G</text:p>
          </table:table-cell>
          <table:table-cell table:style-name="ce881" office:value-type="string" calcext:value-type="string">
            <text:p>nMIari</text:p>
          </table:table-cell>
          <table:table-cell table:style-name="ce881" office:value-type="string" calcext:value-type="string">
            <text:p>nMIgeo</text:p>
          </table:table-cell>
          <table:table-cell table:style-name="ce881" office:value-type="string" calcext:value-type="string">
            <text:p>nMIjoi</text:p>
          </table:table-cell>
          <table:table-cell table:style-name="ce881" office:value-type="string" calcext:value-type="string">
            <text:p>nMImin</text:p>
          </table:table-cell>
          <table:table-cell table:style-name="ce881" office:value-type="string" calcext:value-type="string">
            <text:p>nMImax</text:p>
          </table:table-cell>
          <table:table-cell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19" table:formula="of:=[.C23]+[.D23]" office:value-type="float" office:value="50.0000025775215" calcext:value-type="float">
            <text:p>50.0000025775215</text:p>
          </table:table-cell>
          <table:table-cell table:style-name="ce857" office:value-type="string" calcext:value-type="string">
            <text:p>d</text:p>
          </table:table-cell>
          <table:table-cell table:style-name="ce819" table:formula="of:=[.C14]*([.C8]+[.D8])" office:value-type="float" office:value="21.6515151878775" calcext:value-type="float">
            <text:p>21.6515151878775</text:p>
          </table:table-cell>
          <table:table-cell table:style-name="ce819" table:formula="of:=[.D14]*([.C8]+[.D8])" office:value-type="float" office:value="28.3484873896439" calcext:value-type="float">
            <text:p>28.3484873896439</text:p>
          </table:table-cell>
          <table:table-cell table:style-name="ce861" office:value-type="string" calcext:value-type="string">
            <text:p>c</text:p>
          </table:table-cell>
          <table:covered-table-cell table:style-name="ce345"/>
          <table:table-cell table:style-name="ce345"/>
          <table:table-cell table:style-name="ce819" table:formula="of:=[.J23]+[.K23]" office:value-type="float" office:value="1" calcext:value-type="float">
            <text:p>1</text:p>
          </table:table-cell>
          <table:table-cell table:style-name="ce828"/>
          <table:table-cell table:style-name="ce819" table:formula="of:=[.O14]/[.M14]" office:value-type="float" office:value="0.433041004977483" calcext:value-type="float">
            <text:p>0.433041004977483</text:p>
          </table:table-cell>
          <table:table-cell table:style-name="ce819" table:formula="of:=[.P14]/[.M14]" office:value-type="float" office:value="0.566958995022517" calcext:value-type="float">
            <text:p>0.566958995022517</text:p>
          </table:table-cell>
          <table:table-cell table:style-name="ce345"/>
          <table:table-cell table:style-name="ce819" table:formula="of:=[.O23]+[.P23]" office:value-type="float" office:value="1.00000287352712" calcext:value-type="float">
            <text:p>1.00000287352712</text:p>
          </table:table-cell>
          <table:table-cell table:style-name="ce828"/>
          <table:table-cell table:style-name="ce819" table:formula="of:=[.J23]/[.J26]" office:value-type="float" office:value="0.433031714746461" calcext:value-type="float">
            <text:p>0.433031714746461</text:p>
          </table:table-cell>
          <table:table-cell table:style-name="ce819" table:formula="of:=[.K23]/[.K26]" office:value-type="float" office:value="0.566971158780663" calcext:value-type="float">
            <text:p>0.566971158780663</text:p>
          </table:table-cell>
          <table:table-cell/>
          <table:table-cell table:style-name="ce865"/>
          <table:table-cell table:style-name="ce879" table:formula="of:=[.S15]+[.U15]-1" office:value-type="float" office:value="0.1" calcext:value-type="float">
            <text:p>0.1000</text:p>
          </table:table-cell>
          <table:table-cell table:style-name="ce879" table:formula="of:=[.W15]+[.Y15]-1" office:value-type="float" office:value="0.133333333333333" calcext:value-type="float">
            <text:p>0.1333</text:p>
          </table:table-cell>
          <table:table-cell table:style-name="ce879" table:formula="of:=([.S15]+[.U15])/2" office:value-type="float" office:value="0.55" calcext:value-type="float">
            <text:p>0.5500</text:p>
          </table:table-cell>
          <table:table-cell table:style-name="ce879"/>
          <table:table-cell table:style-name="ce879" table:formula="of:=SQRT([.S15]*[.U15])" office:value-type="float" office:value="0.489897948556636" calcext:value-type="float">
            <text:p>0.4899</text:p>
          </table:table-cell>
          <table:table-cell table:style-name="ce897" table:formula="of:=2*[.T19]/([.S11]+[.T11])" office:value-type="float" office:value="0.00000181973394139837" calcext:value-type="float">
            <text:p>0.000002</text:p>
          </table:table-cell>
          <table:table-cell table:style-name="ce886" table:formula="of:=[.T19]/SQRT([.S11]*[.T11])" office:value-type="float" office:value="0.00000182969271551841" calcext:value-type="float">
            <text:p>0.000002</text:p>
          </table:table-cell>
          <table:table-cell table:style-name="ce897" table:formula="of:=[.T19]/[.S19]" office:value-type="float" office:value="0.0000431108006614997" calcext:value-type="float">
            <text:p>0.000043</text:p>
          </table:table-cell>
          <table:table-cell table:style-name="ce897" table:formula="of:=[.T19]/MIN([.S11:.T11])" office:value-type="float" office:value="0.00000203138984093037" calcext:value-type="float">
            <text:p>0.000002</text:p>
          </table:table-cell>
          <table:table-cell table:style-name="ce897" table:formula="of:=[.T19]/MAX([.S11:.T11])" office:value-type="float" office:value="0.00000164802214019533" calcext:value-type="float">
            <text:p>0.000002</text:p>
          </table:table-cell>
          <table:table-cell table:style-name="ce895"/>
          <table:table-cell table:style-name="ce869" table:number-columns-repeated="4"/>
          <table:table-cell table:number-columns-repeated="963"/>
        </table:table-row>
        <table:table-row table:style-name="ro15">
          <table:table-cell table:style-name="ce820"/>
          <table:table-cell table:style-name="ce828"/>
          <table:table-cell table:style-name="ce820" table:number-columns-repeated="2"/>
          <table:table-cell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65"/>
          <table:table-cell table:style-name="ce879" table:formula="of:=[.S16]+[.U16]-1" office:value-type="float" office:value="0.133939444035328" calcext:value-type="float">
            <text:p>0.1339</text:p>
          </table:table-cell>
          <table:table-cell table:style-name="ce879" table:formula="of:=[.W16]+[.Y16]-1" office:value-type="float" office:value="0.133939444035328" calcext:value-type="float">
            <text:p>0.1339</text:p>
          </table:table-cell>
          <table:table-cell table:style-name="ce879" table:formula="of:=([.S16]+[.U16])/2" office:value-type="float" office:value="0.566969722017664" calcext:value-type="float">
            <text:p>0.5670</text:p>
          </table:table-cell>
          <table:table-cell table:style-name="ce873"/>
          <table:table-cell table:style-name="ce879" table:formula="of:=SQRT([.S16]*[.U16])" office:value-type="float" office:value="0.566969722017663" calcext:value-type="float">
            <text:p>0.5670</text:p>
          </table:table-cell>
          <table:table-cell table:style-name="ce897" table:formula="of:=2*[.T20]/([.S12]+[.T12])" office:value-type="float" office:value="0.00000533224730098049" calcext:value-type="float">
            <text:p>0.000005</text:p>
          </table:table-cell>
          <table:table-cell table:style-name="ce886" table:formula="of:=[.T20]/SQRT([.S12]*[.T12])" office:value-type="float" office:value="0.00000533224730098049" calcext:value-type="float">
            <text:p>0.000005</text:p>
          </table:table-cell>
          <table:table-cell table:style-name="ce897" table:formula="of:=[.T20]/[.S20]" office:value-type="float" office:value="0.0000878186855015306" calcext:value-type="float">
            <text:p>0.000088</text:p>
          </table:table-cell>
          <table:table-cell table:style-name="ce897" table:formula="of:=[.T20]/MIN([.S12:.T12])" office:value-type="float" office:value="0.00000533224730098049" calcext:value-type="float">
            <text:p>0.000005</text:p>
          </table:table-cell>
          <table:table-cell table:style-name="ce897" table:formula="of:=[.T20]/MAX([.S12:.T12])" office:value-type="float" office:value="0.00000533224730098048" calcext:value-type="float">
            <text:p>0.000005</text:p>
          </table:table-cell>
          <table:table-cell table:style-name="ce869"/>
          <table:table-cell table:number-columns-repeated="967"/>
        </table:table-row>
        <table:table-row table:style-name="ro15"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Default"/>
          <table:table-cell table:style-name="ce880" office:value-type="float" office:value="20" calcext:value-type="float">
            <text:p>20</text:p>
          </table:table-cell>
          <table:table-cell table:style-name="ce880" office:value-type="float" office:value="21" calcext:value-type="float">
            <text:p>21</text:p>
          </table:table-cell>
          <table:table-cell table:style-name="ce880" office:value-type="float" office:value="22" calcext:value-type="float">
            <text:p>22</text:p>
          </table:table-cell>
          <table:table-cell table:style-name="ce892" office:value-type="string" calcext:value-type="string">
            <text:p>20’</text:p>
          </table:table-cell>
          <table:table-cell table:style-name="ce880" office:value-type="float" office:value="21" calcext:value-type="float">
            <text:p>21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style-name="ce823" table:formula="of:=[.C21]+[.D23]" office:value-type="float" office:value="56.6969722017664" calcext:value-type="float">
            <text:p>56.6969722017664</text:p>
          </table:table-cell>
          <table:table-cell table:style-name="ce1139"/>
          <table:table-cell table:style-name="ce823" table:formula="of:=[.C21]+[.C23]" office:value-type="float" office:value="50" calcext:value-type="float">
            <text:p>50</text:p>
          </table:table-cell>
          <table:table-cell table:style-name="ce1140" table:formula="of:=[.D21]+[.D23]" office:value-type="float" office:value="50" calcext:value-type="float">
            <text:p>50</text:p>
          </table:table-cell>
          <table:table-cell/>
          <table:covered-table-cell table:style-name="ce345"/>
          <table:table-cell table:style-name="ce345"/>
          <table:table-cell table:style-name="ce823" table:formula="of:=[.J21]+[.K23]" office:value-type="float" office:value="1.13393944397255" calcext:value-type="float">
            <text:p>1.13393944397255</text:p>
          </table:table-cell>
          <table:table-cell table:style-name="ce1139"/>
          <table:table-cell table:style-name="ce823" table:formula="of:=[.J21]+[.J23]" office:value-type="float" office:value="1.00002145392752" calcext:value-type="float">
            <text:p>1.00002145392752</text:p>
          </table:table-cell>
          <table:table-cell table:style-name="ce1140" table:formula="of:=[.K21]+[.K23]" office:value-type="float" office:value="0.999978546072481" calcext:value-type="float">
            <text:p>0.999978546072481</text:p>
          </table:table-cell>
          <table:table-cell table:style-name="ce345"/>
          <table:table-cell table:style-name="ce823" table:formula="of:=[.O21]+[.P23]" office:value-type="float" office:value="1.1339394440342" calcext:value-type="float">
            <text:p>1.1339394440342</text:p>
          </table:table-cell>
          <table:table-cell table:style-name="ce1139"/>
          <table:table-cell table:style-name="ce823" table:formula="of:=[.O21]+[.O23]" office:value-type="float" office:value="1" calcext:value-type="float">
            <text:p>1</text:p>
          </table:table-cell>
          <table:table-cell table:style-name="ce1140" table:formula="of:=[.P21]+[.P23]" office:value-type="float" office:value="1" calcext:value-type="float">
            <text:p>1</text:p>
          </table:table-cell>
          <table:table-cell/>
          <table:table-cell table:style-name="Default"/>
          <table:table-cell table:style-name="ce881" office:value-type="string" calcext:value-type="string">
            <text:p>F1</text:p>
          </table:table-cell>
          <table:table-cell table:style-name="ce881" office:value-type="string" calcext:value-type="string">
            <text:p>F0.5</text:p>
          </table:table-cell>
          <table:table-cell table:style-name="ce881" office:value-type="string" calcext:value-type="string">
            <text:p>F2</text:p>
          </table:table-cell>
          <table:table-cell table:style-name="ce891" office:value-type="string" calcext:value-type="string">
            <text:p>FB</text:p>
          </table:table-cell>
          <table:table-cell table:style-name="ce881" office:value-type="string" calcext:value-type="string">
            <text:p>CK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17"/>
          <table:table-cell table:style-name="Default"/>
          <table:table-cell table:style-name="ce876" table:formula="of:=2*[.S15]*[.W15]/([.S15]+[.W15])" office:value-type="float" office:value="0.4" calcext:value-type="float">
            <text:p>0.4000</text:p>
          </table:table-cell>
          <table:table-cell table:style-name="ce876" table:formula="of:=1.25*[.W15]*[.S15]/(0.25*[.W15]+[.S15])" office:value-type="float" office:value="0.5" calcext:value-type="float">
            <text:p>0.5000</text:p>
          </table:table-cell>
          <table:table-cell table:style-name="ce876" table:formula="of:=5*[.W15]*[.S15]/(4*[.W15]+[.S15])" office:value-type="float" office:value="0.333333333333333" calcext:value-type="float">
            <text:p>0.3333</text:p>
          </table:table-cell>
          <table:table-cell table:style-name="ce876"/>
          <table:table-cell table:style-name="ce876" table:formula="of:=([.W19]-[.X7])/(1-[.X7])" office:value-type="float" office:value="0.1" calcext:value-type="float">
            <text:p>0.1000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7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876" table:formula="of:=2*[.S16]*[.W16]/([.S16]+[.W16])" office:value-type="float" office:value="0.566969710856215" calcext:value-type="float">
            <text:p>0.5670</text:p>
          </table:table-cell>
          <table:table-cell table:style-name="ce876" table:formula="of:=1.25*[.W16]*[.S16]/(0.25*[.W16]+[.S16])" office:value-type="float" office:value="0.566969719624475" calcext:value-type="float">
            <text:p>0.5670</text:p>
          </table:table-cell>
          <table:table-cell table:style-name="ce876" table:formula="of:=5*[.W16]*[.S16]/(4*[.W16]+[.S16])" office:value-type="float" office:value="0.566969702087956" calcext:value-type="float">
            <text:p>0.5670</text:p>
          </table:table-cell>
          <table:table-cell table:style-name="ce876"/>
          <table:table-cell table:style-name="ce876" table:formula="of:=([.W20]-[.X8])/(1-[.X8])" office:value-type="float" office:value="0.133939444035328" calcext:value-type="float">
            <text:p>0.1339</text:p>
          </table:table-cell>
          <table:table-cell table:number-columns-repeated="5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table-cell table:style-name="ce1142" office:value-type="string" calcext:value-type="string" table:number-columns-spanned="1" table:number-rows-spanned="7">
            <text:p>Cycle 4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18" office:value-type="string" calcext:value-type="string">
            <text:p>OP</text:p>
          </table:table-cell>
          <table:table-cell table:style-name="ce827"/>
          <table:table-cell table:style-name="ce834" office:value-type="string" calcext:value-type="string">
            <text:p>TP</text:p>
          </table:table-cell>
          <table:table-cell table:style-name="ce834" office:value-type="string" calcext:value-type="string">
            <text:p>FP</text:p>
          </table:table-cell>
          <table:table-cell/>
          <table:table-cell table:style-name="ce865"/>
          <table:table-cell table:style-name="ce882" office:value-type="float" office:value="22" calcext:value-type="float">
            <text:p>22</text:p>
          </table:table-cell>
          <table:table-cell table:number-columns-repeated="9"/>
          <table:table-cell table:style-name="ce869"/>
          <table:table-cell table:number-columns-repeated="967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19" table:formula="of:=[.J30]+[.K30]" office:value-type="float" office:value="1" calcext:value-type="float">
            <text:p>1</text:p>
          </table:table-cell>
          <table:table-cell table:style-name="ce828"/>
          <table:table-cell table:style-name="ce819" table:formula="of:=[.O21]/[.M21]" office:value-type="float" office:value="0.566969914456967" calcext:value-type="float">
            <text:p>0.566969914456967</text:p>
          </table:table-cell>
          <table:table-cell table:style-name="ce819" table:formula="of:=[.P21]/[.M21]" office:value-type="float" office:value="0.433030085543033" calcext:value-type="float">
            <text:p>0.433030085543033</text:p>
          </table:table-cell>
          <table:table-cell table:style-name="ce345"/>
          <table:table-cell table:style-name="ce819" table:formula="of:=[.O30]+[.P30]" office:value-type="float" office:value="0.999999948449571" calcext:value-type="float">
            <text:p>0.999999948449571</text:p>
          </table:table-cell>
          <table:table-cell table:style-name="ce828"/>
          <table:table-cell table:style-name="ce819" table:formula="of:=[.J30]/[.J35]" office:value-type="float" office:value="0.566969696242449" calcext:value-type="float">
            <text:p>0.566969696242449</text:p>
          </table:table-cell>
          <table:table-cell table:style-name="ce819" table:formula="of:=[.K30]/[.K35]" office:value-type="float" office:value="0.433030252207122" calcext:value-type="float">
            <text:p>0.433030252207122</text:p>
          </table:table-cell>
          <table:table-cell/>
          <table:table-cell table:style-name="ce865" office:value-type="string" calcext:value-type="string">
            <text:p>2<text:span text:style-name="T70">nd</text:span> Level Metric</text:p>
          </table:table-cell>
          <table:table-cell table:style-name="ce883" office:value-type="string" calcext:value-type="string">
            <text:p>MCC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18" office:value-type="string" calcext:value-type="string">
            <text:p>ON</text:p>
          </table:table-cell>
          <table:table-cell table:style-name="ce827"/>
          <table:table-cell table:style-name="ce834" office:value-type="string" calcext:value-type="string">
            <text:p>FN</text:p>
          </table:table-cell>
          <table:table-cell table:style-name="ce834" office:value-type="string" calcext:value-type="string">
            <text:p>TN</text:p>
          </table:table-cell>
          <table:table-cell/>
          <table:table-cell table:style-name="ce865"/>
          <table:table-cell table:style-name="ce873" table:formula="of:=SQRT([.S23]*[.T23])" office:value-type="float" office:value="0.115470053837925" calcext:value-type="float">
            <text:p>0.1155</text:p>
          </table:table-cell>
          <table:table-cell table:style-name="ce869" table:number-columns-repeated="10"/>
          <table:table-cell table:number-columns-repeated="967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19" table:formula="of:=[.J32]+[.K32]" office:value-type="float" office:value="1" calcext:value-type="float">
            <text:p>1</text:p>
          </table:table-cell>
          <table:table-cell table:style-name="ce828"/>
          <table:table-cell table:style-name="ce819" table:formula="of:=[.O23]/[.M23]" office:value-type="float" office:value="0.433030470421659" calcext:value-type="float">
            <text:p>0.433030470421659</text:p>
          </table:table-cell>
          <table:table-cell table:style-name="ce819" table:formula="of:=[.P23]/[.M23]" office:value-type="float" office:value="0.566969529578341" calcext:value-type="float">
            <text:p>0.566969529578341</text:p>
          </table:table-cell>
          <table:table-cell table:style-name="ce345"/>
          <table:table-cell table:style-name="ce819" table:formula="of:=[.O32]+[.P32]" office:value-type="float" office:value="1.00000005155043" calcext:value-type="float">
            <text:p>1.00000005155043</text:p>
          </table:table-cell>
          <table:table-cell table:style-name="ce828"/>
          <table:table-cell table:style-name="ce819" table:formula="of:=[.J32]/[.J35]" office:value-type="float" office:value="0.433030303757551" calcext:value-type="float">
            <text:p>0.433030303757551</text:p>
          </table:table-cell>
          <table:table-cell table:style-name="ce819" table:formula="of:=[.K32]/[.K35]" office:value-type="float" office:value="0.566969747792878" calcext:value-type="float">
            <text:p>0.566969747792878</text:p>
          </table:table-cell>
          <table:table-cell/>
          <table:table-cell table:style-name="ce865"/>
          <table:table-cell table:style-name="ce873" table:formula="of:=SQRT([.S24]*[.T24])" office:value-type="float" office:value="0.133939444035328" calcext:value-type="float">
            <text:p>0.1339</text:p>
          </table:table-cell>
          <table:table-cell table:style-name="ce869" table:number-columns-repeated="9"/>
          <table:table-cell table:number-columns-repeated="968"/>
        </table:table-row>
        <table:table-row table:style-name="ro15">
          <table:table-cell table:number-columns-repeated="5"/>
          <table:covered-table-cell/>
          <table:table-cell/>
          <table:table-cell table:style-name="ce820"/>
          <table:table-cell table:style-name="ce828"/>
          <table:table-cell table:style-name="ce820" table:number-columns-repeated="2"/>
          <table:table-cell/>
          <table:table-cell table:style-name="ce820"/>
          <table:table-cell table:style-name="ce828"/>
          <table:table-cell table:style-name="ce820" table:number-columns-repeated="2"/>
          <table:table-cell table:number-columns-repeated="980"/>
        </table:table-row>
        <table:table-row table:style-name="ro15">
          <table:table-cell table:number-columns-repeated="5"/>
          <table:covered-table-cell/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/>
          <table:table-cell table:style-name="ce818" office:value-type="string" calcext:value-type="string">
            <text:p>TC</text:p>
          </table:table-cell>
          <table:table-cell table:style-name="ce829"/>
          <table:table-cell table:style-name="ce818" office:value-type="string" calcext:value-type="string">
            <text:p>P</text:p>
          </table:table-cell>
          <table:table-cell table:style-name="ce838" office:value-type="string" calcext:value-type="string">
            <text:p>N</text:p>
          </table:table-cell>
          <table:table-cell table:number-columns-repeated="980"/>
        </table:table-row>
        <table:table-row table:style-name="ro15">
          <table:table-cell table:number-columns-repeated="5"/>
          <table:covered-table-cell table:style-name="ce345"/>
          <table:table-cell table:style-name="ce345"/>
          <table:table-cell table:style-name="ce823" table:formula="of:=[.J30]+[.K32]" office:value-type="float" office:value="1.13393944403531" calcext:value-type="float">
            <text:p>1.13393944403531</text:p>
          </table:table-cell>
          <table:table-cell table:style-name="ce1139"/>
          <table:table-cell table:style-name="ce823" table:formula="of:=[.J30]+[.J32]" office:value-type="float" office:value="1.00000038487863" calcext:value-type="float">
            <text:p>1.00000038487863</text:p>
          </table:table-cell>
          <table:table-cell table:style-name="ce1140" table:formula="of:=[.K30]+[.K32]" office:value-type="float" office:value="0.999999615121375" calcext:value-type="float">
            <text:p>0.999999615121375</text:p>
          </table:table-cell>
          <table:table-cell table:style-name="ce345"/>
          <table:table-cell table:style-name="ce823" table:formula="of:=[.O30]+[.P32]" office:value-type="float" office:value="1.13393944403533" calcext:value-type="float">
            <text:p>1.13393944403533</text:p>
          </table:table-cell>
          <table:table-cell table:style-name="ce1139"/>
          <table:table-cell table:style-name="ce823" table:formula="of:=[.O30]+[.O32]" office:value-type="float" office:value="1" calcext:value-type="float">
            <text:p>1</text:p>
          </table:table-cell>
          <table:table-cell table:style-name="ce1140" table:formula="of:=[.P30]+[.P32]" office:value-type="float" office:value="1" calcext:value-type="float">
            <text:p>1</text:p>
          </table:table-cell>
          <table:table-cell table:number-columns-repeated="980"/>
        </table:table-row>
        <table:table-row table:style-name="ro15" table:number-rows-repeated="1048540">
          <table:table-cell table:number-columns-repeated="996"/>
        </table:table-row>
        <table:table-row table:style-name="ro15">
          <table:table-cell table:number-columns-repeated="996"/>
        </table:table-row>
      </table:table>
      <table:named-expressions>
        <table:named-range table:name="ACC" table:base-cell-address="$'Performance Instruments'.$B$18" table:cell-range-address="$'Performance Instruments'.$H$4"/>
        <table:named-range table:name="AUC" table:base-cell-address="$'Performance Instruments'.$C$10" table:cell-range-address="$'Performance Instruments'.$T$4"/>
        <table:named-range table:name="BACC" table:base-cell-address="$'Performance Instruments'.$C$9" table:cell-range-address="$'Performance Instruments'.$O$4"/>
        <table:named-range table:name="BIAS" table:base-cell-address="$'Performance Instruments'.$H$12" table:cell-range-address="$'Performance Instruments'.$I$4"/>
        <table:named-range table:name="Chi2" table:base-cell-address="$'Performance Instruments'.$B$18" table:cell-range-address="$'Performance Instruments'.$B$18"/>
        <table:named-range table:name="Chi2Pv" table:base-cell-address="$'Performance Instruments'.$H$54" table:cell-range-address="$'Performance Instruments'.$S$4"/>
        <table:named-range table:name="CK" table:base-cell-address="$'Performance Instruments'.$F$4" table:cell-range-address="$'Performance Instruments'.$G$4"/>
        <table:named-range table:name="CKc" table:base-cell-address="$'Performance Instruments'.$H$37" table:cell-range-address="$'Performance Instruments'.$G$12"/>
        <table:named-range table:name="CRR" table:base-cell-address="$'Performance Instruments'.$F$12" table:cell-range-address="$'Performance Instruments'.$F$12"/>
        <table:named-range table:name="DET" table:base-cell-address="$'Performance Instruments'.$N$4" table:cell-range-address="$'Performance Instruments'.$N$4"/>
        <table:named-range table:name="DoF" table:base-cell-address="$'Performance Instruments'.$B$18" table:cell-range-address="$'Performance Instruments'.$B$16"/>
        <table:named-range table:name="DP" table:base-cell-address="$'Performance Instruments'.$Q$12" table:cell-range-address="$'Performance Instruments'.$Q$12"/>
        <table:named-range table:name="DPr" table:base-cell-address="$'Performance Instruments'.$Q$4" table:cell-range-address="$'Performance Instruments'.$Q$4"/>
        <table:named-range table:name="DR" table:base-cell-address="$'Performance Instruments'.$D$12" table:cell-range-address="$'Performance Instruments'.$E$12"/>
        <table:named-range table:name="FC" table:base-cell-address="$'Performance Instruments'.$M$5" table:cell-range-address="$'Performance Instruments'.$N$5"/>
        <table:named-range table:name="FDR" table:base-cell-address="$'Performance Instruments'.$C$10" table:cell-range-address="$'Performance Instruments'.$F$7"/>
        <table:named-range table:name="FN" table:base-cell-address="$'Performance Instruments'.$C$10" table:cell-range-address="$'Performance Instruments'.$K$9"/>
        <table:named-range table:name="FNR" table:base-cell-address="$'Performance Instruments'.$C$10" table:cell-range-address="$'Performance Instruments'.$N$9"/>
        <table:named-range table:name="FOR" table:base-cell-address="$'Performance Instruments'.$C$10" table:cell-range-address="$'Performance Instruments'.$C$9"/>
        <table:named-range table:name="FP" table:base-cell-address="$'Performance Instruments'.$C$10" table:cell-range-address="$'Performance Instruments'.$L$7"/>
        <table:named-range table:name="FPR" table:base-cell-address="$'Performance Instruments'.$C$10" table:cell-range-address="$'Performance Instruments'.$P$7"/>
        <table:named-range table:name="F_1" table:base-cell-address="$'Performance Instruments'.$E$2" table:cell-range-address="$'Performance Instruments'.$E$2"/>
        <table:named-range table:name="F_1over2" table:base-cell-address="$'Performance Instruments'.$E$3" table:cell-range-address="$'Performance Instruments'.$E$4"/>
        <table:named-range table:name="F_2" table:base-cell-address="$'Performance Instruments'.$E$3" table:cell-range-address="$'Performance Instruments'.$E$3"/>
        <table:named-range table:name="G" table:base-cell-address="$'Performance Instruments'.$P$4" table:cell-range-address="$'Performance Instruments'.$P$4"/>
        <table:named-range table:name="HC" table:base-cell-address="$'Performance Instruments'.$S$7" table:cell-range-address="$'Performance Instruments'.$T$7"/>
        <table:named-range table:name="HO" table:base-cell-address="$'Performance Instruments'.$S$9" table:cell-range-address="$'Performance Instruments'.$T$9"/>
        <table:named-range table:name="HOC" table:base-cell-address="$'Performance Instruments'.$S$12" table:cell-range-address="$'Performance Instruments'.$T$12"/>
        <table:named-range table:name="INFORM" table:base-cell-address="$'Performance Instruments'.$P$12" table:cell-range-address="$'Performance Instruments'.$P$12"/>
        <table:named-range table:name="KC" table:base-cell-address="$'Performance Instruments'.$C$10" table:cell-range-address="$'Performance Instruments'.$V$3"/>
        <table:named-range table:name="LRN" table:base-cell-address="$'Performance Instruments'.$C$10" table:cell-range-address="$'Performance Instruments'.$S$9"/>
        <table:named-range table:name="LRP" table:base-cell-address="$'Performance Instruments'.$C$10" table:cell-range-address="$'Performance Instruments'.$S$7"/>
        <table:named-range table:name="MARK" table:base-cell-address="$'Performance Instruments'.$C$10" table:cell-range-address="$'Performance Instruments'.$B$12"/>
        <table:named-range table:name="MCC" table:base-cell-address="$'Performance Instruments'.$C$10" table:cell-range-address="$'Performance Instruments'.$N$12"/>
        <table:named-range table:name="MI" table:base-cell-address="$'Performance Instruments'.$S$16" table:cell-range-address="$'Performance Instruments'.$T$16"/>
        <table:named-range table:name="N" table:base-cell-address="$'Performance Instruments'.$C$10" table:cell-range-address="$'Performance Instruments'.$L$4"/>
        <table:named-range table:name="NER" table:base-cell-address="$'Performance Instruments'.$E$12" table:cell-range-address="$'Performance Instruments'.$H$12"/>
        <table:named-range table:name="NIR" table:base-cell-address="$'Performance Instruments'.$F$12" table:cell-range-address="$'Performance Instruments'.$I$12"/>
        <table:named-range table:name="nMI" table:base-cell-address="$'Performance Instruments'.$O$12" table:cell-range-address="$'Performance Instruments'.$O$12"/>
        <table:named-range table:name="nMIgeo" table:base-cell-address="$'Performance Instruments'.$S$18" table:cell-range-address="$'Performance Instruments'.$T$18"/>
        <table:named-range table:name="nMIjoi" table:base-cell-address="$'Performance Instruments'.$S$20" table:cell-range-address="$'Performance Instruments'.$T$20"/>
        <table:named-range table:name="nMImax" table:base-cell-address="$'Performance Instruments'.$S$24" table:cell-range-address="$'Performance Instruments'.$T$24"/>
        <table:named-range table:name="nMImin" table:base-cell-address="$'Performance Instruments'.$S$22" table:cell-range-address="$'Performance Instruments'.$T$22"/>
        <table:named-range table:name="NPV" table:base-cell-address="$'Performance Instruments'.$C$10" table:cell-range-address="$'Performance Instruments'.$F$9"/>
        <table:named-range table:name="ON" table:base-cell-address="$'Performance Instruments'.$E$7" table:cell-range-address="$'Performance Instruments'.$H$9"/>
        <table:named-range table:name="OP" table:base-cell-address="$'Performance Instruments'.$E$7" table:cell-range-address="$'Performance Instruments'.$H$7"/>
        <table:named-range table:name="OR" table:base-cell-address="$'Performance Instruments'.$C$10" table:cell-range-address="$'Performance Instruments'.$R$12"/>
        <table:named-range table:name="P" table:base-cell-address="$'Performance Instruments'.$C$10" table:cell-range-address="$'Performance Instruments'.$K$4"/>
        <table:named-range table:name="PPV" table:base-cell-address="$'Performance Instruments'.$C$10" table:cell-range-address="$'Performance Instruments'.$C$7"/>
        <table:named-range table:name="PREV" table:base-cell-address="$'Performance Instruments'.$L$2" table:cell-range-address="$'Performance Instruments'.$L$2"/>
        <table:named-range table:name="Sn" table:base-cell-address="$'Performance Instruments'.$C$10" table:cell-range-address="$'Performance Instruments'.$L$12"/>
        <table:named-range table:name="TC" table:base-cell-address="$'Performance Instruments'.$H$5" table:cell-range-address="$'Performance Instruments'.$I$5"/>
        <table:named-range table:name="TN" table:base-cell-address="$'Performance Instruments'.$C$10" table:cell-range-address="$'Performance Instruments'.$L$9"/>
        <table:named-range table:name="TNR" table:base-cell-address="$'Performance Instruments'.$C$10" table:cell-range-address="$'Performance Instruments'.$P$9"/>
        <table:named-range table:name="TONSR" table:base-cell-address="$'Performance Instruments'.$S$28" table:cell-range-address="$'Performance Instruments'.$T$28"/>
        <table:named-range table:name="TOPSR" table:base-cell-address="$'Performance Instruments'.$S$26" table:cell-range-address="$'Performance Instruments'.$T$26"/>
        <table:named-range table:name="TP" table:base-cell-address="$'Performance Instruments'.$C$10" table:cell-range-address="$'Performance Instruments'.$K$7"/>
        <table:named-range table:name="TPR" table:base-cell-address="$'Performance Instruments'.$C$10" table:cell-range-address="$'Performance Instruments'.$N$7"/>
      </table:named-expressions>
      <table:database-ranges>
        <table:database-range table:name="__Anonymous_Sheet_DB__0" table:target-range-address="'Performance Instruments'.A35:'Performance Instruments'.S3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Calibri" svg:font-family="Calibri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6">
      <number:text>%</number:text>
      <number:number number:decimal-places="2" loext:min-decimal-places="2" number:min-integer-digits="1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draw:gradient draw:name="Gradient_20_Prevalence" draw:display-name="Gradient Prevalence" draw:style="linear" draw:start-color="#006600" draw:end-color="#990000" draw:start-intensity="100%" draw:end-intensity="100%" draw:angle="900" draw:border="0%"/>
    <draw:gradient draw:name="a34" draw:style="linear" draw:start-color="#c0504d" draw:end-color="#ffffff" draw:start-intensity="100%" draw:end-intensity="100%" draw:angle="2700" draw:border="0%"/>
    <draw:gradient draw:name="a38" draw:style="linear" draw:start-color="#c0504d" draw:end-color="#ffffff" draw:start-intensity="100%" draw:end-intensity="100%" draw:angle="2700" draw:border="0%"/>
    <draw:gradient draw:name="a47" draw:style="linear" draw:start-color="#c0504d" draw:end-color="#ffffff" draw:start-intensity="100%" draw:end-intensity="100%" draw:angle="2700" draw:border="0%"/>
    <draw:gradient draw:name="a66" draw:style="linear" draw:start-color="#c0504d" draw:end-color="#9bbb59" draw:start-intensity="100%" draw:end-intensity="100%" draw:angle="2700" draw:border="0%"/>
    <draw:gradient draw:name="a70" draw:style="linear" draw:start-color="#c0504d" draw:end-color="#9bbb59" draw:start-intensity="100%" draw:end-intensity="100%" draw:angle="2700" draw:border="0%"/>
    <draw:gradient draw:name="a74" draw:style="linear" draw:start-color="#c0504d" draw:end-color="#9bbb59" draw:start-intensity="100%" draw:end-intensity="100%" draw:angle="900" draw:border="0%"/>
    <draw:gradient draw:name="a78" draw:style="linear" draw:start-color="#c0504d" draw:end-color="#9bbb59" draw:start-intensity="100%" draw:end-intensity="100%" draw:angle="2700" draw:border="0%"/>
    <draw:gradient draw:name="a82" draw:style="linear" draw:start-color="#c0504d" draw:end-color="#9bbb59" draw:start-intensity="100%" draw:end-intensity="100%" draw:angle="2700" draw:border="0%"/>
    <draw:gradient draw:name="a86" draw:style="linear" draw:start-color="#c0504d" draw:end-color="#9bbb59" draw:start-intensity="100%" draw:end-intensity="100%" draw:angle="900" draw:border="0%"/>
    <draw:hatch draw:name="Hatching_20_1" draw:display-name="Hatching 1" draw:style="single" draw:color="#009900" draw:distance="2.89pt" draw:rotation="0"/>
    <draw:hatch draw:name="Hatching_20_TOP" draw:display-name="Hatching TOP" draw:style="single" draw:color="#000000" draw:distance="2.89pt" draw:rotation="0"/>
    <draw:marker draw:name="Arrowheads_20_1" draw:display-name="Arrowheads 1" svg:viewBox="0 0 20 30" svg:d="M10 0l-10 30h20z"/>
    <draw:marker draw:name="msArrowEnd_20_2" draw:display-name="msArrowEnd 2" svg:viewBox="0 0 200 300" svg:d="M100 0l100 300h-20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page-width="841.89pt" fo:page-height="595.3pt" style:num-format="1" style:print-orientation="landscape" fo:margin-top="36pt" fo:margin-bottom="36pt" fo:margin-left="54pt" fo:margin-right="54pt" style:shadow="none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  <style:page-layout style:name="Mpm5">
      <style:page-layout-properties fo:margin-top="36pt" fo:margin-bottom="36pt" fo:margin-left="54pt" fo:margin-right="54pt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22:43:48.560349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ürol CANBEK</meta:initial-creator>
    <meta:creation-date>2014-09-08T06:41:33Z</meta:creation-date>
    <dc:date>2018-11-13T23:40:42.775263317</dc:date>
    <meta:editing-duration>P7DT14H16M50S</meta:editing-duration>
    <meta:editing-cycles>555</meta:editing-cycles>
    <dc:description>Prepared by Gürol Canbek, Türkiye</dc:description>
    <meta:keyword>Classification</meta:keyword>
    <meta:keyword>Performance</meta:keyword>
    <dc:title>TasKar - Binary Classification Performance Dashboard</dc:title>
    <dc:creator>Gürol Canbek</dc:creator>
    <meta:document-statistic meta:table-count="3" meta:cell-count="8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cc9999" draw:fill-color="#990000"/>
    </style:style>
    <style:style style:name="ch8" style:family="chart">
      <style:chart-properties chart:solid-type="cuboid"/>
      <style:graphic-properties draw:stroke="solid" svg:stroke-width="0.254cm" svg:stroke-color="#cc9999" draw:fill-color="#9966cc"/>
    </style:style>
    <style:style style:name="ch9" style:family="chart">
      <style:chart-properties chart:solid-type="cuboid"/>
      <style:graphic-properties draw:stroke="solid" svg:stroke-width="0.254cm" svg:stroke-color="#cc9999" draw:fill-color="#ccffcc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svg:stroke-color="#0a650c" draw:fill-color="#0a650c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99cc99" draw:fill-color="#ffcccc"/>
    </style:style>
    <style:style style:name="ch12" style:family="chart">
      <style:chart-properties chart:solid-type="cuboid"/>
      <style:graphic-properties draw:stroke="solid" svg:stroke-width="0.254cm" svg:stroke-color="#99cc99" draw:fill-color="#9966cc"/>
    </style:style>
    <style:style style:name="ch13" style:family="chart">
      <style:chart-properties chart:solid-type="cuboid"/>
      <style:graphic-properties draw:stroke="solid" svg:stroke-width="0.254cm" svg:stroke-color="#99cc99" draw:fill-color="#0a650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C7:'Performance Instruments'.F7 'Performance Instruments'.C9:'Performance Instruments'.F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C7:'Performance Instruments'.F7" chart:class="chart:circle">
            <chart:data-point chart:style-name="ch7"/>
            <chart:data-point chart:style-name="ch8"/>
            <chart:data-point chart:style-name="ch9" chart:repeated="2"/>
          </chart:series>
          <chart:series chart:style-name="ch10" chart:values-cell-range-address="'Performance Instruments'.C9:'Performance Instruments'.F9" chart:class="chart:circle">
            <chart:data-point chart:style-name="ch11"/>
            <chart:data-point chart:style-name="ch12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869565217391304">
                <text:p>0.0869565217391304</text:p>
                <draw:g>
                  <svg:desc>'Performance Instruments'.C9:'Performance Instruments'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04347826087">
                <text:p>0.9130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>
      <style:chart-properties chart:solid-type="cuboid"/>
      <style:graphic-properties draw:stroke="solid" svg:stroke-width="0.254cm" svg:stroke-color="#97040c" draw:fill-color="#ca0813"/>
    </style:style>
    <style:style style:name="ch8" style:family="chart">
      <style:chart-properties chart:solid-type="cuboid"/>
      <style:graphic-properties svg:stroke-width="0.254cm" svg:stroke-color="#990000" draw:fill-color="#cc0000"/>
    </style:style>
    <style:style style:name="ch9" style:family="chart">
      <style:chart-properties chart:solid-type="cuboid"/>
      <style:graphic-properties draw:stroke="solid" svg:stroke-width="0.254cm" svg:stroke-color="#97040c" draw:fill-color="#99cc99"/>
    </style:style>
    <style:style style:name="ch10" style:family="chart" style:data-style-name="N12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stroke="solid" svg:stroke-width="0.254cm" svg:stroke-color="#006600" draw:fill-color="#cc9999"/>
    </style:style>
    <style:style style:name="ch12" style:family="chart">
      <style:chart-properties chart:solid-type="cuboid"/>
      <style:graphic-properties svg:stroke-width="0.254cm" svg:stroke-color="#006600" draw:fill-color="#cc99ff"/>
    </style:style>
    <style:style style:name="ch13" style:family="chart">
      <style:chart-properties chart:solid-type="cuboid"/>
      <style:graphic-properties draw:stroke="solid" svg:stroke-width="0.254cm" svg:stroke-color="#006600" draw:fill-color="#0099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N7:'Performance Instruments'.N9 'Performance Instruments'.P7:'Performance Instruments'.P9" svg:x="0.143cm" svg:y="0.142cm" svg:width="6.878cm" svg:height="6.829cm">
          <chartooo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N7:'Performance Instruments'.N9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'Performance Instruments'.P7:'Performance Instruments'.P9" chart:class="chart:circle"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9</svg:desc>
                </draw:g>
              </table:table-cell>
              <table:table-cell office:value-type="float" office:value="0.0454545454545455">
                <text:p>0.0454545454545455</text:p>
                <draw:g>
                  <svg:desc>'Performance Instruments'.P7:'Performance Instrumen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954545454545455">
                <text:p>0.9545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cccc"/>
    </style:style>
    <style:style style:name="ch10" style:family="chart">
      <style:chart-properties chart:solid-type="cuboid"/>
      <style:graphic-properties draw:fill-color="#cc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19cm" svg:height="7.727cm" xlink:href=".." xlink:type="simple" chart:class="chart:bubble" chart:style-name="ch1">
        <chart:plot-area chart:style-name="ch2" table:cell-range-address="'Performance Instruments'.N7:'Performance Instruments'.N7 'Performance Instruments'.P9:'Performance Instruments'.P9 'Performance Instruments'.C7:'Performance Instruments'.C7 'Performance Instruments'.F9:'Performance Instruments'.F9 'Performance Instruments'.K4:'Performance Instruments'.L4" chart:data-source-has-labels="row" svg:x="1.292cm" svg:y="0.154cm" svg:width="12.545cm" svg:height="6.439cm">
          <chartooo:coordinate-region svg:x="2.559cm" svg:y="0.351cm" svg:width="10.768cm" svg:height="5.599cm"/>
          <chart:axis chart:dimension="x" chart:name="primary-x" chart:style-name="ch3">
            <chart:title svg:x="2.23cm" svg:y="6.748cm" chart:style-name="ch4">
              <text:p>True (Positive/Negative) Rates (TPR vs. TNR) (Sensitivity vs. Specificity)</text:p>
            </chart:title>
          </chart:axis>
          <chart:axis chart:dimension="y" chart:name="primary-y" chart:style-name="ch5">
            <chart:title svg:x="0.451cm" svg:y="5.786cm" chart:style-name="ch6">
              <text:p>Predictive Values (PPV vs. NPV)</text:p>
            </chart:title>
            <chart:grid chart:style-name="ch7" chart:class="major"/>
          </chart:axis>
          <chart:series chart:style-name="ch8" chart:values-cell-range-address="'Performance Instruments'.K4:'Performance Instruments'.L4" chart:class="chart:bubble">
            <chart:domain table:cell-range-address="'Performance Instruments'.C7:'Performance Instruments'.C7 'Performance Instruments'.F9:'Performance Instruments'.F9"/>
            <chart:domain table:cell-range-address="'Performance Instruments'.N7:'Performance Instruments'.N7 'Performance Instruments'.P9:'Performance Instruments'.P9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Performance Instruments'.N7:'Performance Instruments'.N7 'Performance Instruments'.P9:'Performance Instruments'.P9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C7:'Performance Instruments'.C7 'Performance Instruments'.F9:'Performance Instruments'.F9</svg:desc>
                </draw:g>
              </table:table-cell>
              <table:table-cell office:value-type="float" office:value="200">
                <text:p>200</text:p>
                <draw:g>
                  <svg:desc>'Performance Instruments'.K4:'Performance Instruments'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